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55.81pt"/>
    </style:style>
    <style:style style:name="co9" style:family="table-column">
      <style:table-column-properties fo:break-before="auto" style:column-width="92.8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shapes>
          <draw:frame draw:z-index="0" draw:style-name="gr1" draw:text-style-name="P1" svg:width="440.9pt" svg:height="250.72pt" svg:x="1020.25pt" svg:y="3pt">
            <draw:object draw:notify-on-update-of-ranges="stats.A2:stats.A202 stats.N1:stats.N1 stats.N2:stats.N202 stats.A2:stats.A202 stats.O1:stats.O1 stats.O2:stats.O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d_err</text:p>
          </table:table-cell>
          <table:table-cell office:value-type="string" calcext:value-type="string">
            <text:p>td_comm</text:p>
          </table:table-cell>
          <table:table-cell office:value-type="string" calcext:value-type="string">
            <text:p>train_r</text:p>
          </table:table-cell>
          <table:table-cell office:value-type="string" calcext:value-type="string">
            <text:p>test_r</text:p>
          </table:table-cell>
          <table:table-cell office:value-type="string" calcext:value-type="string">
            <text:p>test_opt</text:p>
          </table:table-cell>
          <table:table-cell office:value-type="string" calcext:value-type="string">
            <text:p>test_god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omm_per</text:p>
          </table:table-cell>
          <table:table-cell office:value-type="string" calcext:value-type="string">
            <text:p>te</text:p>
          </table:table-cell>
          <table:table-cell table:number-columns-repeated="3"/>
          <table:table-cell office:value-type="string" calcext:value-type="string">
            <text:p>Learned Strategy</text:p>
          </table:table-cell>
          <table:table-cell office:value-type="string" calcext:value-type="string">
            <text:p>Naive Strate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7297751255683" calcext:value-type="float">
            <text:p>0.001729775125568</text:p>
          </table:table-cell>
          <table:table-cell office:value-type="float" office:value="0.00000000024498083206134" calcext:value-type="float">
            <text:p>2.4498083206134E-10</text:p>
          </table:table-cell>
          <table:table-cell office:value-type="float" office:value="0.2234375" calcext:value-type="float">
            <text:p>0.2234375</text:p>
          </table:table-cell>
          <table:table-cell office:value-type="float" office:value="0.190625" calcext:value-type="float">
            <text:p>0.190625</text:p>
          </table:table-cell>
          <table:table-cell office:value-type="float" office:value="0.35" calcext:value-type="float">
            <text:p>0.3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3.59375" calcext:value-type="float">
            <text:p>3.59375</text:p>
          </table:table-cell>
          <table:table-cell office:value-type="float" office:value="1" calcext:value-type="float">
            <text:p>1</text:p>
          </table:table-cell>
          <table:table-cell office:value-type="float" office:value="0.40353631973267" calcext:value-type="float">
            <text:p>0.40353631973267</text:p>
          </table:table-cell>
          <table:table-cell table:number-columns-repeated="3"/>
          <table:table-cell table:formula="of:=[.E2]" office:value-type="float" office:value="0.190625" calcext:value-type="float">
            <text:p>0.190625</text:p>
          </table:table-cell>
          <table:table-cell table:formula="of:=[.F2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8826528619684" calcext:value-type="float">
            <text:p>0.001882652861968</text:p>
          </table:table-cell>
          <table:table-cell office:value-type="float" office:value="0.00000000012341068835256" calcext:value-type="float">
            <text:p>1.2341068835256E-10</text:p>
          </table:table-cell>
          <table:table-cell office:value-type="float" office:value="0.20625" calcext:value-type="float">
            <text:p>0.20625</text:p>
          </table:table-cell>
          <table:table-cell office:value-type="float" office:value="0.2" calcext:value-type="float">
            <text:p>0.2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3.678125" calcext:value-type="float">
            <text:p>3.678125</text:p>
          </table:table-cell>
          <table:table-cell office:value-type="float" office:value="1" calcext:value-type="float">
            <text:p>1</text:p>
          </table:table-cell>
          <table:table-cell office:value-type="float" office:value="0.42050119638443" calcext:value-type="float">
            <text:p>0.42050119638443</text:p>
          </table:table-cell>
          <table:table-cell table:number-columns-repeated="3"/>
          <table:table-cell table:formula="of:=SUM([.E2:.E3])/2" office:value-type="float" office:value="0.1953125" calcext:value-type="float">
            <text:p>0.1953125</text:p>
          </table:table-cell>
          <table:table-cell table:formula="of:=SUM([.F2:.F3])/2" office:value-type="float" office:value="0.3390625" calcext:value-type="float">
            <text:p>0.33906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2863398105983" calcext:value-type="float">
            <text:p>0.002286339810598</text:p>
          </table:table-cell>
          <table:table-cell office:value-type="float" office:value="0.000000000010196239393166" calcext:value-type="float">
            <text:p>1.0196239393166E-11</text:p>
          </table:table-cell>
          <table:table-cell office:value-type="float" office:value="0.1828125" calcext:value-type="float">
            <text:p>0.1828125</text:p>
          </table:table-cell>
          <table:table-cell office:value-type="float" office:value="0.159375" calcext:value-type="float">
            <text:p>0.159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office:value-type="float" office:value="0.3962245464325" calcext:value-type="float">
            <text:p>0.3962245464325</text:p>
          </table:table-cell>
          <table:table-cell table:number-columns-repeated="3"/>
          <table:table-cell table:formula="of:=SUM([.E2:.E4])/3" office:value-type="float" office:value="0.183333333333333" calcext:value-type="float">
            <text:p>0.183333333333333</text:p>
          </table:table-cell>
          <table:table-cell table:formula="of:=SUM([.F2:.F4])/3" office:value-type="float" office:value="0.351041666666667" calcext:value-type="float">
            <text:p>0.351041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5738711867016" calcext:value-type="float">
            <text:p>0.001573871186702</text:p>
          </table:table-cell>
          <table:table-cell office:value-type="float" office:value="0.0000000000061886604456503" calcext:value-type="float">
            <text:p>6.1886604456503E-12</text:p>
          </table:table-cell>
          <table:table-cell office:value-type="float" office:value="0.1828125" calcext:value-type="float">
            <text:p>0.1828125</text:p>
          </table:table-cell>
          <table:table-cell office:value-type="float" office:value="0.196875" calcext:value-type="float">
            <text:p>0.1968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.60625" calcext:value-type="float">
            <text:p>3.60625</text:p>
          </table:table-cell>
          <table:table-cell office:value-type="float" office:value="1" calcext:value-type="float">
            <text:p>1</text:p>
          </table:table-cell>
          <table:table-cell office:value-type="float" office:value="0.38781607151031" calcext:value-type="float">
            <text:p>0.38781607151031</text:p>
          </table:table-cell>
          <table:table-cell table:number-columns-repeated="3"/>
          <table:table-cell table:formula="of:=SUM([.E2:.E5])/4" office:value-type="float" office:value="0.18671875" calcext:value-type="float">
            <text:p>0.18671875</text:p>
          </table:table-cell>
          <table:table-cell table:formula="of:=SUM([.F2:.F5])/4" office:value-type="float" office:value="0.35625" calcext:value-type="float">
            <text:p>0.35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3648276595632" calcext:value-type="float">
            <text:p>0.001364827659563</text:p>
          </table:table-cell>
          <table:table-cell office:value-type="float" office:value="0.00000000000038598586132865" calcext:value-type="float">
            <text:p>3.8598586132865E-13</text:p>
          </table:table-cell>
          <table:table-cell office:value-type="float" office:value="0.2328125" calcext:value-type="float">
            <text:p>0.232812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3.434375" calcext:value-type="float">
            <text:p>3.434375</text:p>
          </table:table-cell>
          <table:table-cell office:value-type="float" office:value="1" calcext:value-type="float">
            <text:p>1</text:p>
          </table:table-cell>
          <table:table-cell office:value-type="float" office:value="0.37892693281174" calcext:value-type="float">
            <text:p>0.37892693281174</text:p>
          </table:table-cell>
          <table:table-cell table:number-columns-repeated="3"/>
          <table:table-cell table:formula="of:=SUM([.E2:.E6])/5" office:value-type="float" office:value="0.2025" calcext:value-type="float">
            <text:p>0.2025</text:p>
          </table:table-cell>
          <table:table-cell table:formula="of:=SUM([.F2:.F6])/5" office:value-type="float" office:value="0.35625" calcext:value-type="float">
            <text:p>0.356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2962530337973" calcext:value-type="float">
            <text:p>0.012962530337973</text:p>
          </table:table-cell>
          <table:table-cell office:value-type="float" office:value="0.000000000031089825852648" calcext:value-type="float">
            <text:p>3.1089825852648E-11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259375" calcext:value-type="float">
            <text:p>0.2593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.565625" calcext:value-type="float">
            <text:p>3.565625</text:p>
          </table:table-cell>
          <table:table-cell office:value-type="float" office:value="1" calcext:value-type="float">
            <text:p>1</text:p>
          </table:table-cell>
          <table:table-cell office:value-type="float" office:value="0.38516882658005" calcext:value-type="float">
            <text:p>0.38516882658005</text:p>
          </table:table-cell>
          <table:table-cell table:number-columns-repeated="3"/>
          <table:table-cell table:formula="of:=SUM([.E2:.E7])/6" office:value-type="float" office:value="0.211979166666667" calcext:value-type="float">
            <text:p>0.211979166666667</text:p>
          </table:table-cell>
          <table:table-cell table:formula="of:=SUM([.F2:.F7])/6" office:value-type="float" office:value="0.359895833333333" calcext:value-type="float">
            <text:p>0.3598958333333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59554367879173" calcext:value-type="float">
            <text:p>0.005955436787917</text:p>
          </table:table-cell>
          <table:table-cell office:value-type="float" office:value="0.0000000000358398435929" calcext:value-type="float">
            <text:p>3.58398435929E-11</text:p>
          </table:table-cell>
          <table:table-cell office:value-type="float" office:value="0.2640625" calcext:value-type="float">
            <text:p>0.26406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3.309375" calcext:value-type="float">
            <text:p>3.309375</text:p>
          </table:table-cell>
          <table:table-cell office:value-type="float" office:value="1" calcext:value-type="float">
            <text:p>1</text:p>
          </table:table-cell>
          <table:table-cell office:value-type="float" office:value="0.37375854253769" calcext:value-type="float">
            <text:p>0.37375854253769</text:p>
          </table:table-cell>
          <table:table-cell table:number-columns-repeated="3"/>
          <table:table-cell table:formula="of:=SUM([.E2:.E8])/7" office:value-type="float" office:value="0.233035714285714" calcext:value-type="float">
            <text:p>0.233035714285714</text:p>
          </table:table-cell>
          <table:table-cell table:formula="of:=SUM([.F2:.F8])/7" office:value-type="float" office:value="0.366071428571429" calcext:value-type="float">
            <text:p>0.3660714285714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45256387064001" calcext:value-type="float">
            <text:p>0.0045256387064</text:p>
          </table:table-cell>
          <table:table-cell office:value-type="float" office:value="0.00000000000032233332756398" calcext:value-type="float">
            <text:p>3.2233332756398E-13</text:p>
          </table:table-cell>
          <table:table-cell office:value-type="float" office:value="0.2828125" calcext:value-type="float">
            <text:p>0.282812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5" calcext:value-type="float">
            <text:p>0.55</text:p>
          </table:table-cell>
          <table:table-cell office:value-type="float" office:value="3.3625" calcext:value-type="float">
            <text:p>3.3625</text:p>
          </table:table-cell>
          <table:table-cell office:value-type="float" office:value="1" calcext:value-type="float">
            <text:p>1</text:p>
          </table:table-cell>
          <table:table-cell office:value-type="float" office:value="0.45499229431152" calcext:value-type="float">
            <text:p>0.45499229431152</text:p>
          </table:table-cell>
          <table:table-cell table:number-columns-repeated="3"/>
          <table:table-cell table:formula="of:=SUM([.E2:.E9])/8" office:value-type="float" office:value="0.241015625" calcext:value-type="float">
            <text:p>0.241015625</text:p>
          </table:table-cell>
          <table:table-cell table:formula="of:=SUM([.F2:.F9])/8" office:value-type="float" office:value="0.36640625" calcext:value-type="float">
            <text:p>0.366406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30979941773694" calcext:value-type="float">
            <text:p>0.003097994177369</text:p>
          </table:table-cell>
          <table:table-cell office:value-type="float" office:value="0" calcext:value-type="float">
            <text:p>0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75" calcext:value-type="float">
            <text:p>0.575</text:p>
          </table:table-cell>
          <table:table-cell office:value-type="float" office:value="3.284375" calcext:value-type="float">
            <text:p>3.284375</text:p>
          </table:table-cell>
          <table:table-cell office:value-type="float" office:value="1" calcext:value-type="float">
            <text:p>1</text:p>
          </table:table-cell>
          <table:table-cell office:value-type="float" office:value="0.46974297761917" calcext:value-type="float">
            <text:p>0.46974297761917</text:p>
          </table:table-cell>
          <table:table-cell table:number-columns-repeated="3"/>
          <table:table-cell table:formula="of:=SUM([.E2:.E10])/9" office:value-type="float" office:value="0.249305555555556" calcext:value-type="float">
            <text:p>0.249305555555556</text:p>
          </table:table-cell>
          <table:table-cell table:formula="of:=SUM([.F2:.F10])/9" office:value-type="float" office:value="0.366666666666667" calcext:value-type="float">
            <text:p>0.3666666666666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29908570693806" calcext:value-type="float">
            <text:p>0.002990857069381</text:p>
          </table:table-cell>
          <table:table-cell office:value-type="float" office:value="0" calcext:value-type="float">
            <text:p>0</text:p>
          </table:table-cell>
          <table:table-cell office:value-type="float" office:value="0.3265625" calcext:value-type="float">
            <text:p>0.326562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3.30625" calcext:value-type="float">
            <text:p>3.30625</text:p>
          </table:table-cell>
          <table:table-cell office:value-type="float" office:value="1" calcext:value-type="float">
            <text:p>1</text:p>
          </table:table-cell>
          <table:table-cell office:value-type="float" office:value="0.40572090148926" calcext:value-type="float">
            <text:p>0.40572090148926</text:p>
          </table:table-cell>
          <table:table-cell table:number-columns-repeated="3"/>
          <table:table-cell table:formula="of:=SUM([.E2:.E11])/10" office:value-type="float" office:value="0.2571875" calcext:value-type="float">
            <text:p>0.2571875</text:p>
          </table:table-cell>
          <table:table-cell table:formula="of:=SUM([.F2:.F11])/10" office:value-type="float" office:value="0.3684375" calcext:value-type="float">
            <text:p>0.36843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48616320942529" calcext:value-type="float">
            <text:p>0.004861632094253</text:p>
          </table:table-cell>
          <table:table-cell office:value-type="float" office:value="0.0000000000030503521068629" calcext:value-type="float">
            <text:p>3.0503521068629E-12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228125" calcext:value-type="float">
            <text:p>0.2281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3.465625" calcext:value-type="float">
            <text:p>3.465625</text:p>
          </table:table-cell>
          <table:table-cell office:value-type="float" office:value="1" calcext:value-type="float">
            <text:p>1</text:p>
          </table:table-cell>
          <table:table-cell office:value-type="float" office:value="0.39730283021927" calcext:value-type="float">
            <text:p>0.39730283021927</text:p>
          </table:table-cell>
          <table:table-cell table:number-columns-repeated="3"/>
          <table:table-cell table:formula="of:=SUM([.E3:.E12])/10" office:value-type="float" office:value="0.2609375" calcext:value-type="float">
            <text:p>0.2609375</text:p>
          </table:table-cell>
          <table:table-cell table:formula="of:=SUM([.F3:.F12])/10" office:value-type="float" office:value="0.3715625" calcext:value-type="float">
            <text:p>0.37156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25356454658322" calcext:value-type="float">
            <text:p>0.002535645465832</text:p>
          </table:table-cell>
          <table:table-cell office:value-type="float" office:value="0.00000000000030411769209561" calcext:value-type="float">
            <text:p>3.0411769209561E-13</text:p>
          </table:table-cell>
          <table:table-cell office:value-type="float" office:value="0.2265625" calcext:value-type="float">
            <text:p>0.2265625</text:p>
          </table:table-cell>
          <table:table-cell office:value-type="float" office:value="0.290625" calcext:value-type="float">
            <text:p>0.2906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3.4125" calcext:value-type="float">
            <text:p>3.4125</text:p>
          </table:table-cell>
          <table:table-cell office:value-type="float" office:value="1" calcext:value-type="float">
            <text:p>1</text:p>
          </table:table-cell>
          <table:table-cell office:value-type="float" office:value="0.39804413318634" calcext:value-type="float">
            <text:p>0.39804413318634</text:p>
          </table:table-cell>
          <table:table-cell table:number-columns-repeated="3"/>
          <table:table-cell table:formula="of:=SUM([.E4:.E13])/10" office:value-type="float" office:value="0.27" calcext:value-type="float">
            <text:p>0.27</text:p>
          </table:table-cell>
          <table:table-cell table:formula="of:=SUM([.F4:.F13])/10" office:value-type="float" office:value="0.3775" calcext:value-type="float">
            <text:p>0.37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34996304078959" calcext:value-type="float">
            <text:p>0.003499630407896</text:p>
          </table:table-cell>
          <table:table-cell office:value-type="float" office:value="0.0000000000013991764059753" calcext:value-type="float">
            <text:p>1.3991764059753E-12</text:p>
          </table:table-cell>
          <table:table-cell office:value-type="float" office:value="0.290625" calcext:value-type="float">
            <text:p>0.290625</text:p>
          </table:table-cell>
          <table:table-cell office:value-type="float" office:value="0.246875" calcext:value-type="float">
            <text:p>0.24687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25" calcext:value-type="float">
            <text:p>0.525</text:p>
          </table:table-cell>
          <table:table-cell office:value-type="float" office:value="3.35" calcext:value-type="float">
            <text:p>3.35</text:p>
          </table:table-cell>
          <table:table-cell office:value-type="float" office:value="1" calcext:value-type="float">
            <text:p>1</text:p>
          </table:table-cell>
          <table:table-cell office:value-type="float" office:value="0.40100530385971" calcext:value-type="float">
            <text:p>0.40100530385971</text:p>
          </table:table-cell>
          <table:table-cell table:number-columns-repeated="3"/>
          <table:table-cell table:formula="of:=SUM([.E5:.E14])/10" office:value-type="float" office:value="0.27875" calcext:value-type="float">
            <text:p>0.27875</text:p>
          </table:table-cell>
          <table:table-cell table:formula="of:=SUM([.F5:.F14])/10" office:value-type="float" office:value="0.3746875" calcext:value-type="float">
            <text:p>0.37468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38931238959776" calcext:value-type="float">
            <text:p>0.003893123895978</text:p>
          </table:table-cell>
          <table:table-cell office:value-type="float" office:value="0.00000000000041901785860499" calcext:value-type="float">
            <text:p>4.1901785860499E-13</text:p>
          </table:table-cell>
          <table:table-cell office:value-type="float" office:value="0.259375" calcext:value-type="float">
            <text:p>0.259375</text:p>
          </table:table-cell>
          <table:table-cell office:value-type="float" office:value="0.246875" calcext:value-type="float">
            <text:p>0.24687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3.403125" calcext:value-type="float">
            <text:p>3.403125</text:p>
          </table:table-cell>
          <table:table-cell office:value-type="float" office:value="1" calcext:value-type="float">
            <text:p>1</text:p>
          </table:table-cell>
          <table:table-cell office:value-type="float" office:value="0.42556520700455" calcext:value-type="float">
            <text:p>0.42556520700455</text:p>
          </table:table-cell>
          <table:table-cell table:number-columns-repeated="3"/>
          <table:table-cell table:formula="of:=SUM([.E6:.E15])/10" office:value-type="float" office:value="0.28375" calcext:value-type="float">
            <text:p>0.28375</text:p>
          </table:table-cell>
          <table:table-cell table:formula="of:=SUM([.F6:.F15])/10" office:value-type="float" office:value="0.3728125" calcext:value-type="float">
            <text:p>0.37281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29959567109472" calcext:value-type="float">
            <text:p>0.002995956710947</text:p>
          </table:table-cell>
          <table:table-cell office:value-type="float" office:value="0.0000000000013195342062934" calcext:value-type="float">
            <text:p>1.3195342062934E-12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3.359375" calcext:value-type="float">
            <text:p>3.359375</text:p>
          </table:table-cell>
          <table:table-cell office:value-type="float" office:value="1" calcext:value-type="float">
            <text:p>1</text:p>
          </table:table-cell>
          <table:table-cell office:value-type="float" office:value="0.39555222988129" calcext:value-type="float">
            <text:p>0.39555222988129</text:p>
          </table:table-cell>
          <table:table-cell table:number-columns-repeated="3"/>
          <table:table-cell table:formula="of:=SUM([.E7:.E16])/10" office:value-type="float" office:value="0.2846875" calcext:value-type="float">
            <text:p>0.2846875</text:p>
          </table:table-cell>
          <table:table-cell table:formula="of:=SUM([.F7:.F16])/10" office:value-type="float" office:value="0.3734375" calcext:value-type="float">
            <text:p>0.37343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23776809888659" calcext:value-type="float">
            <text:p>0.002377680988866</text:p>
          </table:table-cell>
          <table:table-cell office:value-type="float" office:value="0.0000000000049272011384133" calcext:value-type="float">
            <text:p>4.9272011384133E-12</text:p>
          </table:table-cell>
          <table:table-cell office:value-type="float" office:value="0.240625" calcext:value-type="float">
            <text:p>0.240625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3.484375" calcext:value-type="float">
            <text:p>3.484375</text:p>
          </table:table-cell>
          <table:table-cell office:value-type="float" office:value="1" calcext:value-type="float">
            <text:p>1</text:p>
          </table:table-cell>
          <table:table-cell office:value-type="float" office:value="0.39274580478668" calcext:value-type="float">
            <text:p>0.39274580478668</text:p>
          </table:table-cell>
          <table:table-cell table:number-columns-repeated="3"/>
          <table:table-cell table:formula="of:=SUM([.E8:.E17])/10" office:value-type="float" office:value="0.285625" calcext:value-type="float">
            <text:p>0.285625</text:p>
          </table:table-cell>
          <table:table-cell table:formula="of:=SUM([.F8:.F17])/10" office:value-type="float" office:value="0.3746875" calcext:value-type="float">
            <text:p>0.37468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16659778528265" calcext:value-type="float">
            <text:p>0.001665977852827</text:p>
          </table:table-cell>
          <table:table-cell office:value-type="float" office:value="0.00000000000076894413213635" calcext:value-type="float">
            <text:p>7.6894413213635E-13</text:p>
          </table:table-cell>
          <table:table-cell office:value-type="float" office:value="0.1765625" calcext:value-type="float">
            <text:p>0.176562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3.409375" calcext:value-type="float">
            <text:p>3.409375</text:p>
          </table:table-cell>
          <table:table-cell office:value-type="float" office:value="1" calcext:value-type="float">
            <text:p>1</text:p>
          </table:table-cell>
          <table:table-cell office:value-type="float" office:value="0.38412412405014" calcext:value-type="float">
            <text:p>0.38412412405014</text:p>
          </table:table-cell>
          <table:table-cell table:number-columns-repeated="3"/>
          <table:table-cell table:formula="of:=SUM([.E9:.E18])/10" office:value-type="float" office:value="0.2759375" calcext:value-type="float">
            <text:p>0.2759375</text:p>
          </table:table-cell>
          <table:table-cell table:formula="of:=SUM([.F9:.F18])/10" office:value-type="float" office:value="0.3728125" calcext:value-type="float">
            <text:p>0.372812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15796125837369" calcext:value-type="float">
            <text:p>0.001579612583737</text:p>
          </table:table-cell>
          <table:table-cell office:value-type="float" office:value="0" calcext:value-type="float">
            <text:p>0</text:p>
          </table:table-cell>
          <table:table-cell office:value-type="float" office:value="0.2703125" calcext:value-type="float">
            <text:p>0.270312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.353125" calcext:value-type="float">
            <text:p>3.353125</text:p>
          </table:table-cell>
          <table:table-cell office:value-type="float" office:value="1" calcext:value-type="float">
            <text:p>1</text:p>
          </table:table-cell>
          <table:table-cell office:value-type="float" office:value="0.38700821399689" calcext:value-type="float">
            <text:p>0.38700821399689</text:p>
          </table:table-cell>
          <table:table-cell table:number-columns-repeated="3"/>
          <table:table-cell table:formula="of:=SUM([.E10:.E19])/10" office:value-type="float" office:value="0.2759375" calcext:value-type="float">
            <text:p>0.2759375</text:p>
          </table:table-cell>
          <table:table-cell table:formula="of:=SUM([.F10:.F19])/10" office:value-type="float" office:value="0.37375" calcext:value-type="float">
            <text:p>0.3737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20601717449608" calcext:value-type="float">
            <text:p>0.002060171744961</text:p>
          </table:table-cell>
          <table:table-cell office:value-type="float" office:value="0.00000000001105759723152" calcext:value-type="float">
            <text:p>1.105759723152E-11</text:p>
          </table:table-cell>
          <table:table-cell office:value-type="float" office:value="0.2296875" calcext:value-type="float">
            <text:p>0.2296875</text:p>
          </table:table-cell>
          <table:table-cell office:value-type="float" office:value="0.253125" calcext:value-type="float">
            <text:p>0.25312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3.51875" calcext:value-type="float">
            <text:p>3.51875</text:p>
          </table:table-cell>
          <table:table-cell office:value-type="float" office:value="1" calcext:value-type="float">
            <text:p>1</text:p>
          </table:table-cell>
          <table:table-cell office:value-type="float" office:value="0.37821804285049" calcext:value-type="float">
            <text:p>0.37821804285049</text:p>
          </table:table-cell>
          <table:table-cell table:number-columns-repeated="3"/>
          <table:table-cell table:formula="of:=SUM([.E11:.E20])/10" office:value-type="float" office:value="0.2696875" calcext:value-type="float">
            <text:p>0.2696875</text:p>
          </table:table-cell>
          <table:table-cell table:formula="of:=SUM([.F11:.F20])/10" office:value-type="float" office:value="0.378125" calcext:value-type="float">
            <text:p>0.3781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1425754497177" calcext:value-type="float">
            <text:p>0.001425754497177</text:p>
          </table:table-cell>
          <table:table-cell office:value-type="float" office:value="0.0000000000059761807481851" calcext:value-type="float">
            <text:p>5.9761807481851E-12</text:p>
          </table:table-cell>
          <table:table-cell office:value-type="float" office:value="0.25" calcext:value-type="float">
            <text:p>0.25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75" calcext:value-type="float">
            <text:p>0.575</text:p>
          </table:table-cell>
          <table:table-cell office:value-type="float" office:value="3.34375" calcext:value-type="float">
            <text:p>3.34375</text:p>
          </table:table-cell>
          <table:table-cell office:value-type="float" office:value="1" calcext:value-type="float">
            <text:p>1</text:p>
          </table:table-cell>
          <table:table-cell office:value-type="float" office:value="0.38910354375839" calcext:value-type="float">
            <text:p>0.38910354375839</text:p>
          </table:table-cell>
          <table:table-cell table:number-columns-repeated="3"/>
          <table:table-cell table:formula="of:=SUM([.E12:.E21])/10" office:value-type="float" office:value="0.26625" calcext:value-type="float">
            <text:p>0.26625</text:p>
          </table:table-cell>
          <table:table-cell table:formula="of:=SUM([.F12:.F21])/10" office:value-type="float" office:value="0.376875" calcext:value-type="float">
            <text:p>0.37687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15937076299451" calcext:value-type="float">
            <text:p>0.001593707629945</text:p>
          </table:table-cell>
          <table:table-cell office:value-type="float" office:value="0" calcext:value-type="float">
            <text:p>0</text:p>
          </table:table-cell>
          <table:table-cell office:value-type="float" office:value="0.3015625" calcext:value-type="float">
            <text:p>0.3015625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3.35625" calcext:value-type="float">
            <text:p>3.35625</text:p>
          </table:table-cell>
          <table:table-cell office:value-type="float" office:value="1" calcext:value-type="float">
            <text:p>1</text:p>
          </table:table-cell>
          <table:table-cell office:value-type="float" office:value="0.38974828720093" calcext:value-type="float">
            <text:p>0.38974828720093</text:p>
          </table:table-cell>
          <table:table-cell table:number-columns-repeated="3"/>
          <table:table-cell table:formula="of:=SUM([.E13:.E22])/10" office:value-type="float" office:value="0.275" calcext:value-type="float">
            <text:p>0.275</text:p>
          </table:table-cell>
          <table:table-cell table:formula="of:=SUM([.F13:.F22])/10" office:value-type="float" office:value="0.3796875" calcext:value-type="float">
            <text:p>0.379687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21003659960115" calcext:value-type="float">
            <text:p>0.002100365996012</text:p>
          </table:table-cell>
          <table:table-cell office:value-type="float" office:value="0.00000000000012659870981396" calcext:value-type="float">
            <text:p>1.2659870981396E-13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.415625" calcext:value-type="float">
            <text:p>3.415625</text:p>
          </table:table-cell>
          <table:table-cell office:value-type="float" office:value="1" calcext:value-type="float">
            <text:p>1</text:p>
          </table:table-cell>
          <table:table-cell office:value-type="float" office:value="0.37979992628098" calcext:value-type="float">
            <text:p>0.37979992628098</text:p>
          </table:table-cell>
          <table:table-cell table:number-columns-repeated="3"/>
          <table:table-cell table:formula="of:=SUM([.E14:.E23])/10" office:value-type="float" office:value="0.2734375" calcext:value-type="float">
            <text:p>0.2734375</text:p>
          </table:table-cell>
          <table:table-cell table:formula="of:=SUM([.F14:.F23])/10" office:value-type="float" office:value="0.3796875" calcext:value-type="float">
            <text:p>0.379687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27287289587548" calcext:value-type="float">
            <text:p>0.002728728958755</text:p>
          </table:table-cell>
          <table:table-cell office:value-type="float" office:value="0.0000000000075590294440486" calcext:value-type="float">
            <text:p>7.5590294440486E-12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0.290625" calcext:value-type="float">
            <text:p>0.290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3.340625" calcext:value-type="float">
            <text:p>3.340625</text:p>
          </table:table-cell>
          <table:table-cell office:value-type="float" office:value="1" calcext:value-type="float">
            <text:p>1</text:p>
          </table:table-cell>
          <table:table-cell office:value-type="float" office:value="0.38017283678055" calcext:value-type="float">
            <text:p>0.38017283678055</text:p>
          </table:table-cell>
          <table:table-cell table:number-columns-repeated="3"/>
          <table:table-cell table:formula="of:=SUM([.E15:.E24])/10" office:value-type="float" office:value="0.2778125" calcext:value-type="float">
            <text:p>0.2778125</text:p>
          </table:table-cell>
          <table:table-cell table:formula="of:=SUM([.F15:.F24])/10" office:value-type="float" office:value="0.380625" calcext:value-type="float">
            <text:p>0.38062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15586834575515" calcext:value-type="float">
            <text:p>0.001558683457552</text:p>
          </table:table-cell>
          <table:table-cell office:value-type="float" office:value="0" calcext:value-type="float">
            <text:p>0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290625" calcext:value-type="float">
            <text:p>0.2906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3.290625" calcext:value-type="float">
            <text:p>3.290625</text:p>
          </table:table-cell>
          <table:table-cell office:value-type="float" office:value="1" calcext:value-type="float">
            <text:p>1</text:p>
          </table:table-cell>
          <table:table-cell office:value-type="float" office:value="0.38096225261688" calcext:value-type="float">
            <text:p>0.38096225261688</text:p>
          </table:table-cell>
          <table:table-cell table:number-columns-repeated="3"/>
          <table:table-cell table:formula="of:=SUM([.E16:.E25])/10" office:value-type="float" office:value="0.2821875" calcext:value-type="float">
            <text:p>0.2821875</text:p>
          </table:table-cell>
          <table:table-cell table:formula="of:=SUM([.F16:.F25])/10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5980086485797" calcext:value-type="float">
            <text:p>0.00159800864858</text:p>
          </table:table-cell>
          <table:table-cell office:value-type="float" office:value="0.000000000001354994241809" calcext:value-type="float">
            <text:p>1.354994241809E-12</text:p>
          </table:table-cell>
          <table:table-cell office:value-type="float" office:value="0.240625" calcext:value-type="float">
            <text:p>0.240625</text:p>
          </table:table-cell>
          <table:table-cell office:value-type="float" office:value="0.325" calcext:value-type="float">
            <text:p>0.32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3.325" calcext:value-type="float">
            <text:p>3.325</text:p>
          </table:table-cell>
          <table:table-cell office:value-type="float" office:value="1" calcext:value-type="float">
            <text:p>1</text:p>
          </table:table-cell>
          <table:table-cell office:value-type="float" office:value="0.37260301113129" calcext:value-type="float">
            <text:p>0.37260301113129</text:p>
          </table:table-cell>
          <table:table-cell table:number-columns-repeated="3"/>
          <table:table-cell table:formula="of:=SUM([.E17:.E26])/10" office:value-type="float" office:value="0.2871875" calcext:value-type="float">
            <text:p>0.2871875</text:p>
          </table:table-cell>
          <table:table-cell table:formula="of:=SUM([.F17:.F26])/10" office:value-type="float" office:value="0.3853125" calcext:value-type="float">
            <text:p>0.385312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11889368965058" calcext:value-type="float">
            <text:p>0.001188936896506</text:p>
          </table:table-cell>
          <table:table-cell office:value-type="float" office:value="0.000000000000033603832607157" calcext:value-type="float">
            <text:p>3.3603832607157E-14</text:p>
          </table:table-cell>
          <table:table-cell office:value-type="float" office:value="0.2515625" calcext:value-type="float">
            <text:p>0.25156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5" calcext:value-type="float">
            <text:p>0.3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3.321875" calcext:value-type="float">
            <text:p>3.321875</text:p>
          </table:table-cell>
          <table:table-cell office:value-type="float" office:value="1" calcext:value-type="float">
            <text:p>1</text:p>
          </table:table-cell>
          <table:table-cell office:value-type="float" office:value="0.3811377286911" calcext:value-type="float">
            <text:p>0.3811377286911</text:p>
          </table:table-cell>
          <table:table-cell table:number-columns-repeated="3"/>
          <table:table-cell table:formula="of:=SUM([.E18:.E27])/10" office:value-type="float" office:value="0.2878125" calcext:value-type="float">
            <text:p>0.2878125</text:p>
          </table:table-cell>
          <table:table-cell table:formula="of:=SUM([.F18:.F27])/10" office:value-type="float" office:value="0.38125" calcext:value-type="float">
            <text:p>0.3812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21706754429033" calcext:value-type="float">
            <text:p>0.002170675442903</text:p>
          </table:table-cell>
          <table:table-cell office:value-type="float" office:value="0.000000000014921270078891" calcext:value-type="float">
            <text:p>1.4921270078891E-11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3.496875" calcext:value-type="float">
            <text:p>3.496875</text:p>
          </table:table-cell>
          <table:table-cell office:value-type="float" office:value="1" calcext:value-type="float">
            <text:p>1</text:p>
          </table:table-cell>
          <table:table-cell office:value-type="float" office:value="0.37776825428009" calcext:value-type="float">
            <text:p>0.37776825428009</text:p>
          </table:table-cell>
          <table:table-cell table:number-columns-repeated="3"/>
          <table:table-cell table:formula="of:=SUM([.E19:.E28])/10" office:value-type="float" office:value="0.288125" calcext:value-type="float">
            <text:p>0.288125</text:p>
          </table:table-cell>
          <table:table-cell table:formula="of:=SUM([.F19:.F28])/10" office:value-type="float" office:value="0.3784375" calcext:value-type="float">
            <text:p>0.378437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15718117181677" calcext:value-type="float">
            <text:p>0.001571811718168</text:p>
          </table:table-cell>
          <table:table-cell office:value-type="float" office:value="0.00000000000036487653176653" calcext:value-type="float">
            <text:p>3.6487653176653E-13</text:p>
          </table:table-cell>
          <table:table-cell office:value-type="float" office:value="0.2796875" calcext:value-type="float">
            <text:p>0.2796875</text:p>
          </table:table-cell>
          <table:table-cell office:value-type="float" office:value="0.284375" calcext:value-type="float">
            <text:p>0.2843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6" calcext:value-type="float">
            <text:p>0.6</text:p>
          </table:table-cell>
          <table:table-cell office:value-type="float" office:value="3.31875" calcext:value-type="float">
            <text:p>3.31875</text:p>
          </table:table-cell>
          <table:table-cell office:value-type="float" office:value="1" calcext:value-type="float">
            <text:p>1</text:p>
          </table:table-cell>
          <table:table-cell office:value-type="float" office:value="0.47340496778488" calcext:value-type="float">
            <text:p>0.47340496778488</text:p>
          </table:table-cell>
          <table:table-cell table:number-columns-repeated="3"/>
          <table:table-cell table:formula="of:=SUM([.E20:.E29])/10" office:value-type="float" office:value="0.286875" calcext:value-type="float">
            <text:p>0.286875</text:p>
          </table:table-cell>
          <table:table-cell table:formula="of:=SUM([.F20:.F29])/10" office:value-type="float" office:value="0.3765625" calcext:value-type="float">
            <text:p>0.37656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15188948527793" calcext:value-type="float">
            <text:p>0.001518894852779</text:p>
          </table:table-cell>
          <table:table-cell office:value-type="float" office:value="0.00000000000003959251275356" calcext:value-type="float">
            <text:p>3.959251275356E-14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253125" calcext:value-type="float">
            <text:p>0.25312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496875" calcext:value-type="float">
            <text:p>0.496875</text:p>
          </table:table-cell>
          <table:table-cell office:value-type="float" office:value="3.365625" calcext:value-type="float">
            <text:p>3.365625</text:p>
          </table:table-cell>
          <table:table-cell office:value-type="float" office:value="1" calcext:value-type="float">
            <text:p>1</text:p>
          </table:table-cell>
          <table:table-cell office:value-type="float" office:value="0.52948679924011" calcext:value-type="float">
            <text:p>0.52948679924011</text:p>
          </table:table-cell>
          <table:table-cell table:number-columns-repeated="3"/>
          <table:table-cell table:formula="of:=SUM([.E21:.E30])/10" office:value-type="float" office:value="0.286875" calcext:value-type="float">
            <text:p>0.286875</text:p>
          </table:table-cell>
          <table:table-cell table:formula="of:=SUM([.F21:.F30])/10" office:value-type="float" office:value="0.369375" calcext:value-type="float">
            <text:p>0.3693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22802454535849" calcext:value-type="float">
            <text:p>0.002280245453585</text:p>
          </table:table-cell>
          <table:table-cell office:value-type="float" office:value="0.0000000000092808351281892" calcext:value-type="float">
            <text:p>9.2808351281892E-12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3.390625" calcext:value-type="float">
            <text:p>3.390625</text:p>
          </table:table-cell>
          <table:table-cell office:value-type="float" office:value="1" calcext:value-type="float">
            <text:p>1</text:p>
          </table:table-cell>
          <table:table-cell office:value-type="float" office:value="0.44058752059937" calcext:value-type="float">
            <text:p>0.44058752059937</text:p>
          </table:table-cell>
          <table:table-cell table:number-columns-repeated="3"/>
          <table:table-cell table:formula="of:=SUM([.E22:.E31])/10" office:value-type="float" office:value="0.28375" calcext:value-type="float">
            <text:p>0.28375</text:p>
          </table:table-cell>
          <table:table-cell table:formula="of:=SUM([.F22:.F31])/10" office:value-type="float" office:value="0.3709375" calcext:value-type="float">
            <text:p>0.370937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20601221549441" calcext:value-type="float">
            <text:p>0.002060122154944</text:p>
          </table:table-cell>
          <table:table-cell office:value-type="float" office:value="0.00000000000012711681208512" calcext:value-type="float">
            <text:p>1.2711681208512E-13</text:p>
          </table:table-cell>
          <table:table-cell office:value-type="float" office:value="0.2703125" calcext:value-type="float">
            <text:p>0.2703125</text:p>
          </table:table-cell>
          <table:table-cell office:value-type="float" office:value="0.246875" calcext:value-type="float">
            <text:p>0.24687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3.34375" calcext:value-type="float">
            <text:p>3.34375</text:p>
          </table:table-cell>
          <table:table-cell office:value-type="float" office:value="1" calcext:value-type="float">
            <text:p>1</text:p>
          </table:table-cell>
          <table:table-cell office:value-type="float" office:value="0.39650025367737" calcext:value-type="float">
            <text:p>0.39650025367737</text:p>
          </table:table-cell>
          <table:table-cell table:number-columns-repeated="3"/>
          <table:table-cell table:formula="of:=SUM([.E23:.E32])/10" office:value-type="float" office:value="0.276875" calcext:value-type="float">
            <text:p>0.276875</text:p>
          </table:table-cell>
          <table:table-cell table:formula="of:=SUM([.F23:.F32])/10" office:value-type="float" office:value="0.36375" calcext:value-type="float">
            <text:p>0.363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15970952241332" calcext:value-type="float">
            <text:p>0.001597095224133</text:p>
          </table:table-cell>
          <table:table-cell office:value-type="float" office:value="0" calcext:value-type="float">
            <text:p>0</text:p>
          </table:table-cell>
          <table:table-cell office:value-type="float" office:value="0.2859375" calcext:value-type="float">
            <text:p>0.2859375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3.303125" calcext:value-type="float">
            <text:p>3.303125</text:p>
          </table:table-cell>
          <table:table-cell office:value-type="float" office:value="1" calcext:value-type="float">
            <text:p>1</text:p>
          </table:table-cell>
          <table:table-cell office:value-type="float" office:value="0.41516827344894" calcext:value-type="float">
            <text:p>0.41516827344894</text:p>
          </table:table-cell>
          <table:table-cell table:number-columns-repeated="3"/>
          <table:table-cell table:formula="of:=SUM([.E24:.E33])/10" office:value-type="float" office:value="0.28" calcext:value-type="float">
            <text:p>0.28</text:p>
          </table:table-cell>
          <table:table-cell table:formula="of:=SUM([.F24:.F33])/10" office:value-type="float" office:value="0.3634375" calcext:value-type="float">
            <text:p>0.363437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29256189183798" calcext:value-type="float">
            <text:p>0.00292561891838</text:p>
          </table:table-cell>
          <table:table-cell office:value-type="float" office:value="0.0000000000026768941365852" calcext:value-type="float">
            <text:p>2.6768941365852E-12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.5125" calcext:value-type="float">
            <text:p>3.5125</text:p>
          </table:table-cell>
          <table:table-cell office:value-type="float" office:value="1" calcext:value-type="float">
            <text:p>1</text:p>
          </table:table-cell>
          <table:table-cell office:value-type="float" office:value="0.42104535102844" calcext:value-type="float">
            <text:p>0.42104535102844</text:p>
          </table:table-cell>
          <table:table-cell table:number-columns-repeated="3"/>
          <table:table-cell table:formula="of:=SUM([.E25:.E34])/10" office:value-type="float" office:value="0.2775" calcext:value-type="float">
            <text:p>0.2775</text:p>
          </table:table-cell>
          <table:table-cell table:formula="of:=SUM([.F25:.F34])/10" office:value-type="float" office:value="0.3665625" calcext:value-type="float">
            <text:p>0.366562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12855896959081" calcext:value-type="float">
            <text:p>0.001285589695908</text:p>
          </table:table-cell>
          <table:table-cell office:value-type="float" office:value="0.0000000000035241899676297" calcext:value-type="float">
            <text:p>3.5241899676297E-12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6" calcext:value-type="float">
            <text:p>0.6</text:p>
          </table:table-cell>
          <table:table-cell office:value-type="float" office:value="3.303125" calcext:value-type="float">
            <text:p>3.303125</text:p>
          </table:table-cell>
          <table:table-cell office:value-type="float" office:value="1" calcext:value-type="float">
            <text:p>1</text:p>
          </table:table-cell>
          <table:table-cell office:value-type="float" office:value="0.52925893068314" calcext:value-type="float">
            <text:p>0.52925893068314</text:p>
          </table:table-cell>
          <table:table-cell table:number-columns-repeated="3"/>
          <table:table-cell table:formula="of:=SUM([.E26:.E35])/10" office:value-type="float" office:value="0.2865625" calcext:value-type="float">
            <text:p>0.2865625</text:p>
          </table:table-cell>
          <table:table-cell table:formula="of:=SUM([.F26:.F35])/10" office:value-type="float" office:value="0.37375" calcext:value-type="float">
            <text:p>0.3737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26675375731429" calcext:value-type="float">
            <text:p>0.002667537573143</text:p>
          </table:table-cell>
          <table:table-cell office:value-type="float" office:value="0.000000000015293961052026" calcext:value-type="float">
            <text:p>1.5293961052026E-11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0.334375" calcext:value-type="float">
            <text:p>0.33437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575" calcext:value-type="float">
            <text:p>0.575</text:p>
          </table:table-cell>
          <table:table-cell office:value-type="float" office:value="3.371875" calcext:value-type="float">
            <text:p>3.371875</text:p>
          </table:table-cell>
          <table:table-cell office:value-type="float" office:value="1" calcext:value-type="float">
            <text:p>1</text:p>
          </table:table-cell>
          <table:table-cell office:value-type="float" office:value="0.48191115856171" calcext:value-type="float">
            <text:p>0.48191115856171</text:p>
          </table:table-cell>
          <table:table-cell table:number-columns-repeated="3"/>
          <table:table-cell table:formula="of:=SUM([.E27:.E36])/10" office:value-type="float" office:value="0.2875" calcext:value-type="float">
            <text:p>0.2875</text:p>
          </table:table-cell>
          <table:table-cell table:formula="of:=SUM([.F27:.F36])/10" office:value-type="float" office:value="0.3740625" calcext:value-type="float">
            <text:p>0.374062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14440645609284" calcext:value-type="float">
            <text:p>0.001444064560928</text:p>
          </table:table-cell>
          <table:table-cell office:value-type="float" office:value="0.0000000000019948893665439" calcext:value-type="float">
            <text:p>1.9948893665439E-12</text:p>
          </table:table-cell>
          <table:table-cell office:value-type="float" office:value="0.3109375" calcext:value-type="float">
            <text:p>0.31093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0.47427998781204" calcext:value-type="float">
            <text:p>0.47427998781204</text:p>
          </table:table-cell>
          <table:table-cell table:number-columns-repeated="3"/>
          <table:table-cell table:formula="of:=SUM([.E28:.E37])/10" office:value-type="float" office:value="0.2928125" calcext:value-type="float">
            <text:p>0.2928125</text:p>
          </table:table-cell>
          <table:table-cell table:formula="of:=SUM([.F28:.F37])/10" office:value-type="float" office:value="0.3775" calcext:value-type="float">
            <text:p>0.377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18068301404128" calcext:value-type="float">
            <text:p>0.001806830140413</text:p>
          </table:table-cell>
          <table:table-cell office:value-type="float" office:value="0.00000000000083009224494113" calcext:value-type="float">
            <text:p>8.3009224494113E-13</text:p>
          </table:table-cell>
          <table:table-cell office:value-type="float" office:value="0.2515625" calcext:value-type="float">
            <text:p>0.2515625</text:p>
          </table:table-cell>
          <table:table-cell office:value-type="float" office:value="0.278125" calcext:value-type="float">
            <text:p>0.27812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3.309375" calcext:value-type="float">
            <text:p>3.309375</text:p>
          </table:table-cell>
          <table:table-cell office:value-type="float" office:value="1" calcext:value-type="float">
            <text:p>1</text:p>
          </table:table-cell>
          <table:table-cell office:value-type="float" office:value="0.40481981039047" calcext:value-type="float">
            <text:p>0.40481981039047</text:p>
          </table:table-cell>
          <table:table-cell table:number-columns-repeated="3"/>
          <table:table-cell table:formula="of:=SUM([.E29:.E38])/10" office:value-type="float" office:value="0.2940625" calcext:value-type="float">
            <text:p>0.2940625</text:p>
          </table:table-cell>
          <table:table-cell table:formula="of:=SUM([.F29:.F38])/10" office:value-type="float" office:value="0.3759375" calcext:value-type="float">
            <text:p>0.375937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23944008440594" calcext:value-type="float">
            <text:p>0.002394400844059</text:p>
          </table:table-cell>
          <table:table-cell office:value-type="float" office:value="0.000000000030635641246057" calcext:value-type="float">
            <text:p>3.0635641246057E-11</text:p>
          </table:table-cell>
          <table:table-cell office:value-type="float" office:value="0.2640625" calcext:value-type="float">
            <text:p>0.264062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44375" calcext:value-type="float">
            <text:p>0.443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3.371875" calcext:value-type="float">
            <text:p>3.371875</text:p>
          </table:table-cell>
          <table:table-cell office:value-type="float" office:value="1" calcext:value-type="float">
            <text:p>1</text:p>
          </table:table-cell>
          <table:table-cell office:value-type="float" office:value="0.36475157737732" calcext:value-type="float">
            <text:p>0.36475157737732</text:p>
          </table:table-cell>
          <table:table-cell table:number-columns-repeated="3"/>
          <table:table-cell table:formula="of:=SUM([.E30:.E39])/10" office:value-type="float" office:value="0.29875" calcext:value-type="float">
            <text:p>0.29875</text:p>
          </table:table-cell>
          <table:table-cell table:formula="of:=SUM([.F30:.F39])/10" office:value-type="float" office:value="0.384375" calcext:value-type="float">
            <text:p>0.38437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15930381123326" calcext:value-type="float">
            <text:p>0.001593038112333</text:p>
          </table:table-cell>
          <table:table-cell office:value-type="float" office:value="0" calcext:value-type="float">
            <text:p>0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6" calcext:value-type="float">
            <text:p>0.6</text:p>
          </table:table-cell>
          <table:table-cell office:value-type="float" office:value="3.271875" calcext:value-type="float">
            <text:p>3.271875</text:p>
          </table:table-cell>
          <table:table-cell office:value-type="float" office:value="1" calcext:value-type="float">
            <text:p>1</text:p>
          </table:table-cell>
          <table:table-cell office:value-type="float" office:value="0.46442531347275" calcext:value-type="float">
            <text:p>0.46442531347275</text:p>
          </table:table-cell>
          <table:table-cell table:number-columns-repeated="3"/>
          <table:table-cell table:formula="of:=SUM([.E31:.E40])/10" office:value-type="float" office:value="0.30625" calcext:value-type="float">
            <text:p>0.30625</text:p>
          </table:table-cell>
          <table:table-cell table:formula="of:=SUM([.F31:.F40])/10" office:value-type="float" office:value="0.386875" calcext:value-type="float">
            <text:p>0.3868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23419556746376" calcext:value-type="float">
            <text:p>0.002341955674638</text:p>
          </table:table-cell>
          <table:table-cell office:value-type="float" office:value="0.00000000001334278239111" calcext:value-type="float">
            <text:p>1.334278239111E-11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3.36875" calcext:value-type="float">
            <text:p>3.36875</text:p>
          </table:table-cell>
          <table:table-cell office:value-type="float" office:value="1" calcext:value-type="float">
            <text:p>1</text:p>
          </table:table-cell>
          <table:table-cell office:value-type="float" office:value="0.63972494602203" calcext:value-type="float">
            <text:p>0.63972494602203</text:p>
          </table:table-cell>
          <table:table-cell table:number-columns-repeated="3"/>
          <table:table-cell table:formula="of:=SUM([.E32:.E41])/10" office:value-type="float" office:value="0.305625" calcext:value-type="float">
            <text:p>0.305625</text:p>
          </table:table-cell>
          <table:table-cell table:formula="of:=SUM([.F32:.F41])/10" office:value-type="float" office:value="0.381875" calcext:value-type="float">
            <text:p>0.38187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19537084503099" calcext:value-type="float">
            <text:p>0.00195370845031</text:p>
          </table:table-cell>
          <table:table-cell office:value-type="float" office:value="0.00000000000019930281383584" calcext:value-type="float">
            <text:p>1.9930281383584E-13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3.3125" calcext:value-type="float">
            <text:p>3.3125</text:p>
          </table:table-cell>
          <table:table-cell office:value-type="float" office:value="1" calcext:value-type="float">
            <text:p>1</text:p>
          </table:table-cell>
          <table:table-cell office:value-type="float" office:value="0.4704826593399" calcext:value-type="float">
            <text:p>0.4704826593399</text:p>
          </table:table-cell>
          <table:table-cell table:number-columns-repeated="3"/>
          <table:table-cell table:formula="of:=SUM([.E33:.E42])/10" office:value-type="float" office:value="0.3171875" calcext:value-type="float">
            <text:p>0.3171875</text:p>
          </table:table-cell>
          <table:table-cell table:formula="of:=SUM([.F33:.F42])/10" office:value-type="float" office:value="0.3896875" calcext:value-type="float">
            <text:p>0.389687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18348253506701" calcext:value-type="float">
            <text:p>0.00183482535067</text:p>
          </table:table-cell>
          <table:table-cell office:value-type="float" office:value="0" calcext:value-type="float">
            <text:p>0</text:p>
          </table:table-cell>
          <table:table-cell office:value-type="float" office:value="0.2953125" calcext:value-type="float">
            <text:p>0.2953125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55" calcext:value-type="float">
            <text:p>0.55</text:p>
          </table:table-cell>
          <table:table-cell office:value-type="float" office:value="3.3125" calcext:value-type="float">
            <text:p>3.3125</text:p>
          </table:table-cell>
          <table:table-cell office:value-type="float" office:value="1" calcext:value-type="float">
            <text:p>1</text:p>
          </table:table-cell>
          <table:table-cell office:value-type="float" office:value="0.32733768224716" calcext:value-type="float">
            <text:p>0.32733768224716</text:p>
          </table:table-cell>
          <table:table-cell table:number-columns-repeated="3"/>
          <table:table-cell table:formula="of:=SUM([.E34:.E43])/10" office:value-type="float" office:value="0.3121875" calcext:value-type="float">
            <text:p>0.3121875</text:p>
          </table:table-cell>
          <table:table-cell table:formula="of:=SUM([.F34:.F43])/10" office:value-type="float" office:value="0.3828125" calcext:value-type="float">
            <text:p>0.382812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15065507730469" calcext:value-type="float">
            <text:p>0.001506550773047</text:p>
          </table:table-cell>
          <table:table-cell office:value-type="float" office:value="0.000000000012241890834375" calcext:value-type="float">
            <text:p>1.2241890834375E-11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4" calcext:value-type="float">
            <text:p>0.4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3.296875" calcext:value-type="float">
            <text:p>3.296875</text:p>
          </table:table-cell>
          <table:table-cell office:value-type="float" office:value="1" calcext:value-type="float">
            <text:p>1</text:p>
          </table:table-cell>
          <table:table-cell office:value-type="float" office:value="0.31869828701019" calcext:value-type="float">
            <text:p>0.31869828701019</text:p>
          </table:table-cell>
          <table:table-cell table:number-columns-repeated="3"/>
          <table:table-cell table:formula="of:=SUM([.E35:.E44])/10" office:value-type="float" office:value="0.3196875" calcext:value-type="float">
            <text:p>0.3196875</text:p>
          </table:table-cell>
          <table:table-cell table:formula="of:=SUM([.F35:.F44])/10" office:value-type="float" office:value="0.3840625" calcext:value-type="float">
            <text:p>0.384062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19297597595141" calcext:value-type="float">
            <text:p>0.001929759759514</text:p>
          </table:table-cell>
          <table:table-cell office:value-type="float" office:value="0.000000000012196651154317" calcext:value-type="float">
            <text:p>1.2196651154317E-11</text:p>
          </table:table-cell>
          <table:table-cell office:value-type="float" office:value="0.3109375" calcext:value-type="float">
            <text:p>0.310937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3.29375" calcext:value-type="float">
            <text:p>3.29375</text:p>
          </table:table-cell>
          <table:table-cell office:value-type="float" office:value="1" calcext:value-type="float">
            <text:p>1</text:p>
          </table:table-cell>
          <table:table-cell office:value-type="float" office:value="0.33490470647812" calcext:value-type="float">
            <text:p>0.33490470647812</text:p>
          </table:table-cell>
          <table:table-cell table:number-columns-repeated="3"/>
          <table:table-cell table:formula="of:=SUM([.E36:.E45])/10" office:value-type="float" office:value="0.3153125" calcext:value-type="float">
            <text:p>0.3153125</text:p>
          </table:table-cell>
          <table:table-cell table:formula="of:=SUM([.F36:.F45])/10" office:value-type="float" office:value="0.379375" calcext:value-type="float">
            <text:p>0.3793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17512111007818" calcext:value-type="float">
            <text:p>0.001751211100782</text:p>
          </table:table-cell>
          <table:table-cell office:value-type="float" office:value="0" calcext:value-type="float">
            <text:p>0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0.321875" calcext:value-type="float">
            <text:p>0.3218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3.321875" calcext:value-type="float">
            <text:p>3.321875</text:p>
          </table:table-cell>
          <table:table-cell office:value-type="float" office:value="1" calcext:value-type="float">
            <text:p>1</text:p>
          </table:table-cell>
          <table:table-cell office:value-type="float" office:value="0.4072350025177" calcext:value-type="float">
            <text:p>0.4072350025177</text:p>
          </table:table-cell>
          <table:table-cell table:number-columns-repeated="3"/>
          <table:table-cell table:formula="of:=SUM([.E37:.E46])/10" office:value-type="float" office:value="0.30625" calcext:value-type="float">
            <text:p>0.30625</text:p>
          </table:table-cell>
          <table:table-cell table:formula="of:=SUM([.F37:.F46])/10" office:value-type="float" office:value="0.3696875" calcext:value-type="float">
            <text:p>0.369687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20348347490653" calcext:value-type="float">
            <text:p>0.002034834749065</text:p>
          </table:table-cell>
          <table:table-cell office:value-type="float" office:value="0" calcext:value-type="float">
            <text:p>0</text:p>
          </table:table-cell>
          <table:table-cell office:value-type="float" office:value="0.2859375" calcext:value-type="float">
            <text:p>0.285937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3.315625" calcext:value-type="float">
            <text:p>3.315625</text:p>
          </table:table-cell>
          <table:table-cell office:value-type="float" office:value="1" calcext:value-type="float">
            <text:p>1</text:p>
          </table:table-cell>
          <table:table-cell office:value-type="float" office:value="0.34893642663956" calcext:value-type="float">
            <text:p>0.34893642663956</text:p>
          </table:table-cell>
          <table:table-cell table:number-columns-repeated="3"/>
          <table:table-cell table:formula="of:=SUM([.E38:.E47])/10" office:value-type="float" office:value="0.3065625" calcext:value-type="float">
            <text:p>0.3065625</text:p>
          </table:table-cell>
          <table:table-cell table:formula="of:=SUM([.F38:.F47])/10" office:value-type="float" office:value="0.3684375" calcext:value-type="float">
            <text:p>0.368437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22155360784382" calcext:value-type="float">
            <text:p>0.002215536078438</text:p>
          </table:table-cell>
          <table:table-cell office:value-type="float" office:value="0" calcext:value-type="float">
            <text:p>0</text:p>
          </table:table-cell>
          <table:table-cell office:value-type="float" office:value="0.2828125" calcext:value-type="float">
            <text:p>0.2828125</text:p>
          </table:table-cell>
          <table:table-cell office:value-type="float" office:value="0.3" calcext:value-type="float">
            <text:p>0.3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3.340625" calcext:value-type="float">
            <text:p>3.340625</text:p>
          </table:table-cell>
          <table:table-cell office:value-type="float" office:value="1" calcext:value-type="float">
            <text:p>1</text:p>
          </table:table-cell>
          <table:table-cell office:value-type="float" office:value="0.3298853635788" calcext:value-type="float">
            <text:p>0.3298853635788</text:p>
          </table:table-cell>
          <table:table-cell table:number-columns-repeated="3"/>
          <table:table-cell table:formula="of:=SUM([.E39:.E48])/10" office:value-type="float" office:value="0.30875" calcext:value-type="float">
            <text:p>0.30875</text:p>
          </table:table-cell>
          <table:table-cell table:formula="of:=SUM([.F39:.F48])/10" office:value-type="float" office:value="0.3734375" calcext:value-type="float">
            <text:p>0.373437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15959685959388" calcext:value-type="float">
            <text:p>0.001595968595939</text:p>
          </table:table-cell>
          <table:table-cell office:value-type="float" office:value="0.000000000093173154901063" calcext:value-type="float">
            <text:p>9.3173154901063E-11</text:p>
          </table:table-cell>
          <table:table-cell office:value-type="float" office:value="0.2546875" calcext:value-type="float">
            <text:p>0.2546875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0.6" calcext:value-type="float">
            <text:p>0.6</text:p>
          </table:table-cell>
          <table:table-cell office:value-type="float" office:value="3.41875" calcext:value-type="float">
            <text:p>3.41875</text:p>
          </table:table-cell>
          <table:table-cell office:value-type="float" office:value="1" calcext:value-type="float">
            <text:p>1</text:p>
          </table:table-cell>
          <table:table-cell office:value-type="float" office:value="0.33145223855972" calcext:value-type="float">
            <text:p>0.33145223855972</text:p>
          </table:table-cell>
          <table:table-cell table:number-columns-repeated="3"/>
          <table:table-cell table:formula="of:=SUM([.E40:.E49])/10" office:value-type="float" office:value="0.3075" calcext:value-type="float">
            <text:p>0.3075</text:p>
          </table:table-cell>
          <table:table-cell table:formula="of:=SUM([.F40:.F49])/10" office:value-type="float" office:value="0.3721875" calcext:value-type="float">
            <text:p>0.372187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12314702646108" calcext:value-type="float">
            <text:p>0.001231470264611</text:p>
          </table:table-cell>
          <table:table-cell office:value-type="float" office:value="0.0000000000019504470955001" calcext:value-type="float">
            <text:p>1.9504470955001E-12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278125" calcext:value-type="float">
            <text:p>0.2781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3.33125" calcext:value-type="float">
            <text:p>3.33125</text:p>
          </table:table-cell>
          <table:table-cell office:value-type="float" office:value="1" calcext:value-type="float">
            <text:p>1</text:p>
          </table:table-cell>
          <table:table-cell office:value-type="float" office:value="0.48225668668747" calcext:value-type="float">
            <text:p>0.48225668668747</text:p>
          </table:table-cell>
          <table:table-cell table:number-columns-repeated="3"/>
          <table:table-cell table:formula="of:=SUM([.E41:.E50])/10" office:value-type="float" office:value="0.3025" calcext:value-type="float">
            <text:p>0.3025</text:p>
          </table:table-cell>
          <table:table-cell table:formula="of:=SUM([.F41:.F50])/10" office:value-type="float" office:value="0.3703125" calcext:value-type="float">
            <text:p>0.37031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5795444138348" calcext:value-type="float">
            <text:p>0.001579544413835</text:p>
          </table:table-cell>
          <table:table-cell office:value-type="float" office:value="0.000000000001625577016745" calcext:value-type="float">
            <text:p>1.625577016745E-12</text:p>
          </table:table-cell>
          <table:table-cell office:value-type="float" office:value="0.2515625" calcext:value-type="float">
            <text:p>0.25156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321875" calcext:value-type="float">
            <text:p>0.321875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3.4125" calcext:value-type="float">
            <text:p>3.4125</text:p>
          </table:table-cell>
          <table:table-cell office:value-type="float" office:value="1" calcext:value-type="float">
            <text:p>1</text:p>
          </table:table-cell>
          <table:table-cell office:value-type="float" office:value="0.59954434633255" calcext:value-type="float">
            <text:p>0.59954434633255</text:p>
          </table:table-cell>
          <table:table-cell table:number-columns-repeated="3"/>
          <table:table-cell table:formula="of:=SUM([.E42:.E51])/10" office:value-type="float" office:value="0.300625" calcext:value-type="float">
            <text:p>0.300625</text:p>
          </table:table-cell>
          <table:table-cell table:formula="of:=SUM([.F42:.F51])/10" office:value-type="float" office:value="0.36875" calcext:value-type="float">
            <text:p>0.3687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012521079930593" calcext:value-type="float">
            <text:p>0.001252107993059</text:p>
          </table:table-cell>
          <table:table-cell office:value-type="float" office:value="0.000000000002211924914064" calcext:value-type="float">
            <text:p>2.211924914064E-12</text:p>
          </table:table-cell>
          <table:table-cell office:value-type="float" office:value="0.3109375" calcext:value-type="float">
            <text:p>0.3109375</text:p>
          </table:table-cell>
          <table:table-cell office:value-type="float" office:value="0.284375" calcext:value-type="float">
            <text:p>0.284375</text:p>
          </table:table-cell>
          <table:table-cell office:value-type="float" office:value="0.35" calcext:value-type="float">
            <text:p>0.3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3.309375" calcext:value-type="float">
            <text:p>3.309375</text:p>
          </table:table-cell>
          <table:table-cell office:value-type="float" office:value="1" calcext:value-type="float">
            <text:p>1</text:p>
          </table:table-cell>
          <table:table-cell office:value-type="float" office:value="0.58500941991806" calcext:value-type="float">
            <text:p>0.58500941991806</text:p>
          </table:table-cell>
          <table:table-cell table:number-columns-repeated="3"/>
          <table:table-cell table:formula="of:=SUM([.E43:.E52])/10" office:value-type="float" office:value="0.2928125" calcext:value-type="float">
            <text:p>0.2928125</text:p>
          </table:table-cell>
          <table:table-cell table:formula="of:=SUM([.F43:.F52])/10" office:value-type="float" office:value="0.3621875" calcext:value-type="float">
            <text:p>0.362187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016956139494141" calcext:value-type="float">
            <text:p>0.001695613949414</text:p>
          </table:table-cell>
          <table:table-cell office:value-type="float" office:value="0.0000000000055449251743986" calcext:value-type="float">
            <text:p>5.5449251743986E-12</text:p>
          </table:table-cell>
          <table:table-cell office:value-type="float" office:value="0.2609375" calcext:value-type="float">
            <text:p>0.2609375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3.30625" calcext:value-type="float">
            <text:p>3.30625</text:p>
          </table:table-cell>
          <table:table-cell office:value-type="float" office:value="1" calcext:value-type="float">
            <text:p>1</text:p>
          </table:table-cell>
          <table:table-cell office:value-type="float" office:value="0.33187047243118" calcext:value-type="float">
            <text:p>0.33187047243118</text:p>
          </table:table-cell>
          <table:table-cell table:number-columns-repeated="3"/>
          <table:table-cell table:formula="of:=SUM([.E44:.E53])/10" office:value-type="float" office:value="0.2965625" calcext:value-type="float">
            <text:p>0.2965625</text:p>
          </table:table-cell>
          <table:table-cell table:formula="of:=SUM([.F44:.F53])/10" office:value-type="float" office:value="0.3675" calcext:value-type="float">
            <text:p>0.367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013529299074435" calcext:value-type="float">
            <text:p>0.001352929907444</text:p>
          </table:table-cell>
          <table:table-cell office:value-type="float" office:value="0.0000000000012608365740352" calcext:value-type="float">
            <text:p>1.2608365740352E-12</text:p>
          </table:table-cell>
          <table:table-cell office:value-type="float" office:value="0.271875" calcext:value-type="float">
            <text:p>0.27187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3.290625" calcext:value-type="float">
            <text:p>3.290625</text:p>
          </table:table-cell>
          <table:table-cell office:value-type="float" office:value="1" calcext:value-type="float">
            <text:p>1</text:p>
          </table:table-cell>
          <table:table-cell office:value-type="float" office:value="0.42554621696472" calcext:value-type="float">
            <text:p>0.42554621696472</text:p>
          </table:table-cell>
          <table:table-cell table:number-columns-repeated="3"/>
          <table:table-cell table:formula="of:=SUM([.E45:.E54])/10" office:value-type="float" office:value="0.2921875" calcext:value-type="float">
            <text:p>0.2921875</text:p>
          </table:table-cell>
          <table:table-cell table:formula="of:=SUM([.F45:.F54])/10" office:value-type="float" office:value="0.365625" calcext:value-type="float">
            <text:p>0.36562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01779289496335" calcext:value-type="float">
            <text:p>0.001779289496335</text:p>
          </table:table-cell>
          <table:table-cell office:value-type="float" office:value="0.000000000054403575915074" calcext:value-type="float">
            <text:p>5.4403575915074E-11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0.43405812978745" calcext:value-type="float">
            <text:p>0.43405812978745</text:p>
          </table:table-cell>
          <table:table-cell table:number-columns-repeated="3"/>
          <table:table-cell table:formula="of:=SUM([.E46:.E55])/10" office:value-type="float" office:value="0.2890625" calcext:value-type="float">
            <text:p>0.2890625</text:p>
          </table:table-cell>
          <table:table-cell table:formula="of:=SUM([.F46:.F55])/10" office:value-type="float" office:value="0.3625" calcext:value-type="float">
            <text:p>0.36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12044995601173" calcext:value-type="float">
            <text:p>0.001204499560117</text:p>
          </table:table-cell>
          <table:table-cell office:value-type="float" office:value="0" calcext:value-type="float">
            <text:p>0</text:p>
          </table:table-cell>
          <table:table-cell office:value-type="float" office:value="0.2828125" calcext:value-type="float">
            <text:p>0.2828125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3.365625" calcext:value-type="float">
            <text:p>3.365625</text:p>
          </table:table-cell>
          <table:table-cell office:value-type="float" office:value="1" calcext:value-type="float">
            <text:p>1</text:p>
          </table:table-cell>
          <table:table-cell office:value-type="float" office:value="0.45755161046982" calcext:value-type="float">
            <text:p>0.45755161046982</text:p>
          </table:table-cell>
          <table:table-cell table:number-columns-repeated="3"/>
          <table:table-cell table:formula="of:=SUM([.E47:.E56])/10" office:value-type="float" office:value="0.2940625" calcext:value-type="float">
            <text:p>0.2940625</text:p>
          </table:table-cell>
          <table:table-cell table:formula="of:=SUM([.F47:.F56])/10" office:value-type="float" office:value="0.36625" calcext:value-type="float">
            <text:p>0.3662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010825607736479" calcext:value-type="float">
            <text:p>0.001082560773648</text:p>
          </table:table-cell>
          <table:table-cell office:value-type="float" office:value="0.00000000000002016344041603" calcext:value-type="float">
            <text:p>2.016344041603E-14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3" calcext:value-type="float">
            <text:p>0.3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3.315625" calcext:value-type="float">
            <text:p>3.315625</text:p>
          </table:table-cell>
          <table:table-cell office:value-type="float" office:value="1" calcext:value-type="float">
            <text:p>1</text:p>
          </table:table-cell>
          <table:table-cell office:value-type="float" office:value="0.43950217962265" calcext:value-type="float">
            <text:p>0.43950217962265</text:p>
          </table:table-cell>
          <table:table-cell table:number-columns-repeated="3"/>
          <table:table-cell table:formula="of:=SUM([.E48:.E57])/10" office:value-type="float" office:value="0.2909375" calcext:value-type="float">
            <text:p>0.2909375</text:p>
          </table:table-cell>
          <table:table-cell table:formula="of:=SUM([.F48:.F57])/10" office:value-type="float" office:value="0.36375" calcext:value-type="float">
            <text:p>0.3637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010984190972522" calcext:value-type="float">
            <text:p>0.001098419097252</text:p>
          </table:table-cell>
          <table:table-cell office:value-type="float" office:value="0.000000000010441302439627" calcext:value-type="float">
            <text:p>1.0441302439627E-11</text:p>
          </table:table-cell>
          <table:table-cell office:value-type="float" office:value="0.2828125" calcext:value-type="float">
            <text:p>0.282812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6125" calcext:value-type="float">
            <text:p>0.6125</text:p>
          </table:table-cell>
          <table:table-cell office:value-type="float" office:value="3.35" calcext:value-type="float">
            <text:p>3.35</text:p>
          </table:table-cell>
          <table:table-cell office:value-type="float" office:value="1" calcext:value-type="float">
            <text:p>1</text:p>
          </table:table-cell>
          <table:table-cell office:value-type="float" office:value="0.34106123447418" calcext:value-type="float">
            <text:p>0.34106123447418</text:p>
          </table:table-cell>
          <table:table-cell table:number-columns-repeated="3"/>
          <table:table-cell table:formula="of:=SUM([.E49:.E58])/10" office:value-type="float" office:value="0.29375" calcext:value-type="float">
            <text:p>0.29375</text:p>
          </table:table-cell>
          <table:table-cell table:formula="of:=SUM([.F49:.F58])/10" office:value-type="float" office:value="0.3653125" calcext:value-type="float">
            <text:p>0.365312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012898857021355" calcext:value-type="float">
            <text:p>0.001289885702136</text:p>
          </table:table-cell>
          <table:table-cell office:value-type="float" office:value="0.0000000000082515140120004" calcext:value-type="float">
            <text:p>8.2515140120004E-12</text:p>
          </table:table-cell>
          <table:table-cell office:value-type="float" office:value="0.2796875" calcext:value-type="float">
            <text:p>0.279687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3.340625" calcext:value-type="float">
            <text:p>3.340625</text:p>
          </table:table-cell>
          <table:table-cell office:value-type="float" office:value="1" calcext:value-type="float">
            <text:p>1</text:p>
          </table:table-cell>
          <table:table-cell office:value-type="float" office:value="0.31875859498978" calcext:value-type="float">
            <text:p>0.31875859498978</text:p>
          </table:table-cell>
          <table:table-cell table:number-columns-repeated="3"/>
          <table:table-cell table:formula="of:=SUM([.E50:.E59])/10" office:value-type="float" office:value="0.290625" calcext:value-type="float">
            <text:p>0.290625</text:p>
          </table:table-cell>
          <table:table-cell table:formula="of:=SUM([.F50:.F59])/10" office:value-type="float" office:value="0.3559375" calcext:value-type="float">
            <text:p>0.355937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0010074309655465" calcext:value-type="float">
            <text:p>0.001007430965547</text:p>
          </table:table-cell>
          <table:table-cell office:value-type="float" office:value="0.00000000000074466457306022" calcext:value-type="float">
            <text:p>7.4466457306022E-13</text:p>
          </table:table-cell>
          <table:table-cell office:value-type="float" office:value="0.2984375" calcext:value-type="float">
            <text:p>0.29843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3.36875" calcext:value-type="float">
            <text:p>3.36875</text:p>
          </table:table-cell>
          <table:table-cell office:value-type="float" office:value="1" calcext:value-type="float">
            <text:p>1</text:p>
          </table:table-cell>
          <table:table-cell office:value-type="float" office:value="0.39401377439499" calcext:value-type="float">
            <text:p>0.39401377439499</text:p>
          </table:table-cell>
          <table:table-cell table:number-columns-repeated="3"/>
          <table:table-cell table:formula="of:=SUM([.E51:.E60])/10" office:value-type="float" office:value="0.2953125" calcext:value-type="float">
            <text:p>0.2953125</text:p>
          </table:table-cell>
          <table:table-cell table:formula="of:=SUM([.F51:.F60])/10" office:value-type="float" office:value="0.3609375" calcext:value-type="float">
            <text:p>0.36093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11373014189303" calcext:value-type="float">
            <text:p>0.00113730141893</text:p>
          </table:table-cell>
          <table:table-cell office:value-type="float" office:value="0.0000000000097891923733773" calcext:value-type="float">
            <text:p>9.7891923733773E-12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0.334375" calcext:value-type="float">
            <text:p>0.3343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3.321875" calcext:value-type="float">
            <text:p>3.321875</text:p>
          </table:table-cell>
          <table:table-cell office:value-type="float" office:value="1" calcext:value-type="float">
            <text:p>1</text:p>
          </table:table-cell>
          <table:table-cell office:value-type="float" office:value="0.32799488306046" calcext:value-type="float">
            <text:p>0.32799488306046</text:p>
          </table:table-cell>
          <table:table-cell table:number-columns-repeated="3"/>
          <table:table-cell table:formula="of:=SUM([.E52:.E61])/10" office:value-type="float" office:value="0.305" calcext:value-type="float">
            <text:p>0.305</text:p>
          </table:table-cell>
          <table:table-cell table:formula="of:=SUM([.F52:.F61])/10" office:value-type="float" office:value="0.3684375" calcext:value-type="float">
            <text:p>0.368437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011895774106961" calcext:value-type="float">
            <text:p>0.001189577410696</text:p>
          </table:table-cell>
          <table:table-cell office:value-type="float" office:value="0.0000000000050516816424429" calcext:value-type="float">
            <text:p>5.0516816424429E-12</text:p>
          </table:table-cell>
          <table:table-cell table:number-columns-repeated="2" office:value-type="float" office:value="0.278125" calcext:value-type="float">
            <text:p>0.2781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3.3375" calcext:value-type="float">
            <text:p>3.3375</text:p>
          </table:table-cell>
          <table:table-cell office:value-type="float" office:value="1" calcext:value-type="float">
            <text:p>1</text:p>
          </table:table-cell>
          <table:table-cell office:value-type="float" office:value="0.45246580839157" calcext:value-type="float">
            <text:p>0.45246580839157</text:p>
          </table:table-cell>
          <table:table-cell table:number-columns-repeated="3"/>
          <table:table-cell table:formula="of:=SUM([.E53:.E62])/10" office:value-type="float" office:value="0.304375" calcext:value-type="float">
            <text:p>0.304375</text:p>
          </table:table-cell>
          <table:table-cell table:formula="of:=SUM([.F53:.F62])/10" office:value-type="float" office:value="0.368125" calcext:value-type="float">
            <text:p>0.36812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010293285842636" calcext:value-type="float">
            <text:p>0.001029328584264</text:p>
          </table:table-cell>
          <table:table-cell office:value-type="float" office:value="0" calcext:value-type="float">
            <text:p>0</text:p>
          </table:table-cell>
          <table:table-cell office:value-type="float" office:value="0.284375" calcext:value-type="float">
            <text:p>0.284375</text:p>
          </table:table-cell>
          <table:table-cell office:value-type="float" office:value="0.321875" calcext:value-type="float">
            <text:p>0.321875</text:p>
          </table:table-cell>
          <table:table-cell office:value-type="float" office:value="0.4" calcext:value-type="float">
            <text:p>0.4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3.3375" calcext:value-type="float">
            <text:p>3.3375</text:p>
          </table:table-cell>
          <table:table-cell office:value-type="float" office:value="1" calcext:value-type="float">
            <text:p>1</text:p>
          </table:table-cell>
          <table:table-cell office:value-type="float" office:value="0.3981325507164" calcext:value-type="float">
            <text:p>0.3981325507164</text:p>
          </table:table-cell>
          <table:table-cell table:number-columns-repeated="3"/>
          <table:table-cell table:formula="of:=SUM([.E54:.E63])/10" office:value-type="float" office:value="0.3071875" calcext:value-type="float">
            <text:p>0.3071875</text:p>
          </table:table-cell>
          <table:table-cell table:formula="of:=SUM([.F54:.F63])/10" office:value-type="float" office:value="0.37125" calcext:value-type="float">
            <text:p>0.3712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1092914333276" calcext:value-type="float">
            <text:p>0.001092914333276</text:p>
          </table:table-cell>
          <table:table-cell office:value-type="float" office:value="0.000000000011076817241218" calcext:value-type="float">
            <text:p>1.1076817241218E-11</text:p>
          </table:table-cell>
          <table:table-cell office:value-type="float" office:value="0.321875" calcext:value-type="float">
            <text:p>0.32187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35" calcext:value-type="float">
            <text:p>0.3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3.30625" calcext:value-type="float">
            <text:p>3.30625</text:p>
          </table:table-cell>
          <table:table-cell office:value-type="float" office:value="1" calcext:value-type="float">
            <text:p>1</text:p>
          </table:table-cell>
          <table:table-cell office:value-type="float" office:value="0.33463232517242" calcext:value-type="float">
            <text:p>0.33463232517242</text:p>
          </table:table-cell>
          <table:table-cell table:number-columns-repeated="3"/>
          <table:table-cell table:formula="of:=SUM([.E55:.E64])/10" office:value-type="float" office:value="0.30625" calcext:value-type="float">
            <text:p>0.30625</text:p>
          </table:table-cell>
          <table:table-cell table:formula="of:=SUM([.F55:.F64])/10" office:value-type="float" office:value="0.368125" calcext:value-type="float">
            <text:p>0.36812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12340495697572" calcext:value-type="float">
            <text:p>0.001234049569757</text:p>
          </table:table-cell>
          <table:table-cell office:value-type="float" office:value="0.000000000027632148999479" calcext:value-type="float">
            <text:p>2.7632148999479E-11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290625" calcext:value-type="float">
            <text:p>0.2906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3.378125" calcext:value-type="float">
            <text:p>3.378125</text:p>
          </table:table-cell>
          <table:table-cell office:value-type="float" office:value="1" calcext:value-type="float">
            <text:p>1</text:p>
          </table:table-cell>
          <table:table-cell office:value-type="float" office:value="0.3391753911972" calcext:value-type="float">
            <text:p>0.3391753911972</text:p>
          </table:table-cell>
          <table:table-cell table:number-columns-repeated="3"/>
          <table:table-cell table:formula="of:=SUM([.E56:.E65])/10" office:value-type="float" office:value="0.3046875" calcext:value-type="float">
            <text:p>0.3046875</text:p>
          </table:table-cell>
          <table:table-cell table:formula="of:=SUM([.F56:.F65])/10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10319202563551" calcext:value-type="float">
            <text:p>0.001031920256355</text:p>
          </table:table-cell>
          <table:table-cell office:value-type="float" office:value="0" calcext:value-type="float">
            <text:p>0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3.33125" calcext:value-type="float">
            <text:p>3.33125</text:p>
          </table:table-cell>
          <table:table-cell office:value-type="float" office:value="1" calcext:value-type="float">
            <text:p>1</text:p>
          </table:table-cell>
          <table:table-cell office:value-type="float" office:value="0.32885825634003" calcext:value-type="float">
            <text:p>0.32885825634003</text:p>
          </table:table-cell>
          <table:table-cell table:number-columns-repeated="3"/>
          <table:table-cell table:formula="of:=SUM([.E57:.E66])/10" office:value-type="float" office:value="0.306875" calcext:value-type="float">
            <text:p>0.306875</text:p>
          </table:table-cell>
          <table:table-cell table:formula="of:=SUM([.F57:.F66])/10" office:value-type="float" office:value="0.37125" calcext:value-type="float">
            <text:p>0.3712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00085956935945433" calcext:value-type="float">
            <text:p>0.000859569359454</text:p>
          </table:table-cell>
          <table:table-cell office:value-type="float" office:value="0.000000000010045878018339" calcext:value-type="float">
            <text:p>1.0045878018339E-11</text:p>
          </table:table-cell>
          <table:table-cell office:value-type="float" office:value="0.284375" calcext:value-type="float">
            <text:p>0.2843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3.35" calcext:value-type="float">
            <text:p>3.35</text:p>
          </table:table-cell>
          <table:table-cell office:value-type="float" office:value="1" calcext:value-type="float">
            <text:p>1</text:p>
          </table:table-cell>
          <table:table-cell office:value-type="float" office:value="0.47308480739594" calcext:value-type="float">
            <text:p>0.47308480739594</text:p>
          </table:table-cell>
          <table:table-cell table:number-columns-repeated="3"/>
          <table:table-cell table:formula="of:=SUM([.E58:.E67])/10" office:value-type="float" office:value="0.305" calcext:value-type="float">
            <text:p>0.305</text:p>
          </table:table-cell>
          <table:table-cell table:formula="of:=SUM([.F58:.F67])/10" office:value-type="float" office:value="0.3725" calcext:value-type="float">
            <text:p>0.372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0010202824661974" calcext:value-type="float">
            <text:p>0.001020282466197</text:p>
          </table:table-cell>
          <table:table-cell office:value-type="float" office:value="0.0000000000093055658664798" calcext:value-type="float">
            <text:p>9.3055658664798E-12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4" calcext:value-type="float">
            <text:p>0.4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.346875" calcext:value-type="float">
            <text:p>3.346875</text:p>
          </table:table-cell>
          <table:table-cell office:value-type="float" office:value="1" calcext:value-type="float">
            <text:p>1</text:p>
          </table:table-cell>
          <table:table-cell office:value-type="float" office:value="0.39029262065887" calcext:value-type="float">
            <text:p>0.39029262065887</text:p>
          </table:table-cell>
          <table:table-cell table:number-columns-repeated="3"/>
          <table:table-cell table:formula="of:=SUM([.E59:.E68])/10" office:value-type="float" office:value="0.3053125" calcext:value-type="float">
            <text:p>0.3053125</text:p>
          </table:table-cell>
          <table:table-cell table:formula="of:=SUM([.F59:.F68])/10" office:value-type="float" office:value="0.371875" calcext:value-type="float">
            <text:p>0.37187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012985542794922" calcext:value-type="float">
            <text:p>0.001298554279492</text:p>
          </table:table-cell>
          <table:table-cell office:value-type="float" office:value="0.000000000080978356664521" calcext:value-type="float">
            <text:p>8.0978356664521E-1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440625" calcext:value-type="float">
            <text:p>0.440625</text:p>
          </table:table-cell>
          <table:table-cell office:value-type="float" office:value="0.6125" calcext:value-type="float">
            <text:p>0.6125</text:p>
          </table:table-cell>
          <table:table-cell office:value-type="float" office:value="3.321875" calcext:value-type="float">
            <text:p>3.321875</text:p>
          </table:table-cell>
          <table:table-cell office:value-type="float" office:value="1" calcext:value-type="float">
            <text:p>1</text:p>
          </table:table-cell>
          <table:table-cell office:value-type="float" office:value="0.35017914772034" calcext:value-type="float">
            <text:p>0.35017914772034</text:p>
          </table:table-cell>
          <table:table-cell table:number-columns-repeated="3"/>
          <table:table-cell table:formula="of:=SUM([.E60:.E69])/10" office:value-type="float" office:value="0.3146875" calcext:value-type="float">
            <text:p>0.3146875</text:p>
          </table:table-cell>
          <table:table-cell table:formula="of:=SUM([.F60:.F69])/10" office:value-type="float" office:value="0.3821875" calcext:value-type="float">
            <text:p>0.382187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00095416451586061" calcext:value-type="float">
            <text:p>0.000954164515861</text:p>
          </table:table-cell>
          <table:table-cell office:value-type="float" office:value="0.0000000000035230443562462" calcext:value-type="float">
            <text:p>3.5230443562462E-12</text:p>
          </table:table-cell>
          <table:table-cell office:value-type="float" office:value="0.2640625" calcext:value-type="float">
            <text:p>0.2640625</text:p>
          </table:table-cell>
          <table:table-cell office:value-type="float" office:value="0.253125" calcext:value-type="float">
            <text:p>0.253125</text:p>
          </table:table-cell>
          <table:table-cell office:value-type="float" office:value="0.309375" calcext:value-type="float">
            <text:p>0.3093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3.30625" calcext:value-type="float">
            <text:p>3.30625</text:p>
          </table:table-cell>
          <table:table-cell office:value-type="float" office:value="1" calcext:value-type="float">
            <text:p>1</text:p>
          </table:table-cell>
          <table:table-cell office:value-type="float" office:value="0.3434432387352" calcext:value-type="float">
            <text:p>0.3434432387352</text:p>
          </table:table-cell>
          <table:table-cell table:number-columns-repeated="3"/>
          <table:table-cell table:formula="of:=SUM([.E61:.E70])/10" office:value-type="float" office:value="0.3075" calcext:value-type="float">
            <text:p>0.3075</text:p>
          </table:table-cell>
          <table:table-cell table:formula="of:=SUM([.F61:.F70])/10" office:value-type="float" office:value="0.3734375" calcext:value-type="float">
            <text:p>0.37343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96117910143221" calcext:value-type="float">
            <text:p>0.000961179101432</text:p>
          </table:table-cell>
          <table:table-cell office:value-type="float" office:value="0" calcext:value-type="float">
            <text:p>0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.315625" calcext:value-type="float">
            <text:p>3.315625</text:p>
          </table:table-cell>
          <table:table-cell office:value-type="float" office:value="1" calcext:value-type="float">
            <text:p>1</text:p>
          </table:table-cell>
          <table:table-cell office:value-type="float" office:value="0.44762405157089" calcext:value-type="float">
            <text:p>0.44762405157089</text:p>
          </table:table-cell>
          <table:table-cell table:number-columns-repeated="3"/>
          <table:table-cell table:formula="of:=SUM([.E62:.E71])/10" office:value-type="float" office:value="0.3009375" calcext:value-type="float">
            <text:p>0.3009375</text:p>
          </table:table-cell>
          <table:table-cell table:formula="of:=SUM([.F62:.F71])/10" office:value-type="float" office:value="0.3665625" calcext:value-type="float">
            <text:p>0.366562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0010263143623888" calcext:value-type="float">
            <text:p>0.001026314362389</text:p>
          </table:table-cell>
          <table:table-cell office:value-type="float" office:value="0.000000000057544891074457" calcext:value-type="float">
            <text:p>5.7544891074457E-11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3.3625" calcext:value-type="float">
            <text:p>3.3625</text:p>
          </table:table-cell>
          <table:table-cell office:value-type="float" office:value="1" calcext:value-type="float">
            <text:p>1</text:p>
          </table:table-cell>
          <table:table-cell office:value-type="float" office:value="0.46207269430161" calcext:value-type="float">
            <text:p>0.46207269430161</text:p>
          </table:table-cell>
          <table:table-cell table:number-columns-repeated="3"/>
          <table:table-cell table:formula="of:=SUM([.E63:.E72])/10" office:value-type="float" office:value="0.3025" calcext:value-type="float">
            <text:p>0.3025</text:p>
          </table:table-cell>
          <table:table-cell table:formula="of:=SUM([.F63:.F72])/10" office:value-type="float" office:value="0.3721875" calcext:value-type="float">
            <text:p>0.372187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0094109330821084" calcext:value-type="float">
            <text:p>0.000941093308211</text:p>
          </table:table-cell>
          <table:table-cell office:value-type="float" office:value="0" calcext:value-type="float">
            <text:p>0</text:p>
          </table:table-cell>
          <table:table-cell office:value-type="float" office:value="0.271875" calcext:value-type="float">
            <text:p>0.271875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3.3375" calcext:value-type="float">
            <text:p>3.3375</text:p>
          </table:table-cell>
          <table:table-cell office:value-type="float" office:value="1" calcext:value-type="float">
            <text:p>1</text:p>
          </table:table-cell>
          <table:table-cell office:value-type="float" office:value="0.54355313777924" calcext:value-type="float">
            <text:p>0.54355313777924</text:p>
          </table:table-cell>
          <table:table-cell table:number-columns-repeated="3"/>
          <table:table-cell table:formula="of:=SUM([.E64:.E73])/10" office:value-type="float" office:value="0.2946875" calcext:value-type="float">
            <text:p>0.2946875</text:p>
          </table:table-cell>
          <table:table-cell table:formula="of:=SUM([.F64:.F73])/10" office:value-type="float" office:value="0.3646875" calcext:value-type="float">
            <text:p>0.364687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0076945812688791" calcext:value-type="float">
            <text:p>0.000769458126888</text:p>
          </table:table-cell>
          <table:table-cell office:value-type="float" office:value="0.0000000000012604990835829" calcext:value-type="float">
            <text:p>1.2604990835829E-12</text:p>
          </table:table-cell>
          <table:table-cell office:value-type="float" office:value="0.2609375" calcext:value-type="float">
            <text:p>0.2609375</text:p>
          </table:table-cell>
          <table:table-cell office:value-type="float" office:value="0.309375" calcext:value-type="float">
            <text:p>0.309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0.42809351682663" calcext:value-type="float">
            <text:p>0.42809351682663</text:p>
          </table:table-cell>
          <table:table-cell table:number-columns-repeated="3"/>
          <table:table-cell table:formula="of:=SUM([.E65:.E74])/10" office:value-type="float" office:value="0.296875" calcext:value-type="float">
            <text:p>0.296875</text:p>
          </table:table-cell>
          <table:table-cell table:formula="of:=SUM([.F65:.F74])/10" office:value-type="float" office:value="0.3671875" calcext:value-type="float">
            <text:p>0.367187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007248779067595" calcext:value-type="float">
            <text:p>0.00072487790676</text:p>
          </table:table-cell>
          <table:table-cell office:value-type="float" office:value="0.00000000000084780368489468" calcext:value-type="float">
            <text:p>8.4780368489468E-13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3.275" calcext:value-type="float">
            <text:p>3.275</text:p>
          </table:table-cell>
          <table:table-cell office:value-type="float" office:value="1" calcext:value-type="float">
            <text:p>1</text:p>
          </table:table-cell>
          <table:table-cell office:value-type="float" office:value="0.3852837562561" calcext:value-type="float">
            <text:p>0.3852837562561</text:p>
          </table:table-cell>
          <table:table-cell table:number-columns-repeated="3"/>
          <table:table-cell table:formula="of:=SUM([.E66:.E75])/10" office:value-type="float" office:value="0.2971875" calcext:value-type="float">
            <text:p>0.2971875</text:p>
          </table:table-cell>
          <table:table-cell table:formula="of:=SUM([.F66:.F75])/10" office:value-type="float" office:value="0.3659375" calcext:value-type="float">
            <text:p>0.36593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86526180239161" calcext:value-type="float">
            <text:p>0.000865261802392</text:p>
          </table:table-cell>
          <table:table-cell office:value-type="float" office:value="0" calcext:value-type="float">
            <text:p>0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3.334375" calcext:value-type="float">
            <text:p>3.334375</text:p>
          </table:table-cell>
          <table:table-cell office:value-type="float" office:value="1" calcext:value-type="float">
            <text:p>1</text:p>
          </table:table-cell>
          <table:table-cell office:value-type="float" office:value="0.35730085372925" calcext:value-type="float">
            <text:p>0.35730085372925</text:p>
          </table:table-cell>
          <table:table-cell table:number-columns-repeated="3"/>
          <table:table-cell table:formula="of:=SUM([.E67:.E76])/10" office:value-type="float" office:value="0.2984375" calcext:value-type="float">
            <text:p>0.2984375</text:p>
          </table:table-cell>
          <table:table-cell table:formula="of:=SUM([.F67:.F76])/10" office:value-type="float" office:value="0.3684375" calcext:value-type="float">
            <text:p>0.368437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00079904792655725" calcext:value-type="float">
            <text:p>0.000799047926557</text:p>
          </table:table-cell>
          <table:table-cell office:value-type="float" office:value="0" calcext:value-type="float">
            <text:p>0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3.315625" calcext:value-type="float">
            <text:p>3.315625</text:p>
          </table:table-cell>
          <table:table-cell office:value-type="float" office:value="1" calcext:value-type="float">
            <text:p>1</text:p>
          </table:table-cell>
          <table:table-cell office:value-type="float" office:value="0.35440857410431" calcext:value-type="float">
            <text:p>0.35440857410431</text:p>
          </table:table-cell>
          <table:table-cell table:number-columns-repeated="3"/>
          <table:table-cell table:formula="of:=SUM([.E68:.E77])/10" office:value-type="float" office:value="0.3046875" calcext:value-type="float">
            <text:p>0.3046875</text:p>
          </table:table-cell>
          <table:table-cell table:formula="of:=SUM([.F68:.F77])/10" office:value-type="float" office:value="0.3703125" calcext:value-type="float">
            <text:p>0.370312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00091631238174159" calcext:value-type="float">
            <text:p>0.000916312381742</text:p>
          </table:table-cell>
          <table:table-cell office:value-type="float" office:value="0.00000000000017093008865959" calcext:value-type="float">
            <text:p>1.7093008865959E-13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290625" calcext:value-type="float">
            <text:p>0.2906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25" calcext:value-type="float">
            <text:p>0.525</text:p>
          </table:table-cell>
          <table:table-cell office:value-type="float" office:value="3.328125" calcext:value-type="float">
            <text:p>3.328125</text:p>
          </table:table-cell>
          <table:table-cell office:value-type="float" office:value="1" calcext:value-type="float">
            <text:p>1</text:p>
          </table:table-cell>
          <table:table-cell office:value-type="float" office:value="0.53151699304581" calcext:value-type="float">
            <text:p>0.53151699304581</text:p>
          </table:table-cell>
          <table:table-cell table:number-columns-repeated="3"/>
          <table:table-cell table:formula="of:=SUM([.E69:.E78])/10" office:value-type="float" office:value="0.300625" calcext:value-type="float">
            <text:p>0.300625</text:p>
          </table:table-cell>
          <table:table-cell table:formula="of:=SUM([.F69:.F78])/10" office:value-type="float" office:value="0.365625" calcext:value-type="float">
            <text:p>0.36562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0011716172361048" calcext:value-type="float">
            <text:p>0.001171617236105</text:p>
          </table:table-cell>
          <table:table-cell office:value-type="float" office:value="0" calcext:value-type="float">
            <text:p>0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3.26875" calcext:value-type="float">
            <text:p>3.26875</text:p>
          </table:table-cell>
          <table:table-cell office:value-type="float" office:value="1" calcext:value-type="float">
            <text:p>1</text:p>
          </table:table-cell>
          <table:table-cell office:value-type="float" office:value="0.50697336196899" calcext:value-type="float">
            <text:p>0.50697336196899</text:p>
          </table:table-cell>
          <table:table-cell table:number-columns-repeated="3"/>
          <table:table-cell table:formula="of:=SUM([.E70:.E79])/10" office:value-type="float" office:value="0.2940625" calcext:value-type="float">
            <text:p>0.2940625</text:p>
          </table:table-cell>
          <table:table-cell table:formula="of:=SUM([.F70:.F79])/10" office:value-type="float" office:value="0.3575" calcext:value-type="float">
            <text:p>0.3575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0011113773092802" calcext:value-type="float">
            <text:p>0.00111137730928</text:p>
          </table:table-cell>
          <table:table-cell office:value-type="float" office:value="0.0000000000044910047902746" calcext:value-type="float">
            <text:p>4.4910047902746E-12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3.403125" calcext:value-type="float">
            <text:p>3.403125</text:p>
          </table:table-cell>
          <table:table-cell office:value-type="float" office:value="1" calcext:value-type="float">
            <text:p>1</text:p>
          </table:table-cell>
          <table:table-cell office:value-type="float" office:value="0.76031970977783" calcext:value-type="float">
            <text:p>0.76031970977783</text:p>
          </table:table-cell>
          <table:table-cell table:number-columns-repeated="3"/>
          <table:table-cell table:formula="of:=SUM([.E71:.E80])/10" office:value-type="float" office:value="0.2953125" calcext:value-type="float">
            <text:p>0.2953125</text:p>
          </table:table-cell>
          <table:table-cell table:formula="of:=SUM([.F71:.F80])/10" office:value-type="float" office:value="0.361875" calcext:value-type="float">
            <text:p>0.3618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82604310446186" calcext:value-type="float">
            <text:p>0.000826043104462</text:p>
          </table:table-cell>
          <table:table-cell office:value-type="float" office:value="0" calcext:value-type="float">
            <text:p>0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290625" calcext:value-type="float">
            <text:p>0.2906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3.296875" calcext:value-type="float">
            <text:p>3.296875</text:p>
          </table:table-cell>
          <table:table-cell office:value-type="float" office:value="1" calcext:value-type="float">
            <text:p>1</text:p>
          </table:table-cell>
          <table:table-cell office:value-type="float" office:value="0.56358095407486" calcext:value-type="float">
            <text:p>0.56358095407486</text:p>
          </table:table-cell>
          <table:table-cell table:number-columns-repeated="3"/>
          <table:table-cell table:formula="of:=SUM([.E72:.E81])/10" office:value-type="float" office:value="0.2975" calcext:value-type="float">
            <text:p>0.2975</text:p>
          </table:table-cell>
          <table:table-cell table:formula="of:=SUM([.F72:.F81])/10" office:value-type="float" office:value="0.3634375" calcext:value-type="float">
            <text:p>0.3634375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0013207612399128" calcext:value-type="float">
            <text:p>0.001320761239913</text:p>
          </table:table-cell>
          <table:table-cell office:value-type="float" office:value="0" calcext:value-type="float">
            <text:p>0</text:p>
          </table:table-cell>
          <table:table-cell office:value-type="float" office:value="0.2765625" calcext:value-type="float">
            <text:p>0.2765625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3.38125" calcext:value-type="float">
            <text:p>3.38125</text:p>
          </table:table-cell>
          <table:table-cell office:value-type="float" office:value="1" calcext:value-type="float">
            <text:p>1</text:p>
          </table:table-cell>
          <table:table-cell office:value-type="float" office:value="0.43134932518005" calcext:value-type="float">
            <text:p>0.43134932518005</text:p>
          </table:table-cell>
          <table:table-cell table:number-columns-repeated="3"/>
          <table:table-cell table:formula="of:=SUM([.E73:.E82])/10" office:value-type="float" office:value="0.2996875" calcext:value-type="float">
            <text:p>0.2996875</text:p>
          </table:table-cell>
          <table:table-cell table:formula="of:=SUM([.F73:.F82])/10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0010842730858712" calcext:value-type="float">
            <text:p>0.001084273085871</text:p>
          </table:table-cell>
          <table:table-cell office:value-type="float" office:value="0.000000000040154840563744" calcext:value-type="float">
            <text:p>4.0154840563744E-11</text:p>
          </table:table-cell>
          <table:table-cell office:value-type="float" office:value="0.3" calcext:value-type="float">
            <text:p>0.3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3.33125" calcext:value-type="float">
            <text:p>3.33125</text:p>
          </table:table-cell>
          <table:table-cell office:value-type="float" office:value="1" calcext:value-type="float">
            <text:p>1</text:p>
          </table:table-cell>
          <table:table-cell office:value-type="float" office:value="0.35549540519714" calcext:value-type="float">
            <text:p>0.35549540519714</text:p>
          </table:table-cell>
          <table:table-cell table:number-columns-repeated="3"/>
          <table:table-cell table:formula="of:=SUM([.E74:.E83])/10" office:value-type="float" office:value="0.3109375" calcext:value-type="float">
            <text:p>0.3109375</text:p>
          </table:table-cell>
          <table:table-cell table:formula="of:=SUM([.F74:.F83])/10" office:value-type="float" office:value="0.369375" calcext:value-type="float">
            <text:p>0.36937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0010163660626858" calcext:value-type="float">
            <text:p>0.001016366062686</text:p>
          </table:table-cell>
          <table:table-cell office:value-type="float" office:value="0.00000000013533596951443" calcext:value-type="float">
            <text:p>1.3533596951443E-10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3.346875" calcext:value-type="float">
            <text:p>3.346875</text:p>
          </table:table-cell>
          <table:table-cell office:value-type="float" office:value="1" calcext:value-type="float">
            <text:p>1</text:p>
          </table:table-cell>
          <table:table-cell office:value-type="float" office:value="0.32351639270782" calcext:value-type="float">
            <text:p>0.32351639270782</text:p>
          </table:table-cell>
          <table:table-cell table:number-columns-repeated="3"/>
          <table:table-cell table:formula="of:=SUM([.E75:.E84])/10" office:value-type="float" office:value="0.311875" calcext:value-type="float">
            <text:p>0.311875</text:p>
          </table:table-cell>
          <table:table-cell table:formula="of:=SUM([.F75:.F84])/10" office:value-type="float" office:value="0.3690625" calcext:value-type="float">
            <text:p>0.369062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001092163391877" calcext:value-type="float">
            <text:p>0.001092163391877</text:p>
          </table:table-cell>
          <table:table-cell office:value-type="float" office:value="0.00000000000035985697928453" calcext:value-type="float">
            <text:p>3.5985697928453E-13</text:p>
          </table:table-cell>
          <table:table-cell office:value-type="float" office:value="0.2703125" calcext:value-type="float">
            <text:p>0.2703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0.575" calcext:value-type="float">
            <text:p>0.575</text:p>
          </table:table-cell>
          <table:table-cell office:value-type="float" office:value="3.328125" calcext:value-type="float">
            <text:p>3.328125</text:p>
          </table:table-cell>
          <table:table-cell office:value-type="float" office:value="1" calcext:value-type="float">
            <text:p>1</text:p>
          </table:table-cell>
          <table:table-cell office:value-type="float" office:value="0.47025035619736" calcext:value-type="float">
            <text:p>0.47025035619736</text:p>
          </table:table-cell>
          <table:table-cell table:number-columns-repeated="3"/>
          <table:table-cell table:formula="of:=SUM([.E76:.E85])/10" office:value-type="float" office:value="0.32" calcext:value-type="float">
            <text:p>0.32</text:p>
          </table:table-cell>
          <table:table-cell table:formula="of:=SUM([.F76:.F85])/10" office:value-type="float" office:value="0.3771875" calcext:value-type="float">
            <text:p>0.377187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12562612930196" calcext:value-type="float">
            <text:p>0.00125626129302</text:p>
          </table:table-cell>
          <table:table-cell office:value-type="float" office:value="0.000000000012305010482772" calcext:value-type="float">
            <text:p>1.2305010482772E-11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6125" calcext:value-type="float">
            <text:p>0.6125</text:p>
          </table:table-cell>
          <table:table-cell office:value-type="float" office:value="3.265625" calcext:value-type="float">
            <text:p>3.265625</text:p>
          </table:table-cell>
          <table:table-cell office:value-type="float" office:value="1" calcext:value-type="float">
            <text:p>1</text:p>
          </table:table-cell>
          <table:table-cell office:value-type="float" office:value="0.47286870479584" calcext:value-type="float">
            <text:p>0.47286870479584</text:p>
          </table:table-cell>
          <table:table-cell table:number-columns-repeated="3"/>
          <table:table-cell table:formula="of:=SUM([.E77:.E86])/10" office:value-type="float" office:value="0.3253125" calcext:value-type="float">
            <text:p>0.3253125</text:p>
          </table:table-cell>
          <table:table-cell table:formula="of:=SUM([.F77:.F86])/10" office:value-type="float" office:value="0.3778125" calcext:value-type="float">
            <text:p>0.377812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0010497599261726" calcext:value-type="float">
            <text:p>0.001049759926173</text:p>
          </table:table-cell>
          <table:table-cell office:value-type="float" office:value="0.000000000014080729637822" calcext:value-type="float">
            <text:p>1.4080729637822E-11</text:p>
          </table:table-cell>
          <table:table-cell office:value-type="float" office:value="0.284375" calcext:value-type="float">
            <text:p>0.284375</text:p>
          </table:table-cell>
          <table:table-cell office:value-type="float" office:value="0.321875" calcext:value-type="float">
            <text:p>0.321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3.321875" calcext:value-type="float">
            <text:p>3.321875</text:p>
          </table:table-cell>
          <table:table-cell office:value-type="float" office:value="1" calcext:value-type="float">
            <text:p>1</text:p>
          </table:table-cell>
          <table:table-cell office:value-type="float" office:value="0.51142935752869" calcext:value-type="float">
            <text:p>0.51142935752869</text:p>
          </table:table-cell>
          <table:table-cell table:number-columns-repeated="3"/>
          <table:table-cell table:formula="of:=SUM([.E78:.E87])/10" office:value-type="float" office:value="0.323125" calcext:value-type="float">
            <text:p>0.323125</text:p>
          </table:table-cell>
          <table:table-cell table:formula="of:=SUM([.F78:.F87])/10" office:value-type="float" office:value="0.3775" calcext:value-type="float">
            <text:p>0.377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.0010728491892223" calcext:value-type="float">
            <text:p>0.001072849189222</text:p>
          </table:table-cell>
          <table:table-cell office:value-type="float" office:value="0.000000000001077527997384" calcext:value-type="float">
            <text:p>1.077527997384E-12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4375" calcext:value-type="float">
            <text:p>0.2843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3.34375" calcext:value-type="float">
            <text:p>3.34375</text:p>
          </table:table-cell>
          <table:table-cell office:value-type="float" office:value="1" calcext:value-type="float">
            <text:p>1</text:p>
          </table:table-cell>
          <table:table-cell office:value-type="float" office:value="0.48786278963089" calcext:value-type="float">
            <text:p>0.48786278963089</text:p>
          </table:table-cell>
          <table:table-cell table:number-columns-repeated="3"/>
          <table:table-cell table:formula="of:=SUM([.E79:.E88])/10" office:value-type="float" office:value="0.3225" calcext:value-type="float">
            <text:p>0.3225</text:p>
          </table:table-cell>
          <table:table-cell table:formula="of:=SUM([.F79:.F88])/10" office:value-type="float" office:value="0.3784375" calcext:value-type="float">
            <text:p>0.378437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.0011277773053735" calcext:value-type="float">
            <text:p>0.001127777305374</text:p>
          </table:table-cell>
          <table:table-cell office:value-type="float" office:value="0" calcext:value-type="float">
            <text:p>0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3.3875" calcext:value-type="float">
            <text:p>3.3875</text:p>
          </table:table-cell>
          <table:table-cell office:value-type="float" office:value="1" calcext:value-type="float">
            <text:p>1</text:p>
          </table:table-cell>
          <table:table-cell office:value-type="float" office:value="0.65632385015488" calcext:value-type="float">
            <text:p>0.65632385015488</text:p>
          </table:table-cell>
          <table:table-cell table:number-columns-repeated="3"/>
          <table:table-cell table:formula="of:=SUM([.E80:.E89])/10" office:value-type="float" office:value="0.3234375" calcext:value-type="float">
            <text:p>0.3234375</text:p>
          </table:table-cell>
          <table:table-cell table:formula="of:=SUM([.F80:.F89])/10" office:value-type="float" office:value="0.379375" calcext:value-type="float">
            <text:p>0.37937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.00098777041603171" calcext:value-type="float">
            <text:p>0.000987770416032</text:p>
          </table:table-cell>
          <table:table-cell office:value-type="float" office:value="0" calcext:value-type="float">
            <text:p>0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4" calcext:value-type="float">
            <text:p>0.4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3.384375" calcext:value-type="float">
            <text:p>3.384375</text:p>
          </table:table-cell>
          <table:table-cell office:value-type="float" office:value="1" calcext:value-type="float">
            <text:p>1</text:p>
          </table:table-cell>
          <table:table-cell office:value-type="float" office:value="0.63129684925079" calcext:value-type="float">
            <text:p>0.63129684925079</text:p>
          </table:table-cell>
          <table:table-cell table:number-columns-repeated="3"/>
          <table:table-cell table:formula="of:=SUM([.E81:.E90])/10" office:value-type="float" office:value="0.3315625" calcext:value-type="float">
            <text:p>0.3315625</text:p>
          </table:table-cell>
          <table:table-cell table:formula="of:=SUM([.F81:.F90])/10" office:value-type="float" office:value="0.3840625" calcext:value-type="float">
            <text:p>0.38406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1301096091629" calcext:value-type="float">
            <text:p>0.001301096091629</text:p>
          </table:table-cell>
          <table:table-cell office:value-type="float" office:value="0.000000000036870537178935" calcext:value-type="float">
            <text:p>3.6870537178935E-11</text:p>
          </table:table-cell>
          <table:table-cell office:value-type="float" office:value="0.2640625" calcext:value-type="float">
            <text:p>0.2640625</text:p>
          </table:table-cell>
          <table:table-cell office:value-type="float" office:value="0.278125" calcext:value-type="float">
            <text:p>0.2781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3.33125" calcext:value-type="float">
            <text:p>3.33125</text:p>
          </table:table-cell>
          <table:table-cell office:value-type="float" office:value="1" calcext:value-type="float">
            <text:p>1</text:p>
          </table:table-cell>
          <table:table-cell office:value-type="float" office:value="0.49481489658356" calcext:value-type="float">
            <text:p>0.49481489658356</text:p>
          </table:table-cell>
          <table:table-cell table:number-columns-repeated="3"/>
          <table:table-cell table:formula="of:=SUM([.E82:.E91])/10" office:value-type="float" office:value="0.3303125" calcext:value-type="float">
            <text:p>0.3303125</text:p>
          </table:table-cell>
          <table:table-cell table:formula="of:=SUM([.F82:.F91])/10" office:value-type="float" office:value="0.384375" calcext:value-type="float">
            <text:p>0.38437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.00096024043668876" calcext:value-type="float">
            <text:p>0.000960240436689</text:p>
          </table:table-cell>
          <table:table-cell office:value-type="float" office:value="0.00000000000053961982451889" calcext:value-type="float">
            <text:p>5.3961982451889E-13</text:p>
          </table:table-cell>
          <table:table-cell office:value-type="float" office:value="0.3" calcext:value-type="float">
            <text:p>0.3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375" calcext:value-type="float">
            <text:p>0.5375</text:p>
          </table:table-cell>
          <table:table-cell office:value-type="float" office:value="3.3125" calcext:value-type="float">
            <text:p>3.3125</text:p>
          </table:table-cell>
          <table:table-cell office:value-type="float" office:value="1" calcext:value-type="float">
            <text:p>1</text:p>
          </table:table-cell>
          <table:table-cell office:value-type="float" office:value="0.38136773109436" calcext:value-type="float">
            <text:p>0.38136773109436</text:p>
          </table:table-cell>
          <table:table-cell table:number-columns-repeated="3"/>
          <table:table-cell table:formula="of:=SUM([.E83:.E92])/10" office:value-type="float" office:value="0.3290625" calcext:value-type="float">
            <text:p>0.3290625</text:p>
          </table:table-cell>
          <table:table-cell table:formula="of:=SUM([.F83:.F92])/10" office:value-type="float" office:value="0.3853125" calcext:value-type="float">
            <text:p>0.385312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00079513974415022" calcext:value-type="float">
            <text:p>0.00079513974415</text:p>
          </table:table-cell>
          <table:table-cell office:value-type="float" office:value="0.000000000010331564770372" calcext:value-type="float">
            <text:p>1.0331564770372E-11</text:p>
          </table:table-cell>
          <table:table-cell office:value-type="float" office:value="0.2765625" calcext:value-type="float">
            <text:p>0.2765625</text:p>
          </table:table-cell>
          <table:table-cell office:value-type="float" office:value="0.290625" calcext:value-type="float">
            <text:p>0.2906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75" calcext:value-type="float">
            <text:p>0.575</text:p>
          </table:table-cell>
          <table:table-cell office:value-type="float" office:value="3.390625" calcext:value-type="float">
            <text:p>3.390625</text:p>
          </table:table-cell>
          <table:table-cell office:value-type="float" office:value="1" calcext:value-type="float">
            <text:p>1</text:p>
          </table:table-cell>
          <table:table-cell office:value-type="float" office:value="0.34845968484879" calcext:value-type="float">
            <text:p>0.34845968484879</text:p>
          </table:table-cell>
          <table:table-cell table:number-columns-repeated="3"/>
          <table:table-cell table:formula="of:=SUM([.E84:.E93])/10" office:value-type="float" office:value="0.3225" calcext:value-type="float">
            <text:p>0.3225</text:p>
          </table:table-cell>
          <table:table-cell table:formula="of:=SUM([.F84:.F93])/10" office:value-type="float" office:value="0.37875" calcext:value-type="float">
            <text:p>0.37875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001113519055798" calcext:value-type="float">
            <text:p>0.001113519055798</text:p>
          </table:table-cell>
          <table:table-cell office:value-type="float" office:value="0.000000000029290573829235" calcext:value-type="float">
            <text:p>2.9290573829235E-11</text:p>
          </table:table-cell>
          <table:table-cell office:value-type="float" office:value="0.2546875" calcext:value-type="float">
            <text:p>0.2546875</text:p>
          </table:table-cell>
          <table:table-cell office:value-type="float" office:value="0.309375" calcext:value-type="float">
            <text:p>0.3093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3.36875" calcext:value-type="float">
            <text:p>3.36875</text:p>
          </table:table-cell>
          <table:table-cell office:value-type="float" office:value="1" calcext:value-type="float">
            <text:p>1</text:p>
          </table:table-cell>
          <table:table-cell office:value-type="float" office:value="0.3590280175209" calcext:value-type="float">
            <text:p>0.3590280175209</text:p>
          </table:table-cell>
          <table:table-cell table:number-columns-repeated="3"/>
          <table:table-cell table:formula="of:=SUM([.E85:.E94])/10" office:value-type="float" office:value="0.3215625" calcext:value-type="float">
            <text:p>0.3215625</text:p>
          </table:table-cell>
          <table:table-cell table:formula="of:=SUM([.F85:.F94])/10" office:value-type="float" office:value="0.38125" calcext:value-type="float">
            <text:p>0.3812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00094227897061501" calcext:value-type="float">
            <text:p>0.000942278970615</text:p>
          </table:table-cell>
          <table:table-cell office:value-type="float" office:value="0.00000000000057682712772955" calcext:value-type="float">
            <text:p>5.7682712772955E-13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0.290625" calcext:value-type="float">
            <text:p>0.290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3.309375" calcext:value-type="float">
            <text:p>3.309375</text:p>
          </table:table-cell>
          <table:table-cell office:value-type="float" office:value="1" calcext:value-type="float">
            <text:p>1</text:p>
          </table:table-cell>
          <table:table-cell office:value-type="float" office:value="0.33701094388962" calcext:value-type="float">
            <text:p>0.33701094388962</text:p>
          </table:table-cell>
          <table:table-cell table:number-columns-repeated="3"/>
          <table:table-cell table:formula="of:=SUM([.E86:.E95])/10" office:value-type="float" office:value="0.313125" calcext:value-type="float">
            <text:p>0.313125</text:p>
          </table:table-cell>
          <table:table-cell table:formula="of:=SUM([.F86:.F95])/10" office:value-type="float" office:value="0.3740625" calcext:value-type="float">
            <text:p>0.374062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10430845199153" calcext:value-type="float">
            <text:p>0.001043084519915</text:p>
          </table:table-cell>
          <table:table-cell office:value-type="float" office:value="0" calcext:value-type="float">
            <text:p>0</text:p>
          </table:table-cell>
          <table:table-cell office:value-type="float" office:value="0.2765625" calcext:value-type="float">
            <text:p>0.276562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3.39375" calcext:value-type="float">
            <text:p>3.39375</text:p>
          </table:table-cell>
          <table:table-cell office:value-type="float" office:value="1" calcext:value-type="float">
            <text:p>1</text:p>
          </table:table-cell>
          <table:table-cell office:value-type="float" office:value="0.34372067451477" calcext:value-type="float">
            <text:p>0.34372067451477</text:p>
          </table:table-cell>
          <table:table-cell table:number-columns-repeated="3"/>
          <table:table-cell table:formula="of:=SUM([.E87:.E96])/10" office:value-type="float" office:value="0.30875" calcext:value-type="float">
            <text:p>0.30875</text:p>
          </table:table-cell>
          <table:table-cell table:formula="of:=SUM([.F87:.F96])/10" office:value-type="float" office:value="0.3775" calcext:value-type="float">
            <text:p>0.377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0010979490885802" calcext:value-type="float">
            <text:p>0.00109794908858</text:p>
          </table:table-cell>
          <table:table-cell office:value-type="float" office:value="0" calcext:value-type="float">
            <text:p>0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3.31875" calcext:value-type="float">
            <text:p>3.31875</text:p>
          </table:table-cell>
          <table:table-cell office:value-type="float" office:value="1" calcext:value-type="float">
            <text:p>1</text:p>
          </table:table-cell>
          <table:table-cell office:value-type="float" office:value="0.37094355821609" calcext:value-type="float">
            <text:p>0.37094355821609</text:p>
          </table:table-cell>
          <table:table-cell table:number-columns-repeated="3"/>
          <table:table-cell table:formula="of:=SUM([.E88:.E97])/10" office:value-type="float" office:value="0.30625" calcext:value-type="float">
            <text:p>0.30625</text:p>
          </table:table-cell>
          <table:table-cell table:formula="of:=SUM([.F88:.F97])/10" office:value-type="float" office:value="0.3765625" calcext:value-type="float">
            <text:p>0.3765625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0011704190932505" calcext:value-type="float">
            <text:p>0.001170419093251</text:p>
          </table:table-cell>
          <table:table-cell office:value-type="float" office:value="0.000000000022735158200504" calcext:value-type="float">
            <text:p>2.2735158200504E-11</text:p>
          </table:table-cell>
          <table:table-cell office:value-type="float" office:value="0.2609375" calcext:value-type="float">
            <text:p>0.26093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5" calcext:value-type="float">
            <text:p>0.55</text:p>
          </table:table-cell>
          <table:table-cell office:value-type="float" office:value="3.325" calcext:value-type="float">
            <text:p>3.325</text:p>
          </table:table-cell>
          <table:table-cell office:value-type="float" office:value="1" calcext:value-type="float">
            <text:p>1</text:p>
          </table:table-cell>
          <table:table-cell office:value-type="float" office:value="0.49751987457275" calcext:value-type="float">
            <text:p>0.49751987457275</text:p>
          </table:table-cell>
          <table:table-cell table:number-columns-repeated="3"/>
          <table:table-cell table:formula="of:=SUM([.E89:.E98])/10" office:value-type="float" office:value="0.3090625" calcext:value-type="float">
            <text:p>0.3090625</text:p>
          </table:table-cell>
          <table:table-cell table:formula="of:=SUM([.F89:.F98])/10" office:value-type="float" office:value="0.3775" calcext:value-type="float">
            <text:p>0.377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010570523016213" calcext:value-type="float">
            <text:p>0.001057052301621</text:p>
          </table:table-cell>
          <table:table-cell office:value-type="float" office:value="0.00000000000018956800105357" calcext:value-type="float">
            <text:p>1.8956800105357E-13</text:p>
          </table:table-cell>
          <table:table-cell office:value-type="float" office:value="0.2765625" calcext:value-type="float">
            <text:p>0.2765625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75" calcext:value-type="float">
            <text:p>0.575</text:p>
          </table:table-cell>
          <table:table-cell office:value-type="float" office:value="3.278125" calcext:value-type="float">
            <text:p>3.278125</text:p>
          </table:table-cell>
          <table:table-cell office:value-type="float" office:value="1" calcext:value-type="float">
            <text:p>1</text:p>
          </table:table-cell>
          <table:table-cell office:value-type="float" office:value="0.56642558574677" calcext:value-type="float">
            <text:p>0.56642558574677</text:p>
          </table:table-cell>
          <table:table-cell table:number-columns-repeated="3"/>
          <table:table-cell table:formula="of:=SUM([.E90:.E99])/10" office:value-type="float" office:value="0.306875" calcext:value-type="float">
            <text:p>0.306875</text:p>
          </table:table-cell>
          <table:table-cell table:formula="of:=SUM([.F90:.F99])/10" office:value-type="float" office:value="0.3771875" calcext:value-type="float">
            <text:p>0.377187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00088500048877904" calcext:value-type="float">
            <text:p>0.000885000488779</text:p>
          </table:table-cell>
          <table:table-cell office:value-type="float" office:value="0.000000000025482865383814" calcext:value-type="float">
            <text:p>2.5482865383814E-11</text:p>
          </table:table-cell>
          <table:table-cell office:value-type="float" office:value="0.2828125" calcext:value-type="float">
            <text:p>0.2828125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3.2875" calcext:value-type="float">
            <text:p>3.2875</text:p>
          </table:table-cell>
          <table:table-cell office:value-type="float" office:value="1" calcext:value-type="float">
            <text:p>1</text:p>
          </table:table-cell>
          <table:table-cell office:value-type="float" office:value="0.57335251569748" calcext:value-type="float">
            <text:p>0.57335251569748</text:p>
          </table:table-cell>
          <table:table-cell table:number-columns-repeated="3"/>
          <table:table-cell table:formula="of:=SUM([.E91:.E100])/10" office:value-type="float" office:value="0.30375" calcext:value-type="float">
            <text:p>0.30375</text:p>
          </table:table-cell>
          <table:table-cell table:formula="of:=SUM([.F91:.F100])/10" office:value-type="float" office:value="0.3728125" calcext:value-type="float">
            <text:p>0.37281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366569831589" calcext:value-type="float">
            <text:p>0.001366569831589</text:p>
          </table:table-cell>
          <table:table-cell office:value-type="float" office:value="0.000000000044874691462748" calcext:value-type="float">
            <text:p>4.4874691462748E-11</text:p>
          </table:table-cell>
          <table:table-cell office:value-type="float" office:value="0.278125" calcext:value-type="float">
            <text:p>0.2781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.31875" calcext:value-type="float">
            <text:p>3.31875</text:p>
          </table:table-cell>
          <table:table-cell office:value-type="float" office:value="1" calcext:value-type="float">
            <text:p>1</text:p>
          </table:table-cell>
          <table:table-cell office:value-type="float" office:value="0.54538362026215" calcext:value-type="float">
            <text:p>0.54538362026215</text:p>
          </table:table-cell>
          <table:table-cell table:number-columns-repeated="3"/>
          <table:table-cell table:formula="of:=SUM([.E92:.E101])/10" office:value-type="float" office:value="0.3034375" calcext:value-type="float">
            <text:p>0.3034375</text:p>
          </table:table-cell>
          <table:table-cell table:formula="of:=SUM([.F92:.F101])/10" office:value-type="float" office:value="0.371875" calcext:value-type="float">
            <text:p>0.37187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00076728797212127" calcext:value-type="float">
            <text:p>0.000767287972121</text:p>
          </table:table-cell>
          <table:table-cell office:value-type="float" office:value="0.000000000047998286595297" calcext:value-type="float">
            <text:p>4.7998286595297E-11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75" calcext:value-type="float">
            <text:p>0.575</text:p>
          </table:table-cell>
          <table:table-cell office:value-type="float" office:value="3.325" calcext:value-type="float">
            <text:p>3.325</text:p>
          </table:table-cell>
          <table:table-cell office:value-type="float" office:value="1" calcext:value-type="float">
            <text:p>1</text:p>
          </table:table-cell>
          <table:table-cell office:value-type="float" office:value="0.57988973855972" calcext:value-type="float">
            <text:p>0.57988973855972</text:p>
          </table:table-cell>
          <table:table-cell table:number-columns-repeated="3"/>
          <table:table-cell table:formula="of:=SUM([.E93:.E102])/10" office:value-type="float" office:value="0.300625" calcext:value-type="float">
            <text:p>0.300625</text:p>
          </table:table-cell>
          <table:table-cell table:formula="of:=SUM([.F93:.F102])/10" office:value-type="float" office:value="0.369375" calcext:value-type="float">
            <text:p>0.36937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.00072148093895521" calcext:value-type="float">
            <text:p>0.000721480938955</text:p>
          </table:table-cell>
          <table:table-cell office:value-type="float" office:value="0.00000000010155209676649" calcext:value-type="float">
            <text:p>1.0155209676649E-10</text:p>
          </table:table-cell>
          <table:table-cell office:value-type="float" office:value="0.2796875" calcext:value-type="float">
            <text:p>0.2796875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3.3125" calcext:value-type="float">
            <text:p>3.3125</text:p>
          </table:table-cell>
          <table:table-cell office:value-type="float" office:value="1" calcext:value-type="float">
            <text:p>1</text:p>
          </table:table-cell>
          <table:table-cell office:value-type="float" office:value="0.35504819154739" calcext:value-type="float">
            <text:p>0.35504819154739</text:p>
          </table:table-cell>
          <table:table-cell table:number-columns-repeated="3"/>
          <table:table-cell table:formula="of:=SUM([.E94:.E103])/10" office:value-type="float" office:value="0.3009375" calcext:value-type="float">
            <text:p>0.3009375</text:p>
          </table:table-cell>
          <table:table-cell table:formula="of:=SUM([.F94:.F103])/10" office:value-type="float" office:value="0.3721875" calcext:value-type="float">
            <text:p>0.3721875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.0011071280845499" calcext:value-type="float">
            <text:p>0.00110712808455</text:p>
          </table:table-cell>
          <table:table-cell office:value-type="float" office:value="0.00000000016104777229679" calcext:value-type="float">
            <text:p>1.6104777229679E-10</text:p>
          </table:table-cell>
          <table:table-cell office:value-type="float" office:value="0.246875" calcext:value-type="float">
            <text:p>0.24687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3.31875" calcext:value-type="float">
            <text:p>3.31875</text:p>
          </table:table-cell>
          <table:table-cell office:value-type="float" office:value="1" calcext:value-type="float">
            <text:p>1</text:p>
          </table:table-cell>
          <table:table-cell office:value-type="float" office:value="0.5126173377037" calcext:value-type="float">
            <text:p>0.5126173377037</text:p>
          </table:table-cell>
          <table:table-cell table:number-columns-repeated="3"/>
          <table:table-cell table:formula="of:=SUM([.E95:.E104])/10" office:value-type="float" office:value="0.29875" calcext:value-type="float">
            <text:p>0.29875</text:p>
          </table:table-cell>
          <table:table-cell table:formula="of:=SUM([.F95:.F104])/10" office:value-type="float" office:value="0.369375" calcext:value-type="float">
            <text:p>0.369375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.00094792742165737" calcext:value-type="float">
            <text:p>0.000947927421657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3.371875" calcext:value-type="float">
            <text:p>3.371875</text:p>
          </table:table-cell>
          <table:table-cell office:value-type="float" office:value="1" calcext:value-type="float">
            <text:p>1</text:p>
          </table:table-cell>
          <table:table-cell office:value-type="float" office:value="0.53182951211929" calcext:value-type="float">
            <text:p>0.53182951211929</text:p>
          </table:table-cell>
          <table:table-cell table:number-columns-repeated="3"/>
          <table:table-cell table:formula="of:=SUM([.E96:.E105])/10" office:value-type="float" office:value="0.2978125" calcext:value-type="float">
            <text:p>0.2978125</text:p>
          </table:table-cell>
          <table:table-cell table:formula="of:=SUM([.F96:.F105])/10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071005928330123" calcext:value-type="float">
            <text:p>0.000710059283301</text:p>
          </table:table-cell>
          <table:table-cell office:value-type="float" office:value="0.000000000010682141542845" calcext:value-type="float">
            <text:p>1.0682141542845E-11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0.35" calcext:value-type="float">
            <text:p>0.3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3.334375" calcext:value-type="float">
            <text:p>3.334375</text:p>
          </table:table-cell>
          <table:table-cell office:value-type="float" office:value="1" calcext:value-type="float">
            <text:p>1</text:p>
          </table:table-cell>
          <table:table-cell office:value-type="float" office:value="0.41446866989136" calcext:value-type="float">
            <text:p>0.41446866989136</text:p>
          </table:table-cell>
          <table:table-cell table:number-columns-repeated="3"/>
          <table:table-cell table:formula="of:=SUM([.E97:.E106])/10" office:value-type="float" office:value="0.2990625" calcext:value-type="float">
            <text:p>0.2990625</text:p>
          </table:table-cell>
          <table:table-cell table:formula="of:=SUM([.F97:.F106])/10" office:value-type="float" office:value="0.3684375" calcext:value-type="float">
            <text:p>0.3684375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.0010194881266216" calcext:value-type="float">
            <text:p>0.001019488126622</text:p>
          </table:table-cell>
          <table:table-cell office:value-type="float" office:value="0.00000000000023455191781874" calcext:value-type="float">
            <text:p>2.3455191781874E-13</text:p>
          </table:table-cell>
          <table:table-cell office:value-type="float" office:value="0.290625" calcext:value-type="float">
            <text:p>0.29062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3.35625" calcext:value-type="float">
            <text:p>3.35625</text:p>
          </table:table-cell>
          <table:table-cell office:value-type="float" office:value="1" calcext:value-type="float">
            <text:p>1</text:p>
          </table:table-cell>
          <table:table-cell office:value-type="float" office:value="0.46745343208313" calcext:value-type="float">
            <text:p>0.46745343208313</text:p>
          </table:table-cell>
          <table:table-cell table:number-columns-repeated="3"/>
          <table:table-cell table:formula="of:=SUM([.E98:.E107])/10" office:value-type="float" office:value="0.298125" calcext:value-type="float">
            <text:p>0.298125</text:p>
          </table:table-cell>
          <table:table-cell table:formula="of:=SUM([.F98:.F107])/10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.00094816234195605" calcext:value-type="float">
            <text:p>0.000948162341956</text:p>
          </table:table-cell>
          <table:table-cell office:value-type="float" office:value="0" calcext:value-type="float">
            <text:p>0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0.221875" calcext:value-type="float">
            <text:p>0.22187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5125" calcext:value-type="float">
            <text:p>0.5125</text:p>
          </table:table-cell>
          <table:table-cell office:value-type="float" office:value="3.43125" calcext:value-type="float">
            <text:p>3.43125</text:p>
          </table:table-cell>
          <table:table-cell office:value-type="float" office:value="1" calcext:value-type="float">
            <text:p>1</text:p>
          </table:table-cell>
          <table:table-cell office:value-type="float" office:value="0.41296253204346" calcext:value-type="float">
            <text:p>0.41296253204346</text:p>
          </table:table-cell>
          <table:table-cell table:number-columns-repeated="3"/>
          <table:table-cell table:formula="of:=SUM([.E99:.E108])/10" office:value-type="float" office:value="0.2890625" calcext:value-type="float">
            <text:p>0.2890625</text:p>
          </table:table-cell>
          <table:table-cell table:formula="of:=SUM([.F99:.F108])/10" office:value-type="float" office:value="0.3659375" calcext:value-type="float">
            <text:p>0.3659375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.0012617685133591" calcext:value-type="float">
            <text:p>0.001261768513359</text:p>
          </table:table-cell>
          <table:table-cell office:value-type="float" office:value="0.0000000000011271660904991" calcext:value-type="float">
            <text:p>1.1271660904991E-12</text:p>
          </table:table-cell>
          <table:table-cell office:value-type="float" office:value="0.2703125" calcext:value-type="float">
            <text:p>0.270312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5" calcext:value-type="float">
            <text:p>0.55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45504828691483" calcext:value-type="float">
            <text:p>0.45504828691483</text:p>
          </table:table-cell>
          <table:table-cell table:number-columns-repeated="3"/>
          <table:table-cell table:formula="of:=SUM([.E100:.E109])/10" office:value-type="float" office:value="0.2884375" calcext:value-type="float">
            <text:p>0.2884375</text:p>
          </table:table-cell>
          <table:table-cell table:formula="of:=SUM([.F100:.F109])/10" office:value-type="float" office:value="0.3678125" calcext:value-type="float">
            <text:p>0.3678125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.0010670860374375" calcext:value-type="float">
            <text:p>0.001067086037438</text:p>
          </table:table-cell>
          <table:table-cell office:value-type="float" office:value="0.00000000000885946058269" calcext:value-type="float">
            <text:p>8.85946058269E-12</text:p>
          </table:table-cell>
          <table:table-cell office:value-type="float" office:value="0.278125" calcext:value-type="float">
            <text:p>0.27812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3.41875" calcext:value-type="float">
            <text:p>3.41875</text:p>
          </table:table-cell>
          <table:table-cell office:value-type="float" office:value="1" calcext:value-type="float">
            <text:p>1</text:p>
          </table:table-cell>
          <table:table-cell office:value-type="float" office:value="0.36067643165588" calcext:value-type="float">
            <text:p>0.36067643165588</text:p>
          </table:table-cell>
          <table:table-cell table:number-columns-repeated="3"/>
          <table:table-cell table:formula="of:=SUM([.E101:.E110])/10" office:value-type="float" office:value="0.2834375" calcext:value-type="float">
            <text:p>0.2834375</text:p>
          </table:table-cell>
          <table:table-cell table:formula="of:=SUM([.F101:.F110])/10" office:value-type="float" office:value="0.371875" calcext:value-type="float">
            <text:p>0.37187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0090511726739351" calcext:value-type="float">
            <text:p>0.000905117267394</text:p>
          </table:table-cell>
          <table:table-cell office:value-type="float" office:value="0.000000000041680701251545" calcext:value-type="float">
            <text:p>4.1680701251545E-11</text:p>
          </table:table-cell>
          <table:table-cell office:value-type="float" office:value="0.25" calcext:value-type="float">
            <text:p>0.2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5875" calcext:value-type="float">
            <text:p>0.5875</text:p>
          </table:table-cell>
          <table:table-cell office:value-type="float" office:value="3.365625" calcext:value-type="float">
            <text:p>3.365625</text:p>
          </table:table-cell>
          <table:table-cell office:value-type="float" office:value="1" calcext:value-type="float">
            <text:p>1</text:p>
          </table:table-cell>
          <table:table-cell office:value-type="float" office:value="0.34217873811722" calcext:value-type="float">
            <text:p>0.34217873811722</text:p>
          </table:table-cell>
          <table:table-cell table:number-columns-repeated="3"/>
          <table:table-cell table:formula="of:=SUM([.E102:.E111])/10" office:value-type="float" office:value="0.285625" calcext:value-type="float">
            <text:p>0.285625</text:p>
          </table:table-cell>
          <table:table-cell table:formula="of:=SUM([.F102:.F111])/10" office:value-type="float" office:value="0.3790625" calcext:value-type="float">
            <text:p>0.379062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.00059400478785392" calcext:value-type="float">
            <text:p>0.000594004787854</text:p>
          </table:table-cell>
          <table:table-cell office:value-type="float" office:value="0.0000000000028891307748968" calcext:value-type="float">
            <text:p>2.8891307748968E-12</text:p>
          </table:table-cell>
          <table:table-cell office:value-type="float" office:value="0.3015625" calcext:value-type="float">
            <text:p>0.3015625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0.35" calcext:value-type="float">
            <text:p>0.3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3.296875" calcext:value-type="float">
            <text:p>3.296875</text:p>
          </table:table-cell>
          <table:table-cell office:value-type="float" office:value="1" calcext:value-type="float">
            <text:p>1</text:p>
          </table:table-cell>
          <table:table-cell office:value-type="float" office:value="0.38444591760635" calcext:value-type="float">
            <text:p>0.38444591760635</text:p>
          </table:table-cell>
          <table:table-cell table:number-columns-repeated="3"/>
          <table:table-cell table:formula="of:=SUM([.E103:.E112])/10" office:value-type="float" office:value="0.2884375" calcext:value-type="float">
            <text:p>0.2884375</text:p>
          </table:table-cell>
          <table:table-cell table:formula="of:=SUM([.F103:.F112])/10" office:value-type="float" office:value="0.37875" calcext:value-type="float">
            <text:p>0.37875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.00076511205115821" calcext:value-type="float">
            <text:p>0.000765112051158</text:p>
          </table:table-cell>
          <table:table-cell office:value-type="float" office:value="0.0000000000070443331723347" calcext:value-type="float">
            <text:p>7.0443331723347E-12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3.4375" calcext:value-type="float">
            <text:p>3.4375</text:p>
          </table:table-cell>
          <table:table-cell office:value-type="float" office:value="1" calcext:value-type="float">
            <text:p>1</text:p>
          </table:table-cell>
          <table:table-cell office:value-type="float" office:value="0.46858960390091" calcext:value-type="float">
            <text:p>0.46858960390091</text:p>
          </table:table-cell>
          <table:table-cell table:number-columns-repeated="3"/>
          <table:table-cell table:formula="of:=SUM([.E104:.E113])/10" office:value-type="float" office:value="0.2834375" calcext:value-type="float">
            <text:p>0.2834375</text:p>
          </table:table-cell>
          <table:table-cell table:formula="of:=SUM([.F104:.F113])/10" office:value-type="float" office:value="0.3778125" calcext:value-type="float">
            <text:p>0.3778125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.0006823249234003" calcext:value-type="float">
            <text:p>0.0006823249234</text:p>
          </table:table-cell>
          <table:table-cell office:value-type="float" office:value="0.00000000082372124754829" calcext:value-type="float">
            <text:p>8.2372124754829E-10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246875" calcext:value-type="float">
            <text:p>0.2468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3.378125" calcext:value-type="float">
            <text:p>3.378125</text:p>
          </table:table-cell>
          <table:table-cell office:value-type="float" office:value="1" calcext:value-type="float">
            <text:p>1</text:p>
          </table:table-cell>
          <table:table-cell office:value-type="float" office:value="0.57562942504883" calcext:value-type="float">
            <text:p>0.57562942504883</text:p>
          </table:table-cell>
          <table:table-cell table:number-columns-repeated="3"/>
          <table:table-cell table:formula="of:=SUM([.E105:.E114])/10" office:value-type="float" office:value="0.279375" calcext:value-type="float">
            <text:p>0.279375</text:p>
          </table:table-cell>
          <table:table-cell table:formula="of:=SUM([.F105:.F114])/10" office:value-type="float" office:value="0.3771875" calcext:value-type="float">
            <text:p>0.3771875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.00062875708244974" calcext:value-type="float">
            <text:p>0.00062875708245</text:p>
          </table:table-cell>
          <table:table-cell office:value-type="float" office:value="0" calcext:value-type="float">
            <text:p>0</text:p>
          </table:table-cell>
          <table:table-cell office:value-type="float" office:value="0.2984375" calcext:value-type="float">
            <text:p>0.29843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4" calcext:value-type="float">
            <text:p>0.4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3.309375" calcext:value-type="float">
            <text:p>3.309375</text:p>
          </table:table-cell>
          <table:table-cell office:value-type="float" office:value="1" calcext:value-type="float">
            <text:p>1</text:p>
          </table:table-cell>
          <table:table-cell office:value-type="float" office:value="0.64927864074707" calcext:value-type="float">
            <text:p>0.64927864074707</text:p>
          </table:table-cell>
          <table:table-cell table:number-columns-repeated="3"/>
          <table:table-cell table:formula="of:=SUM([.E106:.E115])/10" office:value-type="float" office:value="0.285625" calcext:value-type="float">
            <text:p>0.285625</text:p>
          </table:table-cell>
          <table:table-cell table:formula="of:=SUM([.F106:.F115])/10" office:value-type="float" office:value="0.3809375" calcext:value-type="float">
            <text:p>0.380937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0065336153675162" calcext:value-type="float">
            <text:p>0.000653361536752</text:p>
          </table:table-cell>
          <table:table-cell office:value-type="float" office:value="0" calcext:value-type="float">
            <text:p>0</text:p>
          </table:table-cell>
          <table:table-cell office:value-type="float" office:value="0.259375" calcext:value-type="float">
            <text:p>0.259375</text:p>
          </table:table-cell>
          <table:table-cell office:value-type="float" office:value="0.309375" calcext:value-type="float">
            <text:p>0.30937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0.4771858215332" calcext:value-type="float">
            <text:p>0.4771858215332</text:p>
          </table:table-cell>
          <table:table-cell table:number-columns-repeated="3"/>
          <table:table-cell table:formula="of:=SUM([.E107:.E116])/10" office:value-type="float" office:value="0.2815625" calcext:value-type="float">
            <text:p>0.2815625</text:p>
          </table:table-cell>
          <table:table-cell table:formula="of:=SUM([.F107:.F116])/10" office:value-type="float" office:value="0.3734375" calcext:value-type="float">
            <text:p>0.3734375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.00074410233355593" calcext:value-type="float">
            <text:p>0.000744102333556</text:p>
          </table:table-cell>
          <table:table-cell office:value-type="float" office:value="0" calcext:value-type="float">
            <text:p>0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3.428125" calcext:value-type="float">
            <text:p>3.428125</text:p>
          </table:table-cell>
          <table:table-cell office:value-type="float" office:value="1" calcext:value-type="float">
            <text:p>1</text:p>
          </table:table-cell>
          <table:table-cell office:value-type="float" office:value="0.31925774812698" calcext:value-type="float">
            <text:p>0.31925774812698</text:p>
          </table:table-cell>
          <table:table-cell table:number-columns-repeated="3"/>
          <table:table-cell table:formula="of:=SUM([.E108:.E117])/10" office:value-type="float" office:value="0.2796875" calcext:value-type="float">
            <text:p>0.2796875</text:p>
          </table:table-cell>
          <table:table-cell table:formula="of:=SUM([.F108:.F117])/10" office:value-type="float" office:value="0.3725" calcext:value-type="float">
            <text:p>0.3725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.00097769762505777" calcext:value-type="float">
            <text:p>0.000977697625058</text:p>
          </table:table-cell>
          <table:table-cell office:value-type="float" office:value="0.00000000048746594590726" calcext:value-type="float">
            <text:p>4.8746594590726E-10</text:p>
          </table:table-cell>
          <table:table-cell office:value-type="float" office:value="0.215625" calcext:value-type="float">
            <text:p>0.215625</text:p>
          </table:table-cell>
          <table:table-cell office:value-type="float" office:value="0.196875" calcext:value-type="float">
            <text:p>0.1968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44919117689133" calcext:value-type="float">
            <text:p>0.44919117689133</text:p>
          </table:table-cell>
          <table:table-cell table:number-columns-repeated="3"/>
          <table:table-cell table:formula="of:=SUM([.E109:.E118])/10" office:value-type="float" office:value="0.2771875" calcext:value-type="float">
            <text:p>0.2771875</text:p>
          </table:table-cell>
          <table:table-cell table:formula="of:=SUM([.F109:.F118])/10" office:value-type="float" office:value="0.3721875" calcext:value-type="float">
            <text:p>0.3721875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.00067146051005693" calcext:value-type="float">
            <text:p>0.000671460510057</text:p>
          </table:table-cell>
          <table:table-cell office:value-type="float" office:value="0" calcext:value-type="float">
            <text:p>0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253125" calcext:value-type="float">
            <text:p>0.2531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3.375" calcext:value-type="float">
            <text:p>3.375</text:p>
          </table:table-cell>
          <table:table-cell office:value-type="float" office:value="1" calcext:value-type="float">
            <text:p>1</text:p>
          </table:table-cell>
          <table:table-cell office:value-type="float" office:value="0.47521370649338" calcext:value-type="float">
            <text:p>0.47521370649338</text:p>
          </table:table-cell>
          <table:table-cell table:number-columns-repeated="3"/>
          <table:table-cell table:formula="of:=SUM([.E110:.E119])/10" office:value-type="float" office:value="0.2728125" calcext:value-type="float">
            <text:p>0.2728125</text:p>
          </table:table-cell>
          <table:table-cell table:formula="of:=SUM([.F110:.F119])/10" office:value-type="float" office:value="0.3696875" calcext:value-type="float">
            <text:p>0.3696875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.00060503971944854" calcext:value-type="float">
            <text:p>0.000605039719449</text:p>
          </table:table-cell>
          <table:table-cell office:value-type="float" office:value="0.000000000018148485492198" calcext:value-type="float">
            <text:p>1.8148485492198E-11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3.421875" calcext:value-type="float">
            <text:p>3.421875</text:p>
          </table:table-cell>
          <table:table-cell office:value-type="float" office:value="1" calcext:value-type="float">
            <text:p>1</text:p>
          </table:table-cell>
          <table:table-cell office:value-type="float" office:value="0.51334999799728" calcext:value-type="float">
            <text:p>0.51334999799728</text:p>
          </table:table-cell>
          <table:table-cell table:number-columns-repeated="3"/>
          <table:table-cell table:formula="of:=SUM([.E111:.E120])/10" office:value-type="float" office:value="0.2675" calcext:value-type="float">
            <text:p>0.2675</text:p>
          </table:table-cell>
          <table:table-cell table:formula="of:=SUM([.F111:.F120])/10" office:value-type="float" office:value="0.361875" calcext:value-type="float">
            <text:p>0.36187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059950530121569" calcext:value-type="float">
            <text:p>0.000599505301216</text:p>
          </table:table-cell>
          <table:table-cell office:value-type="float" office:value="0.0000000000051120968569407" calcext:value-type="float">
            <text:p>5.1120968569407E-12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3.359375" calcext:value-type="float">
            <text:p>3.359375</text:p>
          </table:table-cell>
          <table:table-cell office:value-type="float" office:value="1" calcext:value-type="float">
            <text:p>1</text:p>
          </table:table-cell>
          <table:table-cell office:value-type="float" office:value="0.34069418907166" calcext:value-type="float">
            <text:p>0.34069418907166</text:p>
          </table:table-cell>
          <table:table-cell table:number-columns-repeated="3"/>
          <table:table-cell table:formula="of:=SUM([.E112:.E121])/10" office:value-type="float" office:value="0.2690625" calcext:value-type="float">
            <text:p>0.2690625</text:p>
          </table:table-cell>
          <table:table-cell table:formula="of:=SUM([.F112:.F121])/10" office:value-type="float" office:value="0.36125" calcext:value-type="float">
            <text:p>0.36125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.00081747170625022" calcext:value-type="float">
            <text:p>0.00081747170625</text:p>
          </table:table-cell>
          <table:table-cell office:value-type="float" office:value="0" calcext:value-type="float">
            <text:p>0</text:p>
          </table:table-cell>
          <table:table-cell office:value-type="float" office:value="0.2796875" calcext:value-type="float">
            <text:p>0.27968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3.315625" calcext:value-type="float">
            <text:p>3.315625</text:p>
          </table:table-cell>
          <table:table-cell office:value-type="float" office:value="1" calcext:value-type="float">
            <text:p>1</text:p>
          </table:table-cell>
          <table:table-cell office:value-type="float" office:value="0.45571616888046" calcext:value-type="float">
            <text:p>0.45571616888046</text:p>
          </table:table-cell>
          <table:table-cell table:number-columns-repeated="3"/>
          <table:table-cell table:formula="of:=SUM([.E113:.E122])/10" office:value-type="float" office:value="0.2746875" calcext:value-type="float">
            <text:p>0.2746875</text:p>
          </table:table-cell>
          <table:table-cell table:formula="of:=SUM([.F113:.F122])/10" office:value-type="float" office:value="0.369375" calcext:value-type="float">
            <text:p>0.369375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.00098067914950661" calcext:value-type="float">
            <text:p>0.000980679149507</text:p>
          </table:table-cell>
          <table:table-cell office:value-type="float" office:value="0.0000000000069159587778866" calcext:value-type="float">
            <text:p>6.9159587778866E-12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3.259375" calcext:value-type="float">
            <text:p>3.259375</text:p>
          </table:table-cell>
          <table:table-cell office:value-type="float" office:value="1" calcext:value-type="float">
            <text:p>1</text:p>
          </table:table-cell>
          <table:table-cell office:value-type="float" office:value="0.40752584934235" calcext:value-type="float">
            <text:p>0.40752584934235</text:p>
          </table:table-cell>
          <table:table-cell table:number-columns-repeated="3"/>
          <table:table-cell table:formula="of:=SUM([.E114:.E123])/10" office:value-type="float" office:value="0.2809375" calcext:value-type="float">
            <text:p>0.2809375</text:p>
          </table:table-cell>
          <table:table-cell table:formula="of:=SUM([.F114:.F123])/10" office:value-type="float" office:value="0.3690625" calcext:value-type="float">
            <text:p>0.369062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.00065473113791086" calcext:value-type="float">
            <text:p>0.000654731137911</text:p>
          </table:table-cell>
          <table:table-cell office:value-type="float" office:value="0" calcext:value-type="float">
            <text:p>0</text:p>
          </table:table-cell>
          <table:table-cell office:value-type="float" office:value="0.2796875" calcext:value-type="float">
            <text:p>0.27968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3.25625" calcext:value-type="float">
            <text:p>3.25625</text:p>
          </table:table-cell>
          <table:table-cell office:value-type="float" office:value="1" calcext:value-type="float">
            <text:p>1</text:p>
          </table:table-cell>
          <table:table-cell office:value-type="float" office:value="0.39117571115494" calcext:value-type="float">
            <text:p>0.39117571115494</text:p>
          </table:table-cell>
          <table:table-cell table:number-columns-repeated="3"/>
          <table:table-cell table:formula="of:=SUM([.E115:.E124])/10" office:value-type="float" office:value="0.2890625" calcext:value-type="float">
            <text:p>0.2890625</text:p>
          </table:table-cell>
          <table:table-cell table:formula="of:=SUM([.F115:.F124])/10" office:value-type="float" office:value="0.3709375" calcext:value-type="float">
            <text:p>0.3709375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.00088476339224144" calcext:value-type="float">
            <text:p>0.000884763392241</text:p>
          </table:table-cell>
          <table:table-cell office:value-type="float" office:value="0.0000000000084171112354342" calcext:value-type="float">
            <text:p>8.4171112354342E-12</text:p>
          </table:table-cell>
          <table:table-cell office:value-type="float" office:value="0.290625" calcext:value-type="float">
            <text:p>0.290625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" calcext:value-type="float">
            <text:p>0.5</text:p>
          </table:table-cell>
          <table:table-cell office:value-type="float" office:value="3.378125" calcext:value-type="float">
            <text:p>3.378125</text:p>
          </table:table-cell>
          <table:table-cell office:value-type="float" office:value="1" calcext:value-type="float">
            <text:p>1</text:p>
          </table:table-cell>
          <table:table-cell office:value-type="float" office:value="0.50193606615067" calcext:value-type="float">
            <text:p>0.50193606615067</text:p>
          </table:table-cell>
          <table:table-cell table:number-columns-repeated="3"/>
          <table:table-cell table:formula="of:=SUM([.E116:.E125])/10" office:value-type="float" office:value="0.2853125" calcext:value-type="float">
            <text:p>0.2853125</text:p>
          </table:table-cell>
          <table:table-cell table:formula="of:=SUM([.F116:.F125])/10" office:value-type="float" office:value="0.368125" calcext:value-type="float">
            <text:p>0.3681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12953674930031" calcext:value-type="float">
            <text:p>0.001295367493003</text:p>
          </table:table-cell>
          <table:table-cell office:value-type="float" office:value="0.00000000002254993552997" calcext:value-type="float">
            <text:p>2.254993552997E-11</text:p>
          </table:table-cell>
          <table:table-cell office:value-type="float" office:value="0.275" calcext:value-type="float">
            <text:p>0.27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3.340625" calcext:value-type="float">
            <text:p>3.340625</text:p>
          </table:table-cell>
          <table:table-cell office:value-type="float" office:value="1" calcext:value-type="float">
            <text:p>1</text:p>
          </table:table-cell>
          <table:table-cell office:value-type="float" office:value="0.66877748966217" calcext:value-type="float">
            <text:p>0.66877748966217</text:p>
          </table:table-cell>
          <table:table-cell table:number-columns-repeated="3"/>
          <table:table-cell table:formula="of:=SUM([.E117:.E126])/10" office:value-type="float" office:value="0.2890625" calcext:value-type="float">
            <text:p>0.2890625</text:p>
          </table:table-cell>
          <table:table-cell table:formula="of:=SUM([.F117:.F126])/10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.00099872360060544" calcext:value-type="float">
            <text:p>0.000998723600605</text:p>
          </table:table-cell>
          <table:table-cell office:value-type="float" office:value="0.00000000021092956058004" calcext:value-type="float">
            <text:p>2.1092956058004E-10</text:p>
          </table:table-cell>
          <table:table-cell office:value-type="float" office:value="0.2109375" calcext:value-type="float">
            <text:p>0.2109375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35" calcext:value-type="float">
            <text:p>0.35</text:p>
          </table:table-cell>
          <table:table-cell office:value-type="float" office:value="0.5875" calcext:value-type="float">
            <text:p>0.5875</text:p>
          </table:table-cell>
          <table:table-cell office:value-type="float" office:value="3.40625" calcext:value-type="float">
            <text:p>3.40625</text:p>
          </table:table-cell>
          <table:table-cell office:value-type="float" office:value="1" calcext:value-type="float">
            <text:p>1</text:p>
          </table:table-cell>
          <table:table-cell office:value-type="float" office:value="0.53925431966782" calcext:value-type="float">
            <text:p>0.53925431966782</text:p>
          </table:table-cell>
          <table:table-cell table:number-columns-repeated="3"/>
          <table:table-cell table:formula="of:=SUM([.E118:.E127])/10" office:value-type="float" office:value="0.2834375" calcext:value-type="float">
            <text:p>0.2834375</text:p>
          </table:table-cell>
          <table:table-cell table:formula="of:=SUM([.F118:.F127])/10" office:value-type="float" office:value="0.3728125" calcext:value-type="float">
            <text:p>0.372812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.0007096712681232" calcext:value-type="float">
            <text:p>0.000709671268123</text:p>
          </table:table-cell>
          <table:table-cell office:value-type="float" office:value="0.0000000000027664521715098" calcext:value-type="float">
            <text:p>2.7664521715098E-12</text:p>
          </table:table-cell>
          <table:table-cell office:value-type="float" office:value="0.2203125" calcext:value-type="float">
            <text:p>0.2203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3.4375" calcext:value-type="float">
            <text:p>3.4375</text:p>
          </table:table-cell>
          <table:table-cell office:value-type="float" office:value="1" calcext:value-type="float">
            <text:p>1</text:p>
          </table:table-cell>
          <table:table-cell office:value-type="float" office:value="0.70278679132462" calcext:value-type="float">
            <text:p>0.70278679132462</text:p>
          </table:table-cell>
          <table:table-cell table:number-columns-repeated="3"/>
          <table:table-cell table:formula="of:=SUM([.E119:.E128])/10" office:value-type="float" office:value="0.285625" calcext:value-type="float">
            <text:p>0.285625</text:p>
          </table:table-cell>
          <table:table-cell table:formula="of:=SUM([.F119:.F128])/10" office:value-type="float" office:value="0.38125" calcext:value-type="float">
            <text:p>0.3812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0076555466694117" calcext:value-type="float">
            <text:p>0.000765554666941</text:p>
          </table:table-cell>
          <table:table-cell office:value-type="float" office:value="0.000000000075880265959505" calcext:value-type="float">
            <text:p>7.5880265959505E-11</text:p>
          </table:table-cell>
          <table:table-cell office:value-type="float" office:value="0.1859375" calcext:value-type="float">
            <text:p>0.1859375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3.51875" calcext:value-type="float">
            <text:p>3.51875</text:p>
          </table:table-cell>
          <table:table-cell office:value-type="float" office:value="1" calcext:value-type="float">
            <text:p>1</text:p>
          </table:table-cell>
          <table:table-cell office:value-type="float" office:value="0.61737041473389" calcext:value-type="float">
            <text:p>0.61737041473389</text:p>
          </table:table-cell>
          <table:table-cell table:number-columns-repeated="3"/>
          <table:table-cell table:formula="of:=SUM([.E120:.E129])/10" office:value-type="float" office:value="0.2796875" calcext:value-type="float">
            <text:p>0.2796875</text:p>
          </table:table-cell>
          <table:table-cell table:formula="of:=SUM([.F120:.F129])/10" office:value-type="float" office:value="0.379375" calcext:value-type="float">
            <text:p>0.379375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.00077203213222674" calcext:value-type="float">
            <text:p>0.000772032132227</text:p>
          </table:table-cell>
          <table:table-cell office:value-type="float" office:value="0.000000000044777143104469" calcext:value-type="float">
            <text:p>4.4777143104469E-11</text:p>
          </table:table-cell>
          <table:table-cell office:value-type="float" office:value="0.190625" calcext:value-type="float">
            <text:p>0.190625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496875" calcext:value-type="float">
            <text:p>0.496875</text:p>
          </table:table-cell>
          <table:table-cell office:value-type="float" office:value="3.53125" calcext:value-type="float">
            <text:p>3.53125</text:p>
          </table:table-cell>
          <table:table-cell office:value-type="float" office:value="1" calcext:value-type="float">
            <text:p>1</text:p>
          </table:table-cell>
          <table:table-cell office:value-type="float" office:value="0.52605581283569" calcext:value-type="float">
            <text:p>0.52605581283569</text:p>
          </table:table-cell>
          <table:table-cell table:number-columns-repeated="3"/>
          <table:table-cell table:formula="of:=SUM([.E121:.E130])/10" office:value-type="float" office:value="0.2840625" calcext:value-type="float">
            <text:p>0.2840625</text:p>
          </table:table-cell>
          <table:table-cell table:formula="of:=SUM([.F121:.F130])/10" office:value-type="float" office:value="0.3896875" calcext:value-type="float">
            <text:p>0.389687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059277216350893" calcext:value-type="float">
            <text:p>0.000592772163509</text:p>
          </table:table-cell>
          <table:table-cell office:value-type="float" office:value="0.0000000000019271592568287" calcext:value-type="float">
            <text:p>1.9271592568287E-12</text:p>
          </table:table-cell>
          <table:table-cell office:value-type="float" office:value="0.2171875" calcext:value-type="float">
            <text:p>0.2171875</text:p>
          </table:table-cell>
          <table:table-cell office:value-type="float" office:value="0.240625" calcext:value-type="float">
            <text:p>0.2406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6" calcext:value-type="float">
            <text:p>0.6</text:p>
          </table:table-cell>
          <table:table-cell office:value-type="float" office:value="3.39375" calcext:value-type="float">
            <text:p>3.39375</text:p>
          </table:table-cell>
          <table:table-cell office:value-type="float" office:value="1" calcext:value-type="float">
            <text:p>1</text:p>
          </table:table-cell>
          <table:table-cell office:value-type="float" office:value="0.5204397559166" calcext:value-type="float">
            <text:p>0.5204397559166</text:p>
          </table:table-cell>
          <table:table-cell table:number-columns-repeated="3"/>
          <table:table-cell table:formula="of:=SUM([.E122:.E131])/10" office:value-type="float" office:value="0.276875" calcext:value-type="float">
            <text:p>0.276875</text:p>
          </table:table-cell>
          <table:table-cell table:formula="of:=SUM([.F122:.F131])/10" office:value-type="float" office:value="0.38875" calcext:value-type="float">
            <text:p>0.38875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.00064573978161206" calcext:value-type="float">
            <text:p>0.000645739781612</text:p>
          </table:table-cell>
          <table:table-cell office:value-type="float" office:value="0.000000000023348453075459" calcext:value-type="float">
            <text:p>2.3348453075459E-11</text:p>
          </table:table-cell>
          <table:table-cell office:value-type="float" office:value="0.165625" calcext:value-type="float">
            <text:p>0.165625</text:p>
          </table:table-cell>
          <table:table-cell office:value-type="float" office:value="0.1" calcext:value-type="float">
            <text:p>0.1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3.665625" calcext:value-type="float">
            <text:p>3.665625</text:p>
          </table:table-cell>
          <table:table-cell office:value-type="float" office:value="1" calcext:value-type="float">
            <text:p>1</text:p>
          </table:table-cell>
          <table:table-cell office:value-type="float" office:value="0.4904770731926" calcext:value-type="float">
            <text:p>0.4904770731926</text:p>
          </table:table-cell>
          <table:table-cell table:number-columns-repeated="3"/>
          <table:table-cell table:formula="of:=SUM([.E123:.E132])/10" office:value-type="float" office:value="0.2509375" calcext:value-type="float">
            <text:p>0.2509375</text:p>
          </table:table-cell>
          <table:table-cell table:formula="of:=SUM([.F123:.F132])/10" office:value-type="float" office:value="0.3821875" calcext:value-type="float">
            <text:p>0.3821875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.00060336261813063" calcext:value-type="float">
            <text:p>0.000603362618131</text:p>
          </table:table-cell>
          <table:table-cell office:value-type="float" office:value="0.0000000000037264209079568" calcext:value-type="float">
            <text:p>3.7264209079568E-12</text:p>
          </table:table-cell>
          <table:table-cell office:value-type="float" office:value="0.159375" calcext:value-type="float">
            <text:p>0.15937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5125" calcext:value-type="float">
            <text:p>0.5125</text:p>
          </table:table-cell>
          <table:table-cell office:value-type="float" office:value="3.54375" calcext:value-type="float">
            <text:p>3.54375</text:p>
          </table:table-cell>
          <table:table-cell office:value-type="float" office:value="1" calcext:value-type="float">
            <text:p>1</text:p>
          </table:table-cell>
          <table:table-cell office:value-type="float" office:value="0.39914162158966" calcext:value-type="float">
            <text:p>0.39914162158966</text:p>
          </table:table-cell>
          <table:table-cell table:number-columns-repeated="3"/>
          <table:table-cell table:formula="of:=SUM([.E124:.E133])/10" office:value-type="float" office:value="0.2340625" calcext:value-type="float">
            <text:p>0.2340625</text:p>
          </table:table-cell>
          <table:table-cell table:formula="of:=SUM([.F124:.F133])/10" office:value-type="float" office:value="0.3759375" calcext:value-type="float">
            <text:p>0.3759375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.00051387697458267" calcext:value-type="float">
            <text:p>0.000513876974583</text:p>
          </table:table-cell>
          <table:table-cell office:value-type="float" office:value="0" calcext:value-type="float">
            <text:p>0</text:p>
          </table:table-cell>
          <table:table-cell office:value-type="float" office:value="0.196875" calcext:value-type="float">
            <text:p>0.196875</text:p>
          </table:table-cell>
          <table:table-cell office:value-type="float" office:value="0.215625" calcext:value-type="float">
            <text:p>0.2156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3.45" calcext:value-type="float">
            <text:p>3.45</text:p>
          </table:table-cell>
          <table:table-cell office:value-type="float" office:value="1" calcext:value-type="float">
            <text:p>1</text:p>
          </table:table-cell>
          <table:table-cell office:value-type="float" office:value="0.3291265130043" calcext:value-type="float">
            <text:p>0.3291265130043</text:p>
          </table:table-cell>
          <table:table-cell table:number-columns-repeated="3"/>
          <table:table-cell table:formula="of:=SUM([.E125:.E134])/10" office:value-type="float" office:value="0.2228125" calcext:value-type="float">
            <text:p>0.2228125</text:p>
          </table:table-cell>
          <table:table-cell table:formula="of:=SUM([.F125:.F134])/10" office:value-type="float" office:value="0.3771875" calcext:value-type="float">
            <text:p>0.3771875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.0004873404999671" calcext:value-type="float">
            <text:p>0.000487340499967</text:p>
          </table:table-cell>
          <table:table-cell office:value-type="float" office:value="0.0000000018015172867369" calcext:value-type="float">
            <text:p>1.8015172867369E-09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159375" calcext:value-type="float">
            <text:p>0.159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.625" calcext:value-type="float">
            <text:p>3.625</text:p>
          </table:table-cell>
          <table:table-cell office:value-type="float" office:value="1" calcext:value-type="float">
            <text:p>1</text:p>
          </table:table-cell>
          <table:table-cell office:value-type="float" office:value="0.37998410463333" calcext:value-type="float">
            <text:p>0.37998410463333</text:p>
          </table:table-cell>
          <table:table-cell table:number-columns-repeated="3"/>
          <table:table-cell table:formula="of:=SUM([.E126:.E135])/10" office:value-type="float" office:value="0.208125" calcext:value-type="float">
            <text:p>0.208125</text:p>
          </table:table-cell>
          <table:table-cell table:formula="of:=SUM([.F126:.F135])/10" office:value-type="float" office:value="0.376875" calcext:value-type="float">
            <text:p>0.37687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0044765440688934" calcext:value-type="float">
            <text:p>0.000447654406889</text:p>
          </table:table-cell>
          <table:table-cell office:value-type="float" office:value="0.00000000010763879579323" calcext:value-type="float">
            <text:p>1.0763879579323E-10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3.7375" calcext:value-type="float">
            <text:p>3.7375</text:p>
          </table:table-cell>
          <table:table-cell office:value-type="float" office:value="1" calcext:value-type="float">
            <text:p>1</text:p>
          </table:table-cell>
          <table:table-cell office:value-type="float" office:value="0.32929480075836" calcext:value-type="float">
            <text:p>0.32929480075836</text:p>
          </table:table-cell>
          <table:table-cell table:number-columns-repeated="3"/>
          <table:table-cell table:formula="of:=SUM([.E127:.E136])/10" office:value-type="float" office:value="0.1875" calcext:value-type="float">
            <text:p>0.1875</text:p>
          </table:table-cell>
          <table:table-cell table:formula="of:=SUM([.F127:.F136])/10" office:value-type="float" office:value="0.3709375" calcext:value-type="float">
            <text:p>0.3709375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.00041444628077443" calcext:value-type="float">
            <text:p>0.000414446280774</text:p>
          </table:table-cell>
          <table:table-cell office:value-type="float" office:value="0.000000000033076051793313" calcext:value-type="float">
            <text:p>3.3076051793313E-11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3.434375" calcext:value-type="float">
            <text:p>3.434375</text:p>
          </table:table-cell>
          <table:table-cell office:value-type="float" office:value="1" calcext:value-type="float">
            <text:p>1</text:p>
          </table:table-cell>
          <table:table-cell office:value-type="float" office:value="0.44109464883804" calcext:value-type="float">
            <text:p>0.44109464883804</text:p>
          </table:table-cell>
          <table:table-cell table:number-columns-repeated="3"/>
          <table:table-cell table:formula="of:=SUM([.E128:.E137])/10" office:value-type="float" office:value="0.1925" calcext:value-type="float">
            <text:p>0.1925</text:p>
          </table:table-cell>
          <table:table-cell table:formula="of:=SUM([.F128:.F137])/10" office:value-type="float" office:value="0.376875" calcext:value-type="float">
            <text:p>0.376875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.0005607695740764" calcext:value-type="float">
            <text:p>0.000560769574076</text:p>
          </table:table-cell>
          <table:table-cell office:value-type="float" office:value="0.000000000006329917937465" calcext:value-type="float">
            <text:p>6.329917937465E-12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3.55625" calcext:value-type="float">
            <text:p>3.55625</text:p>
          </table:table-cell>
          <table:table-cell office:value-type="float" office:value="1" calcext:value-type="float">
            <text:p>1</text:p>
          </table:table-cell>
          <table:table-cell office:value-type="float" office:value="0.49380263090134" calcext:value-type="float">
            <text:p>0.49380263090134</text:p>
          </table:table-cell>
          <table:table-cell table:number-columns-repeated="3"/>
          <table:table-cell table:formula="of:=SUM([.E129:.E138])/10" office:value-type="float" office:value="0.1884375" calcext:value-type="float">
            <text:p>0.1884375</text:p>
          </table:table-cell>
          <table:table-cell table:formula="of:=SUM([.F129:.F138])/10" office:value-type="float" office:value="0.3734375" calcext:value-type="float">
            <text:p>0.3734375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.00053237305291987" calcext:value-type="float">
            <text:p>0.00053237305292</text:p>
          </table:table-cell>
          <table:table-cell office:value-type="float" office:value="0.000000000059775948253737" calcext:value-type="float">
            <text:p>5.9775948253737E-11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3.58125" calcext:value-type="float">
            <text:p>3.58125</text:p>
          </table:table-cell>
          <table:table-cell office:value-type="float" office:value="1" calcext:value-type="float">
            <text:p>1</text:p>
          </table:table-cell>
          <table:table-cell office:value-type="float" office:value="0.49666430950165" calcext:value-type="float">
            <text:p>0.49666430950165</text:p>
          </table:table-cell>
          <table:table-cell table:number-columns-repeated="3"/>
          <table:table-cell table:formula="of:=SUM([.E130:.E139])/10" office:value-type="float" office:value="0.18625" calcext:value-type="float">
            <text:p>0.18625</text:p>
          </table:table-cell>
          <table:table-cell table:formula="of:=SUM([.F130:.F139])/10" office:value-type="float" office:value="0.3753125" calcext:value-type="float">
            <text:p>0.3753125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0.00038411025125242" calcext:value-type="float">
            <text:p>0.000384110251252</text:p>
          </table:table-cell>
          <table:table-cell office:value-type="float" office:value="0.000000000031270195807731" calcext:value-type="float">
            <text:p>3.1270195807731E-1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5625" calcext:value-type="float">
            <text:p>0.2156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3.453125" calcext:value-type="float">
            <text:p>3.453125</text:p>
          </table:table-cell>
          <table:table-cell office:value-type="float" office:value="1" calcext:value-type="float">
            <text:p>1</text:p>
          </table:table-cell>
          <table:table-cell office:value-type="float" office:value="0.5017457485199" calcext:value-type="float">
            <text:p>0.5017457485199</text:p>
          </table:table-cell>
          <table:table-cell table:number-columns-repeated="3"/>
          <table:table-cell table:formula="of:=SUM([.E131:.E140])/10" office:value-type="float" office:value="0.1821875" calcext:value-type="float">
            <text:p>0.1821875</text:p>
          </table:table-cell>
          <table:table-cell table:formula="of:=SUM([.F131:.F140])/10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0044597243249882" calcext:value-type="float">
            <text:p>0.000445972432499</text:p>
          </table:table-cell>
          <table:table-cell office:value-type="float" office:value="0.00000000000074965120916426" calcext:value-type="float">
            <text:p>7.4965120916426E-13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875" calcext:value-type="float">
            <text:p>0.5875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50939469337463" calcext:value-type="float">
            <text:p>0.50939469337463</text:p>
          </table:table-cell>
          <table:table-cell table:number-columns-repeated="3"/>
          <table:table-cell table:formula="of:=SUM([.E132:.E141])/10" office:value-type="float" office:value="0.1815625" calcext:value-type="float">
            <text:p>0.1815625</text:p>
          </table:table-cell>
          <table:table-cell table:formula="of:=SUM([.F132:.F141])/10" office:value-type="float" office:value="0.3675" calcext:value-type="float">
            <text:p>0.3675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.00044444656050473" calcext:value-type="float">
            <text:p>0.000444446560505</text:p>
          </table:table-cell>
          <table:table-cell office:value-type="float" office:value="0.000000000046780442128531" calcext:value-type="float">
            <text:p>4.6780442128531E-11</text:p>
          </table:table-cell>
          <table:table-cell office:value-type="float" office:value="0.1265625" calcext:value-type="float">
            <text:p>0.126562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3.675" calcext:value-type="float">
            <text:p>3.675</text:p>
          </table:table-cell>
          <table:table-cell office:value-type="float" office:value="1" calcext:value-type="float">
            <text:p>1</text:p>
          </table:table-cell>
          <table:table-cell office:value-type="float" office:value="0.4801827788353" calcext:value-type="float">
            <text:p>0.4801827788353</text:p>
          </table:table-cell>
          <table:table-cell table:number-columns-repeated="3"/>
          <table:table-cell table:formula="of:=SUM([.E133:.E142])/10" office:value-type="float" office:value="0.185625" calcext:value-type="float">
            <text:p>0.185625</text:p>
          </table:table-cell>
          <table:table-cell table:formula="of:=SUM([.F133:.F142])/10" office:value-type="float" office:value="0.3725" calcext:value-type="float">
            <text:p>0.3725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.00037631089362549" calcext:value-type="float">
            <text:p>0.000376310893625</text:p>
          </table:table-cell>
          <table:table-cell office:value-type="float" office:value="0.00000000002857061926452" calcext:value-type="float">
            <text:p>2.857061926452E-11</text:p>
          </table:table-cell>
          <table:table-cell office:value-type="float" office:value="0.184375" calcext:value-type="float">
            <text:p>0.184375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3.503125" calcext:value-type="float">
            <text:p>3.503125</text:p>
          </table:table-cell>
          <table:table-cell office:value-type="float" office:value="1" calcext:value-type="float">
            <text:p>1</text:p>
          </table:table-cell>
          <table:table-cell office:value-type="float" office:value="0.51662329435349" calcext:value-type="float">
            <text:p>0.51662329435349</text:p>
          </table:table-cell>
          <table:table-cell table:number-columns-repeated="3"/>
          <table:table-cell table:formula="of:=SUM([.E134:.E143])/10" office:value-type="float" office:value="0.195" calcext:value-type="float">
            <text:p>0.195</text:p>
          </table:table-cell>
          <table:table-cell table:formula="of:=SUM([.F134:.F143])/10" office:value-type="float" office:value="0.3790625" calcext:value-type="float">
            <text:p>0.3790625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.00036484061929514" calcext:value-type="float">
            <text:p>0.000364840619295</text:p>
          </table:table-cell>
          <table:table-cell office:value-type="float" office:value="0.0000000000047822375291544" calcext:value-type="float">
            <text:p>4.7822375291544E-12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15" calcext:value-type="float">
            <text:p>0.1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25" calcext:value-type="float">
            <text:p>0.525</text:p>
          </table:table-cell>
          <table:table-cell office:value-type="float" office:value="3.625" calcext:value-type="float">
            <text:p>3.625</text:p>
          </table:table-cell>
          <table:table-cell office:value-type="float" office:value="1" calcext:value-type="float">
            <text:p>1</text:p>
          </table:table-cell>
          <table:table-cell office:value-type="float" office:value="0.41670172214508" calcext:value-type="float">
            <text:p>0.41670172214508</text:p>
          </table:table-cell>
          <table:table-cell table:number-columns-repeated="3"/>
          <table:table-cell table:formula="of:=SUM([.E135:.E144])/10" office:value-type="float" office:value="0.1884375" calcext:value-type="float">
            <text:p>0.1884375</text:p>
          </table:table-cell>
          <table:table-cell table:formula="of:=SUM([.F135:.F144])/10" office:value-type="float" office:value="0.37625" calcext:value-type="float">
            <text:p>0.37625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.00037167474729358" calcext:value-type="float">
            <text:p>0.000371674747294</text:p>
          </table:table-cell>
          <table:table-cell office:value-type="float" office:value="0.000000000029553578453825" calcext:value-type="float">
            <text:p>2.9553578453825E-11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40625" calcext:value-type="float">
            <text:p>0.2406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3.5125" calcext:value-type="float">
            <text:p>3.5125</text:p>
          </table:table-cell>
          <table:table-cell office:value-type="float" office:value="1" calcext:value-type="float">
            <text:p>1</text:p>
          </table:table-cell>
          <table:table-cell office:value-type="float" office:value="0.45986793041229" calcext:value-type="float">
            <text:p>0.45986793041229</text:p>
          </table:table-cell>
          <table:table-cell table:number-columns-repeated="3"/>
          <table:table-cell table:formula="of:=SUM([.E136:.E145])/10" office:value-type="float" office:value="0.1965625" calcext:value-type="float">
            <text:p>0.1965625</text:p>
          </table:table-cell>
          <table:table-cell table:formula="of:=SUM([.F136:.F145])/10" office:value-type="float" office:value="0.3778125" calcext:value-type="float">
            <text:p>0.377812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0038350307477231" calcext:value-type="float">
            <text:p>0.000383503074772</text:p>
          </table:table-cell>
          <table:table-cell office:value-type="float" office:value="0.000000000020809428442556" calcext:value-type="float">
            <text:p>2.0809428442556E-11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.209375" calcext:value-type="float">
            <text:p>0.209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3.40625" calcext:value-type="float">
            <text:p>3.40625</text:p>
          </table:table-cell>
          <table:table-cell office:value-type="float" office:value="1" calcext:value-type="float">
            <text:p>1</text:p>
          </table:table-cell>
          <table:table-cell office:value-type="float" office:value="0.51544647216797" calcext:value-type="float">
            <text:p>0.51544647216797</text:p>
          </table:table-cell>
          <table:table-cell table:number-columns-repeated="3"/>
          <table:table-cell table:formula="of:=SUM([.E137:.E146])/10" office:value-type="float" office:value="0.2034375" calcext:value-type="float">
            <text:p>0.2034375</text:p>
          </table:table-cell>
          <table:table-cell table:formula="of:=SUM([.F137:.F146])/10" office:value-type="float" office:value="0.3790625" calcext:value-type="float">
            <text:p>0.3790625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0.00037389585995697" calcext:value-type="float">
            <text:p>0.000373895859957</text:p>
          </table:table-cell>
          <table:table-cell office:value-type="float" office:value="0.000000000016463857967913" calcext:value-type="float">
            <text:p>1.6463857967913E-11</text:p>
          </table:table-cell>
          <table:table-cell office:value-type="float" office:value="0.1546875" calcext:value-type="float">
            <text:p>0.154687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3.440625" calcext:value-type="float">
            <text:p>3.440625</text:p>
          </table:table-cell>
          <table:table-cell office:value-type="float" office:value="1" calcext:value-type="float">
            <text:p>1</text:p>
          </table:table-cell>
          <table:table-cell office:value-type="float" office:value="0.39312609434128" calcext:value-type="float">
            <text:p>0.39312609434128</text:p>
          </table:table-cell>
          <table:table-cell table:number-columns-repeated="3"/>
          <table:table-cell table:formula="of:=SUM([.E138:.E147])/10" office:value-type="float" office:value="0.200625" calcext:value-type="float">
            <text:p>0.200625</text:p>
          </table:table-cell>
          <table:table-cell table:formula="of:=SUM([.F138:.F147])/10" office:value-type="float" office:value="0.3746875" calcext:value-type="float">
            <text:p>0.3746875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.00034634208095667" calcext:value-type="float">
            <text:p>0.000346342080957</text:p>
          </table:table-cell>
          <table:table-cell office:value-type="float" office:value="0.0000000000012741862578068" calcext:value-type="float">
            <text:p>1.2741862578068E-12</text:p>
          </table:table-cell>
          <table:table-cell office:value-type="float" office:value="0.1703125" calcext:value-type="float">
            <text:p>0.1703125</text:p>
          </table:table-cell>
          <table:table-cell office:value-type="float" office:value="0.209375" calcext:value-type="float">
            <text:p>0.209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3.453125" calcext:value-type="float">
            <text:p>3.453125</text:p>
          </table:table-cell>
          <table:table-cell office:value-type="float" office:value="1" calcext:value-type="float">
            <text:p>1</text:p>
          </table:table-cell>
          <table:table-cell office:value-type="float" office:value="0.31781045198441" calcext:value-type="float">
            <text:p>0.31781045198441</text:p>
          </table:table-cell>
          <table:table-cell table:number-columns-repeated="3"/>
          <table:table-cell table:formula="of:=SUM([.E139:.E148])/10" office:value-type="float" office:value="0.20375" calcext:value-type="float">
            <text:p>0.20375</text:p>
          </table:table-cell>
          <table:table-cell table:formula="of:=SUM([.F139:.F148])/10" office:value-type="float" office:value="0.37375" calcext:value-type="float">
            <text:p>0.37375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0.00031599309149897" calcext:value-type="float">
            <text:p>0.000315993091499</text:p>
          </table:table-cell>
          <table:table-cell office:value-type="float" office:value="0.000000000006119085229836" calcext:value-type="float">
            <text:p>6.119085229836E-12</text:p>
          </table:table-cell>
          <table:table-cell office:value-type="float" office:value="0.1765625" calcext:value-type="float">
            <text:p>0.1765625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334375" calcext:value-type="float">
            <text:p>0.334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3.503125" calcext:value-type="float">
            <text:p>3.503125</text:p>
          </table:table-cell>
          <table:table-cell office:value-type="float" office:value="1" calcext:value-type="float">
            <text:p>1</text:p>
          </table:table-cell>
          <table:table-cell office:value-type="float" office:value="0.49683917760849" calcext:value-type="float">
            <text:p>0.49683917760849</text:p>
          </table:table-cell>
          <table:table-cell table:number-columns-repeated="3"/>
          <table:table-cell table:formula="of:=SUM([.E140:.E149])/10" office:value-type="float" office:value="0.206875" calcext:value-type="float">
            <text:p>0.206875</text:p>
          </table:table-cell>
          <table:table-cell table:formula="of:=SUM([.F140:.F149])/10" office:value-type="float" office:value="0.37125" calcext:value-type="float">
            <text:p>0.37125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.00030541473388439" calcext:value-type="float">
            <text:p>0.000305414733884</text:p>
          </table:table-cell>
          <table:table-cell office:value-type="float" office:value="0.0000000000088495445238305" calcext:value-type="float">
            <text:p>8.8495445238305E-12</text:p>
          </table:table-cell>
          <table:table-cell office:value-type="float" office:value="0.1859375" calcext:value-type="float">
            <text:p>0.1859375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3.496875" calcext:value-type="float">
            <text:p>3.496875</text:p>
          </table:table-cell>
          <table:table-cell office:value-type="float" office:value="1" calcext:value-type="float">
            <text:p>1</text:p>
          </table:table-cell>
          <table:table-cell office:value-type="float" office:value="0.61191618442535" calcext:value-type="float">
            <text:p>0.61191618442535</text:p>
          </table:table-cell>
          <table:table-cell table:number-columns-repeated="3"/>
          <table:table-cell table:formula="of:=SUM([.E141:.E150])/10" office:value-type="float" office:value="0.2121875" calcext:value-type="float">
            <text:p>0.2121875</text:p>
          </table:table-cell>
          <table:table-cell table:formula="of:=SUM([.F141:.F150])/10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29656586848432" calcext:value-type="float">
            <text:p>0.000296565868484</text:p>
          </table:table-cell>
          <table:table-cell office:value-type="float" office:value="0.000000000044335604362661" calcext:value-type="float">
            <text:p>4.4335604362661E-11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3.459375" calcext:value-type="float">
            <text:p>3.459375</text:p>
          </table:table-cell>
          <table:table-cell office:value-type="float" office:value="1" calcext:value-type="float">
            <text:p>1</text:p>
          </table:table-cell>
          <table:table-cell office:value-type="float" office:value="0.70115234851837" calcext:value-type="float">
            <text:p>0.70115234851837</text:p>
          </table:table-cell>
          <table:table-cell table:number-columns-repeated="3"/>
          <table:table-cell table:formula="of:=SUM([.E142:.E151])/10" office:value-type="float" office:value="0.213125" calcext:value-type="float">
            <text:p>0.213125</text:p>
          </table:table-cell>
          <table:table-cell table:formula="of:=SUM([.F142:.F151])/10" office:value-type="float" office:value="0.3784375" calcext:value-type="float">
            <text:p>0.3784375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0.0017352202485199" calcext:value-type="float">
            <text:p>0.00173522024852</text:p>
          </table:table-cell>
          <table:table-cell office:value-type="float" office:value="0.0000000000010111210480002" calcext:value-type="float">
            <text:p>1.0111210480002E-12</text:p>
          </table:table-cell>
          <table:table-cell office:value-type="float" office:value="0.25" calcext:value-type="float">
            <text:p>0.25</text:p>
          </table:table-cell>
          <table:table-cell office:value-type="float" office:value="0.334375" calcext:value-type="float">
            <text:p>0.3343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3.315625" calcext:value-type="float">
            <text:p>3.315625</text:p>
          </table:table-cell>
          <table:table-cell office:value-type="float" office:value="1" calcext:value-type="float">
            <text:p>1</text:p>
          </table:table-cell>
          <table:table-cell office:value-type="float" office:value="0.44318962097168" calcext:value-type="float">
            <text:p>0.44318962097168</text:p>
          </table:table-cell>
          <table:table-cell table:number-columns-repeated="3"/>
          <table:table-cell table:formula="of:=SUM([.E143:.E152])/10" office:value-type="float" office:value="0.2325" calcext:value-type="float">
            <text:p>0.2325</text:p>
          </table:table-cell>
          <table:table-cell table:formula="of:=SUM([.F143:.F152])/10" office:value-type="float" office:value="0.3775" calcext:value-type="float">
            <text:p>0.3775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.00046608935226686" calcext:value-type="float">
            <text:p>0.000466089352267</text:p>
          </table:table-cell>
          <table:table-cell office:value-type="float" office:value="0.00000000000038706863235427" calcext:value-type="float">
            <text:p>3.8706863235427E-13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0.35664172172546" calcext:value-type="float">
            <text:p>0.35664172172546</text:p>
          </table:table-cell>
          <table:table-cell table:number-columns-repeated="3"/>
          <table:table-cell table:formula="of:=SUM([.E144:.E153])/10" office:value-type="float" office:value="0.2421875" calcext:value-type="float">
            <text:p>0.2421875</text:p>
          </table:table-cell>
          <table:table-cell table:formula="of:=SUM([.F144:.F153])/10" office:value-type="float" office:value="0.3784375" calcext:value-type="float">
            <text:p>0.3784375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.00069139391343924" calcext:value-type="float">
            <text:p>0.000691393913439</text:p>
          </table:table-cell>
          <table:table-cell office:value-type="float" office:value="0" calcext:value-type="float">
            <text:p>0</text:p>
          </table:table-cell>
          <table:table-cell office:value-type="float" office:value="0.271875" calcext:value-type="float">
            <text:p>0.2718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3.30625" calcext:value-type="float">
            <text:p>3.30625</text:p>
          </table:table-cell>
          <table:table-cell office:value-type="float" office:value="1" calcext:value-type="float">
            <text:p>1</text:p>
          </table:table-cell>
          <table:table-cell office:value-type="float" office:value="0.37473908662796" calcext:value-type="float">
            <text:p>0.37473908662796</text:p>
          </table:table-cell>
          <table:table-cell table:number-columns-repeated="3"/>
          <table:table-cell table:formula="of:=SUM([.E145:.E154])/10" office:value-type="float" office:value="0.26" calcext:value-type="float">
            <text:p>0.26</text:p>
          </table:table-cell>
          <table:table-cell table:formula="of:=SUM([.F145:.F154])/10" office:value-type="float" office:value="0.379375" calcext:value-type="float">
            <text:p>0.379375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.00066244088666281" calcext:value-type="float">
            <text:p>0.000662440886663</text:p>
          </table:table-cell>
          <table:table-cell office:value-type="float" office:value="0" calcext:value-type="float">
            <text:p>0</text:p>
          </table:table-cell>
          <table:table-cell office:value-type="float" office:value="0.2765625" calcext:value-type="float">
            <text:p>0.2765625</text:p>
          </table:table-cell>
          <table:table-cell office:value-type="float" office:value="0.284375" calcext:value-type="float">
            <text:p>0.284375</text:p>
          </table:table-cell>
          <table:table-cell office:value-type="float" office:value="0.35" calcext:value-type="float">
            <text:p>0.35</text:p>
          </table:table-cell>
          <table:table-cell office:value-type="float" office:value="0.5375" calcext:value-type="float">
            <text:p>0.5375</text:p>
          </table:table-cell>
          <table:table-cell office:value-type="float" office:value="3.31875" calcext:value-type="float">
            <text:p>3.31875</text:p>
          </table:table-cell>
          <table:table-cell office:value-type="float" office:value="1" calcext:value-type="float">
            <text:p>1</text:p>
          </table:table-cell>
          <table:table-cell office:value-type="float" office:value="0.41035635471344" calcext:value-type="float">
            <text:p>0.41035635471344</text:p>
          </table:table-cell>
          <table:table-cell table:number-columns-repeated="3"/>
          <table:table-cell table:formula="of:=SUM([.E146:.E155])/10" office:value-type="float" office:value="0.264375" calcext:value-type="float">
            <text:p>0.264375</text:p>
          </table:table-cell>
          <table:table-cell table:formula="of:=SUM([.F146:.F155])/10" office:value-type="float" office:value="0.3759375" calcext:value-type="float">
            <text:p>0.375937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060532020143" calcext:value-type="float">
            <text:p>0.00060532020143</text:p>
          </table:table-cell>
          <table:table-cell office:value-type="float" office:value="0" calcext:value-type="float">
            <text:p>0</text:p>
          </table:table-cell>
          <table:table-cell office:value-type="float" office:value="0.309375" calcext:value-type="float">
            <text:p>0.309375</text:p>
          </table:table-cell>
          <table:table-cell office:value-type="float" office:value="0.284375" calcext:value-type="float">
            <text:p>0.284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.33125" calcext:value-type="float">
            <text:p>3.33125</text:p>
          </table:table-cell>
          <table:table-cell office:value-type="float" office:value="1" calcext:value-type="float">
            <text:p>1</text:p>
          </table:table-cell>
          <table:table-cell office:value-type="float" office:value="0.35531560182571" calcext:value-type="float">
            <text:p>0.35531560182571</text:p>
          </table:table-cell>
          <table:table-cell table:number-columns-repeated="3"/>
          <table:table-cell table:formula="of:=SUM([.E147:.E156])/10" office:value-type="float" office:value="0.271875" calcext:value-type="float">
            <text:p>0.271875</text:p>
          </table:table-cell>
          <table:table-cell table:formula="of:=SUM([.F147:.F156])/10" office:value-type="float" office:value="0.3759375" calcext:value-type="float">
            <text:p>0.37593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.00076582172114286" calcext:value-type="float">
            <text:p>0.000765821721143</text:p>
          </table:table-cell>
          <table:table-cell office:value-type="float" office:value="0.0000000000016434342270031" calcext:value-type="float">
            <text:p>1.6434342270031E-12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25" calcext:value-type="float">
            <text:p>0.525</text:p>
          </table:table-cell>
          <table:table-cell office:value-type="float" office:value="3.39375" calcext:value-type="float">
            <text:p>3.39375</text:p>
          </table:table-cell>
          <table:table-cell office:value-type="float" office:value="1" calcext:value-type="float">
            <text:p>1</text:p>
          </table:table-cell>
          <table:table-cell office:value-type="float" office:value="0.34710792303085" calcext:value-type="float">
            <text:p>0.34710792303085</text:p>
          </table:table-cell>
          <table:table-cell table:number-columns-repeated="3"/>
          <table:table-cell table:formula="of:=SUM([.E148:.E157])/10" office:value-type="float" office:value="0.2771875" calcext:value-type="float">
            <text:p>0.2771875</text:p>
          </table:table-cell>
          <table:table-cell table:formula="of:=SUM([.F148:.F157])/10" office:value-type="float" office:value="0.376875" calcext:value-type="float">
            <text:p>0.376875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0.0012801097349438" calcext:value-type="float">
            <text:p>0.001280109734944</text:p>
          </table:table-cell>
          <table:table-cell office:value-type="float" office:value="0.000000000007624179022489" calcext:value-type="float">
            <text:p>7.624179022489E-12</text:p>
          </table:table-cell>
          <table:table-cell office:value-type="float" office:value="0.2921875" calcext:value-type="float">
            <text:p>0.29218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525" calcext:value-type="float">
            <text:p>0.525</text:p>
          </table:table-cell>
          <table:table-cell office:value-type="float" office:value="3.390625" calcext:value-type="float">
            <text:p>3.390625</text:p>
          </table:table-cell>
          <table:table-cell office:value-type="float" office:value="1" calcext:value-type="float">
            <text:p>1</text:p>
          </table:table-cell>
          <table:table-cell office:value-type="float" office:value="0.34905562400818" calcext:value-type="float">
            <text:p>0.34905562400818</text:p>
          </table:table-cell>
          <table:table-cell table:number-columns-repeated="3"/>
          <table:table-cell table:formula="of:=SUM([.E149:.E158])/10" office:value-type="float" office:value="0.28875" calcext:value-type="float">
            <text:p>0.28875</text:p>
          </table:table-cell>
          <table:table-cell table:formula="of:=SUM([.F149:.F158])/10" office:value-type="float" office:value="0.38125" calcext:value-type="float">
            <text:p>0.38125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.0011984233686235" calcext:value-type="float">
            <text:p>0.001198423368624</text:p>
          </table:table-cell>
          <table:table-cell office:value-type="float" office:value="0.0000000000034535516807432" calcext:value-type="float">
            <text:p>3.4535516807432E-12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25" calcext:value-type="float">
            <text:p>0.2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3.340625" calcext:value-type="float">
            <text:p>3.340625</text:p>
          </table:table-cell>
          <table:table-cell office:value-type="float" office:value="1" calcext:value-type="float">
            <text:p>1</text:p>
          </table:table-cell>
          <table:table-cell office:value-type="float" office:value="0.49413001537323" calcext:value-type="float">
            <text:p>0.49413001537323</text:p>
          </table:table-cell>
          <table:table-cell table:number-columns-repeated="3"/>
          <table:table-cell table:formula="of:=SUM([.E150:.E159])/10" office:value-type="float" office:value="0.2934375" calcext:value-type="float">
            <text:p>0.2934375</text:p>
          </table:table-cell>
          <table:table-cell table:formula="of:=SUM([.F150:.F159])/10" office:value-type="float" office:value="0.3809375" calcext:value-type="float">
            <text:p>0.3809375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.00068635450734291" calcext:value-type="float">
            <text:p>0.000686354507343</text:p>
          </table:table-cell>
          <table:table-cell office:value-type="float" office:value="0.00000000000057036039302974" calcext:value-type="float">
            <text:p>5.7036039302974E-13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3.328125" calcext:value-type="float">
            <text:p>3.328125</text:p>
          </table:table-cell>
          <table:table-cell office:value-type="float" office:value="1" calcext:value-type="float">
            <text:p>1</text:p>
          </table:table-cell>
          <table:table-cell office:value-type="float" office:value="0.49793608188629" calcext:value-type="float">
            <text:p>0.49793608188629</text:p>
          </table:table-cell>
          <table:table-cell table:number-columns-repeated="3"/>
          <table:table-cell table:formula="of:=SUM([.E151:.E160])/10" office:value-type="float" office:value="0.29625" calcext:value-type="float">
            <text:p>0.29625</text:p>
          </table:table-cell>
          <table:table-cell table:formula="of:=SUM([.F151:.F160])/10" office:value-type="float" office:value="0.37625" calcext:value-type="float">
            <text:p>0.3762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11211765318876" calcext:value-type="float">
            <text:p>0.001121176531888</text:p>
          </table:table-cell>
          <table:table-cell office:value-type="float" office:value="0" calcext:value-type="float">
            <text:p>0</text:p>
          </table:table-cell>
          <table:table-cell office:value-type="float" office:value="0.2796875" calcext:value-type="float">
            <text:p>0.279687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3.303125" calcext:value-type="float">
            <text:p>3.303125</text:p>
          </table:table-cell>
          <table:table-cell office:value-type="float" office:value="1" calcext:value-type="float">
            <text:p>1</text:p>
          </table:table-cell>
          <table:table-cell office:value-type="float" office:value="0.50369070768356" calcext:value-type="float">
            <text:p>0.50369070768356</text:p>
          </table:table-cell>
          <table:table-cell table:number-columns-repeated="3"/>
          <table:table-cell table:formula="of:=SUM([.E152:.E161])/10" office:value-type="float" office:value="0.3059375" calcext:value-type="float">
            <text:p>0.3059375</text:p>
          </table:table-cell>
          <table:table-cell table:formula="of:=SUM([.F152:.F161])/10" office:value-type="float" office:value="0.3765625" calcext:value-type="float">
            <text:p>0.3765625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0.00066014129079122" calcext:value-type="float">
            <text:p>0.000660141290791</text:p>
          </table:table-cell>
          <table:table-cell office:value-type="float" office:value="0.000000000013022107524241" calcext:value-type="float">
            <text:p>1.3022107524241E-11</text:p>
          </table:table-cell>
          <table:table-cell office:value-type="float" office:value="0.284375" calcext:value-type="float">
            <text:p>0.284375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3.390625" calcext:value-type="float">
            <text:p>3.390625</text:p>
          </table:table-cell>
          <table:table-cell office:value-type="float" office:value="1" calcext:value-type="float">
            <text:p>1</text:p>
          </table:table-cell>
          <table:table-cell office:value-type="float" office:value="0.49629895687103" calcext:value-type="float">
            <text:p>0.49629895687103</text:p>
          </table:table-cell>
          <table:table-cell table:number-columns-repeated="3"/>
          <table:table-cell table:formula="of:=SUM([.E153:.E162])/10" office:value-type="float" office:value="0.304375" calcext:value-type="float">
            <text:p>0.304375</text:p>
          </table:table-cell>
          <table:table-cell table:formula="of:=SUM([.F153:.F162])/10" office:value-type="float" office:value="0.376875" calcext:value-type="float">
            <text:p>0.376875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0.00042513692969806" calcext:value-type="float">
            <text:p>0.000425136929698</text:p>
          </table:table-cell>
          <table:table-cell office:value-type="float" office:value="0.0000000000005698051907155" calcext:value-type="float">
            <text:p>5.698051907155E-13</text:p>
          </table:table-cell>
          <table:table-cell office:value-type="float" office:value="0.271875" calcext:value-type="float">
            <text:p>0.2718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4" calcext:value-type="float">
            <text:p>0.4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3.3625" calcext:value-type="float">
            <text:p>3.3625</text:p>
          </table:table-cell>
          <table:table-cell office:value-type="float" office:value="1" calcext:value-type="float">
            <text:p>1</text:p>
          </table:table-cell>
          <table:table-cell office:value-type="float" office:value="0.50505591630936" calcext:value-type="float">
            <text:p>0.50505591630936</text:p>
          </table:table-cell>
          <table:table-cell table:number-columns-repeated="3"/>
          <table:table-cell table:formula="of:=SUM([.E154:.E163])/10" office:value-type="float" office:value="0.3040625" calcext:value-type="float">
            <text:p>0.3040625</text:p>
          </table:table-cell>
          <table:table-cell table:formula="of:=SUM([.F154:.F163])/10" office:value-type="float" office:value="0.37875" calcext:value-type="float">
            <text:p>0.37875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0.0006148666725494" calcext:value-type="float">
            <text:p>0.000614866672549</text:p>
          </table:table-cell>
          <table:table-cell office:value-type="float" office:value="0.0000000000062483026402622" calcext:value-type="float">
            <text:p>6.2483026402622E-12</text:p>
          </table:table-cell>
          <table:table-cell office:value-type="float" office:value="0.246875" calcext:value-type="float">
            <text:p>0.2468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25" calcext:value-type="float">
            <text:p>0.425</text:p>
          </table:table-cell>
          <table:table-cell office:value-type="float" office:value="0.575" calcext:value-type="float">
            <text:p>0.575</text:p>
          </table:table-cell>
          <table:table-cell office:value-type="float" office:value="3.321875" calcext:value-type="float">
            <text:p>3.321875</text:p>
          </table:table-cell>
          <table:table-cell office:value-type="float" office:value="1" calcext:value-type="float">
            <text:p>1</text:p>
          </table:table-cell>
          <table:table-cell office:value-type="float" office:value="0.51347085237503" calcext:value-type="float">
            <text:p>0.51347085237503</text:p>
          </table:table-cell>
          <table:table-cell table:number-columns-repeated="3"/>
          <table:table-cell table:formula="of:=SUM([.E155:.E164])/10" office:value-type="float" office:value="0.3075" calcext:value-type="float">
            <text:p>0.3075</text:p>
          </table:table-cell>
          <table:table-cell table:formula="of:=SUM([.F155:.F164])/10" office:value-type="float" office:value="0.38375" calcext:value-type="float">
            <text:p>0.38375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0.00066318620411039" calcext:value-type="float">
            <text:p>0.00066318620411</text:p>
          </table:table-cell>
          <table:table-cell office:value-type="float" office:value="0.0000000000011783870862599" calcext:value-type="float">
            <text:p>1.1783870862599E-12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75" calcext:value-type="float">
            <text:p>0.575</text:p>
          </table:table-cell>
          <table:table-cell office:value-type="float" office:value="3.384375" calcext:value-type="float">
            <text:p>3.384375</text:p>
          </table:table-cell>
          <table:table-cell office:value-type="float" office:value="1" calcext:value-type="float">
            <text:p>1</text:p>
          </table:table-cell>
          <table:table-cell office:value-type="float" office:value="0.55718383789062" calcext:value-type="float">
            <text:p>0.55718383789062</text:p>
          </table:table-cell>
          <table:table-cell table:number-columns-repeated="3"/>
          <table:table-cell table:formula="of:=SUM([.E156:.E165])/10" office:value-type="float" office:value="0.3090625" calcext:value-type="float">
            <text:p>0.3090625</text:p>
          </table:table-cell>
          <table:table-cell table:formula="of:=SUM([.F156:.F165])/10" office:value-type="float" office:value="0.38875" calcext:value-type="float">
            <text:p>0.3887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0041590347718738" calcext:value-type="float">
            <text:p>0.000415903477187</text:p>
          </table:table-cell>
          <table:table-cell office:value-type="float" office:value="0.00000000000022081332530684" calcext:value-type="float">
            <text:p>2.2081332530684E-13</text:p>
          </table:table-cell>
          <table:table-cell office:value-type="float" office:value="0.284375" calcext:value-type="float">
            <text:p>0.2843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3.403125" calcext:value-type="float">
            <text:p>3.403125</text:p>
          </table:table-cell>
          <table:table-cell office:value-type="float" office:value="1" calcext:value-type="float">
            <text:p>1</text:p>
          </table:table-cell>
          <table:table-cell office:value-type="float" office:value="0.37090752124786" calcext:value-type="float">
            <text:p>0.37090752124786</text:p>
          </table:table-cell>
          <table:table-cell table:number-columns-repeated="3"/>
          <table:table-cell table:formula="of:=SUM([.E157:.E166])/10" office:value-type="float" office:value="0.313125" calcext:value-type="float">
            <text:p>0.313125</text:p>
          </table:table-cell>
          <table:table-cell table:formula="of:=SUM([.F157:.F166])/10" office:value-type="float" office:value="0.3928125" calcext:value-type="float">
            <text:p>0.3928125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0.00048650331009412" calcext:value-type="float">
            <text:p>0.000486503310094</text:p>
          </table:table-cell>
          <table:table-cell office:value-type="float" office:value="0" calcext:value-type="float">
            <text:p>0</text:p>
          </table:table-cell>
          <table:table-cell office:value-type="float" office:value="0.2765625" calcext:value-type="float">
            <text:p>0.2765625</text:p>
          </table:table-cell>
          <table:table-cell office:value-type="float" office:value="0.290625" calcext:value-type="float">
            <text:p>0.2906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3.296875" calcext:value-type="float">
            <text:p>3.296875</text:p>
          </table:table-cell>
          <table:table-cell office:value-type="float" office:value="1" calcext:value-type="float">
            <text:p>1</text:p>
          </table:table-cell>
          <table:table-cell office:value-type="float" office:value="0.40094366073608" calcext:value-type="float">
            <text:p>0.40094366073608</text:p>
          </table:table-cell>
          <table:table-cell table:number-columns-repeated="3"/>
          <table:table-cell table:formula="of:=SUM([.E158:.E167])/10" office:value-type="float" office:value="0.3134375" calcext:value-type="float">
            <text:p>0.3134375</text:p>
          </table:table-cell>
          <table:table-cell table:formula="of:=SUM([.F158:.F167])/10" office:value-type="float" office:value="0.3896875" calcext:value-type="float">
            <text:p>0.3896875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0.00048473977221875" calcext:value-type="float">
            <text:p>0.000484739772219</text:p>
          </table:table-cell>
          <table:table-cell office:value-type="float" office:value="0.0000000000023323253654187" calcext:value-type="float">
            <text:p>2.3323253654187E-12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4375" calcext:value-type="float">
            <text:p>0.3343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3.290625" calcext:value-type="float">
            <text:p>3.290625</text:p>
          </table:table-cell>
          <table:table-cell office:value-type="float" office:value="1" calcext:value-type="float">
            <text:p>1</text:p>
          </table:table-cell>
          <table:table-cell office:value-type="float" office:value="0.4111984372139" calcext:value-type="float">
            <text:p>0.4111984372139</text:p>
          </table:table-cell>
          <table:table-cell table:number-columns-repeated="3"/>
          <table:table-cell table:formula="of:=SUM([.E159:.E168])/10" office:value-type="float" office:value="0.3084375" calcext:value-type="float">
            <text:p>0.3084375</text:p>
          </table:table-cell>
          <table:table-cell table:formula="of:=SUM([.F159:.F168])/10" office:value-type="float" office:value="0.381875" calcext:value-type="float">
            <text:p>0.381875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0.0004344928493083" calcext:value-type="float">
            <text:p>0.000434492849308</text:p>
          </table:table-cell>
          <table:table-cell office:value-type="float" office:value="0.00000000000021334080335667" calcext:value-type="float">
            <text:p>2.1334080335667E-13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3.253125" calcext:value-type="float">
            <text:p>3.253125</text:p>
          </table:table-cell>
          <table:table-cell office:value-type="float" office:value="1" calcext:value-type="float">
            <text:p>1</text:p>
          </table:table-cell>
          <table:table-cell office:value-type="float" office:value="0.40374232530594" calcext:value-type="float">
            <text:p>0.40374232530594</text:p>
          </table:table-cell>
          <table:table-cell table:number-columns-repeated="3"/>
          <table:table-cell table:formula="of:=SUM([.E160:.E169])/10" office:value-type="float" office:value="0.3153125" calcext:value-type="float">
            <text:p>0.3153125</text:p>
          </table:table-cell>
          <table:table-cell table:formula="of:=SUM([.F160:.F169])/10" office:value-type="float" office:value="0.385625" calcext:value-type="float">
            <text:p>0.385625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0.00061597416570294" calcext:value-type="float">
            <text:p>0.000615974165703</text:p>
          </table:table-cell>
          <table:table-cell office:value-type="float" office:value="0.0000000000014889928598102" calcext:value-type="float">
            <text:p>1.4889928598102E-12</text:p>
          </table:table-cell>
          <table:table-cell office:value-type="float" office:value="0.2703125" calcext:value-type="float">
            <text:p>0.2703125</text:p>
          </table:table-cell>
          <table:table-cell office:value-type="float" office:value="0.240625" calcext:value-type="float">
            <text:p>0.2406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3.39375" calcext:value-type="float">
            <text:p>3.39375</text:p>
          </table:table-cell>
          <table:table-cell office:value-type="float" office:value="1" calcext:value-type="float">
            <text:p>1</text:p>
          </table:table-cell>
          <table:table-cell office:value-type="float" office:value="0.32015124559402" calcext:value-type="float">
            <text:p>0.32015124559402</text:p>
          </table:table-cell>
          <table:table-cell table:number-columns-repeated="3"/>
          <table:table-cell table:formula="of:=SUM([.E161:.E170])/10" office:value-type="float" office:value="0.3096875" calcext:value-type="float">
            <text:p>0.3096875</text:p>
          </table:table-cell>
          <table:table-cell table:formula="of:=SUM([.F161:.F170])/10" office:value-type="float" office:value="0.385625" calcext:value-type="float">
            <text:p>0.38562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004223994230415" calcext:value-type="float">
            <text:p>0.000422399423042</text:p>
          </table:table-cell>
          <table:table-cell office:value-type="float" office:value="0.0000000005812910678412" calcext:value-type="float">
            <text:p>5.812910678412E-10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3.328125" calcext:value-type="float">
            <text:p>3.328125</text:p>
          </table:table-cell>
          <table:table-cell office:value-type="float" office:value="1" calcext:value-type="float">
            <text:p>1</text:p>
          </table:table-cell>
          <table:table-cell office:value-type="float" office:value="0.34227179288864" calcext:value-type="float">
            <text:p>0.34227179288864</text:p>
          </table:table-cell>
          <table:table-cell table:number-columns-repeated="3"/>
          <table:table-cell table:formula="of:=SUM([.E162:.E171])/10" office:value-type="float" office:value="0.3059375" calcext:value-type="float">
            <text:p>0.3059375</text:p>
          </table:table-cell>
          <table:table-cell table:formula="of:=SUM([.F162:.F171])/10" office:value-type="float" office:value="0.3815625" calcext:value-type="float">
            <text:p>0.3815625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0.00067825466430804" calcext:value-type="float">
            <text:p>0.000678254664308</text:p>
          </table:table-cell>
          <table:table-cell office:value-type="float" office:value="0.000000000000034414981173007" calcext:value-type="float">
            <text:p>3.4414981173007E-14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3.3375" calcext:value-type="float">
            <text:p>3.3375</text:p>
          </table:table-cell>
          <table:table-cell office:value-type="float" office:value="1" calcext:value-type="float">
            <text:p>1</text:p>
          </table:table-cell>
          <table:table-cell office:value-type="float" office:value="0.46441490650177" calcext:value-type="float">
            <text:p>0.46441490650177</text:p>
          </table:table-cell>
          <table:table-cell table:number-columns-repeated="3"/>
          <table:table-cell table:formula="of:=SUM([.E163:.E172])/10" office:value-type="float" office:value="0.304375" calcext:value-type="float">
            <text:p>0.304375</text:p>
          </table:table-cell>
          <table:table-cell table:formula="of:=SUM([.F163:.F172])/10" office:value-type="float" office:value="0.378125" calcext:value-type="float">
            <text:p>0.378125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0.00069165870227152" calcext:value-type="float">
            <text:p>0.000691658702272</text:p>
          </table:table-cell>
          <table:table-cell office:value-type="float" office:value="0.0000000000031050720154802" calcext:value-type="float">
            <text:p>3.1050720154802E-12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3.30625" calcext:value-type="float">
            <text:p>3.30625</text:p>
          </table:table-cell>
          <table:table-cell office:value-type="float" office:value="1" calcext:value-type="float">
            <text:p>1</text:p>
          </table:table-cell>
          <table:table-cell office:value-type="float" office:value="0.58121774196625" calcext:value-type="float">
            <text:p>0.58121774196625</text:p>
          </table:table-cell>
          <table:table-cell table:number-columns-repeated="3"/>
          <table:table-cell table:formula="of:=SUM([.E164:.E173])/10" office:value-type="float" office:value="0.3075" calcext:value-type="float">
            <text:p>0.3075</text:p>
          </table:table-cell>
          <table:table-cell table:formula="of:=SUM([.F164:.F173])/10" office:value-type="float" office:value="0.379375" calcext:value-type="float">
            <text:p>0.379375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0.00063403638378077" calcext:value-type="float">
            <text:p>0.000634036383781</text:p>
          </table:table-cell>
          <table:table-cell office:value-type="float" office:value="0.00000000000087179605711123" calcext:value-type="float">
            <text:p>8.7179605711123E-13</text:p>
          </table:table-cell>
          <table:table-cell office:value-type="float" office:value="0.284375" calcext:value-type="float">
            <text:p>0.284375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3.3125" calcext:value-type="float">
            <text:p>3.3125</text:p>
          </table:table-cell>
          <table:table-cell office:value-type="float" office:value="1" calcext:value-type="float">
            <text:p>1</text:p>
          </table:table-cell>
          <table:table-cell office:value-type="float" office:value="0.51775060892105" calcext:value-type="float">
            <text:p>0.51775060892105</text:p>
          </table:table-cell>
          <table:table-cell table:number-columns-repeated="3"/>
          <table:table-cell table:formula="of:=SUM([.E165:.E174])/10" office:value-type="float" office:value="0.303125" calcext:value-type="float">
            <text:p>0.303125</text:p>
          </table:table-cell>
          <table:table-cell table:formula="of:=SUM([.F165:.F174])/10" office:value-type="float" office:value="0.374375" calcext:value-type="float">
            <text:p>0.374375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0.0006329957061098" calcext:value-type="float">
            <text:p>0.00063299570611</text:p>
          </table:table-cell>
          <table:table-cell office:value-type="float" office:value="0.0000000000056942572185248" calcext:value-type="float">
            <text:p>5.6942572185248E-12</text:p>
          </table:table-cell>
          <table:table-cell office:value-type="float" office:value="0.3109375" calcext:value-type="float">
            <text:p>0.3109375</text:p>
          </table:table-cell>
          <table:table-cell office:value-type="float" office:value="0.3" calcext:value-type="float">
            <text:p>0.3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3.315625" calcext:value-type="float">
            <text:p>3.315625</text:p>
          </table:table-cell>
          <table:table-cell office:value-type="float" office:value="1" calcext:value-type="float">
            <text:p>1</text:p>
          </table:table-cell>
          <table:table-cell office:value-type="float" office:value="0.38615099191666" calcext:value-type="float">
            <text:p>0.38615099191666</text:p>
          </table:table-cell>
          <table:table-cell table:number-columns-repeated="3"/>
          <table:table-cell table:formula="of:=SUM([.E166:.E175])/10" office:value-type="float" office:value="0.303125" calcext:value-type="float">
            <text:p>0.303125</text:p>
          </table:table-cell>
          <table:table-cell table:formula="of:=SUM([.F166:.F175])/10" office:value-type="float" office:value="0.3709375" calcext:value-type="float">
            <text:p>0.37093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09762347661308" calcext:value-type="float">
            <text:p>0.000976234766131</text:p>
          </table:table-cell>
          <table:table-cell office:value-type="float" office:value="0.0000000000013861008261312" calcext:value-type="float">
            <text:p>1.3861008261312E-12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3" calcext:value-type="float">
            <text:p>0.3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0.38355957269669" calcext:value-type="float">
            <text:p>0.38355957269669</text:p>
          </table:table-cell>
          <table:table-cell table:number-columns-repeated="3"/>
          <table:table-cell table:formula="of:=SUM([.E167:.E176])/10" office:value-type="float" office:value="0.300625" calcext:value-type="float">
            <text:p>0.300625</text:p>
          </table:table-cell>
          <table:table-cell table:formula="of:=SUM([.F167:.F176])/10" office:value-type="float" office:value="0.3665625" calcext:value-type="float">
            <text:p>0.3665625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0.00070408580213552" calcext:value-type="float">
            <text:p>0.000704085802136</text:p>
          </table:table-cell>
          <table:table-cell office:value-type="float" office:value="0.000000000017128308942352" calcext:value-type="float">
            <text:p>1.7128308942352E-11</text:p>
          </table:table-cell>
          <table:table-cell office:value-type="float" office:value="0.253125" calcext:value-type="float">
            <text:p>0.25312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3.290625" calcext:value-type="float">
            <text:p>3.290625</text:p>
          </table:table-cell>
          <table:table-cell office:value-type="float" office:value="1" calcext:value-type="float">
            <text:p>1</text:p>
          </table:table-cell>
          <table:table-cell office:value-type="float" office:value="0.37448375225067" calcext:value-type="float">
            <text:p>0.37448375225067</text:p>
          </table:table-cell>
          <table:table-cell table:number-columns-repeated="3"/>
          <table:table-cell table:formula="of:=SUM([.E168:.E177])/10" office:value-type="float" office:value="0.295" calcext:value-type="float">
            <text:p>0.295</text:p>
          </table:table-cell>
          <table:table-cell table:formula="of:=SUM([.F168:.F177])/10" office:value-type="float" office:value="0.3625" calcext:value-type="float">
            <text:p>0.3625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0.00044804029093939" calcext:value-type="float">
            <text:p>0.000448040290939</text:p>
          </table:table-cell>
          <table:table-cell office:value-type="float" office:value="0.00000000000019574216244189" calcext:value-type="float">
            <text:p>1.9574216244189E-1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.315625" calcext:value-type="float">
            <text:p>3.315625</text:p>
          </table:table-cell>
          <table:table-cell office:value-type="float" office:value="1" calcext:value-type="float">
            <text:p>1</text:p>
          </table:table-cell>
          <table:table-cell office:value-type="float" office:value="0.38502223491669" calcext:value-type="float">
            <text:p>0.38502223491669</text:p>
          </table:table-cell>
          <table:table-cell table:number-columns-repeated="3"/>
          <table:table-cell table:formula="of:=SUM([.E169:.E178])/10" office:value-type="float" office:value="0.300625" calcext:value-type="float">
            <text:p>0.300625</text:p>
          </table:table-cell>
          <table:table-cell table:formula="of:=SUM([.F169:.F178])/10" office:value-type="float" office:value="0.3684375" calcext:value-type="float">
            <text:p>0.3684375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0.00047270736613427" calcext:value-type="float">
            <text:p>0.000472707366134</text:p>
          </table:table-cell>
          <table:table-cell office:value-type="float" office:value="0.00000000000091686795417219" calcext:value-type="float">
            <text:p>9.1686795417219E-13</text:p>
          </table:table-cell>
          <table:table-cell office:value-type="float" office:value="0.284375" calcext:value-type="float">
            <text:p>0.284375</text:p>
          </table:table-cell>
          <table:table-cell office:value-type="float" office:value="0.334375" calcext:value-type="float">
            <text:p>0.334375</text:p>
          </table:table-cell>
          <table:table-cell office:value-type="float" office:value="0.4" calcext:value-type="float">
            <text:p>0.4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3.30625" calcext:value-type="float">
            <text:p>3.30625</text:p>
          </table:table-cell>
          <table:table-cell office:value-type="float" office:value="1" calcext:value-type="float">
            <text:p>1</text:p>
          </table:table-cell>
          <table:table-cell office:value-type="float" office:value="0.38714270591736" calcext:value-type="float">
            <text:p>0.38714270591736</text:p>
          </table:table-cell>
          <table:table-cell table:number-columns-repeated="3"/>
          <table:table-cell table:formula="of:=SUM([.E170:.E179])/10" office:value-type="float" office:value="0.3021875" calcext:value-type="float">
            <text:p>0.3021875</text:p>
          </table:table-cell>
          <table:table-cell table:formula="of:=SUM([.F170:.F179])/10" office:value-type="float" office:value="0.3715625" calcext:value-type="float">
            <text:p>0.3715625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0.00073077675042441" calcext:value-type="float">
            <text:p>0.000730776750424</text:p>
          </table:table-cell>
          <table:table-cell office:value-type="float" office:value="0.000000000050874649718674" calcext:value-type="float">
            <text:p>5.0874649718674E-11</text:p>
          </table:table-cell>
          <table:table-cell office:value-type="float" office:value="0.284375" calcext:value-type="float">
            <text:p>0.2843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3.3125" calcext:value-type="float">
            <text:p>3.3125</text:p>
          </table:table-cell>
          <table:table-cell office:value-type="float" office:value="1" calcext:value-type="float">
            <text:p>1</text:p>
          </table:table-cell>
          <table:table-cell office:value-type="float" office:value="0.37191368341446" calcext:value-type="float">
            <text:p>0.37191368341446</text:p>
          </table:table-cell>
          <table:table-cell table:number-columns-repeated="3"/>
          <table:table-cell table:formula="of:=SUM([.E171:.E180])/10" office:value-type="float" office:value="0.3109375" calcext:value-type="float">
            <text:p>0.3109375</text:p>
          </table:table-cell>
          <table:table-cell table:formula="of:=SUM([.F171:.F180])/10" office:value-type="float" office:value="0.373125" calcext:value-type="float">
            <text:p>0.37312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058302304241806" calcext:value-type="float">
            <text:p>0.000583023042418</text:p>
          </table:table-cell>
          <table:table-cell office:value-type="float" office:value="0.000000000017762698300075" calcext:value-type="float">
            <text:p>1.7762698300075E-11</text:p>
          </table:table-cell>
          <table:table-cell office:value-type="float" office:value="0.3015625" calcext:value-type="float">
            <text:p>0.3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0.37275091409683" calcext:value-type="float">
            <text:p>0.37275091409683</text:p>
          </table:table-cell>
          <table:table-cell table:number-columns-repeated="3"/>
          <table:table-cell table:formula="of:=SUM([.E172:.E181])/10" office:value-type="float" office:value="0.305625" calcext:value-type="float">
            <text:p>0.305625</text:p>
          </table:table-cell>
          <table:table-cell table:formula="of:=SUM([.F172:.F181])/10" office:value-type="float" office:value="0.3696875" calcext:value-type="float">
            <text:p>0.3696875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0.00081674343018676" calcext:value-type="float">
            <text:p>0.000816743430187</text:p>
          </table:table-cell>
          <table:table-cell office:value-type="float" office:value="0.0000000000033520443365465" calcext:value-type="float">
            <text:p>3.3520443365465E-12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0.325" calcext:value-type="float">
            <text:p>0.3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3.290625" calcext:value-type="float">
            <text:p>3.290625</text:p>
          </table:table-cell>
          <table:table-cell office:value-type="float" office:value="1" calcext:value-type="float">
            <text:p>1</text:p>
          </table:table-cell>
          <table:table-cell office:value-type="float" office:value="0.37984175682068" calcext:value-type="float">
            <text:p>0.37984175682068</text:p>
          </table:table-cell>
          <table:table-cell table:number-columns-repeated="3"/>
          <table:table-cell table:formula="of:=SUM([.E173:.E182])/10" office:value-type="float" office:value="0.3078125" calcext:value-type="float">
            <text:p>0.3078125</text:p>
          </table:table-cell>
          <table:table-cell table:formula="of:=SUM([.F173:.F182])/10" office:value-type="float" office:value="0.371875" calcext:value-type="float">
            <text:p>0.371875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0.00071112583973445" calcext:value-type="float">
            <text:p>0.000711125839734</text:p>
          </table:table-cell>
          <table:table-cell office:value-type="float" office:value="0.0000000000012140612300204" calcext:value-type="float">
            <text:p>1.2140612300204E-12</text:p>
          </table:table-cell>
          <table:table-cell office:value-type="float" office:value="0.25" calcext:value-type="float">
            <text:p>0.2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3.346875" calcext:value-type="float">
            <text:p>3.346875</text:p>
          </table:table-cell>
          <table:table-cell office:value-type="float" office:value="1" calcext:value-type="float">
            <text:p>1</text:p>
          </table:table-cell>
          <table:table-cell office:value-type="float" office:value="0.37815960645676" calcext:value-type="float">
            <text:p>0.37815960645676</text:p>
          </table:table-cell>
          <table:table-cell table:number-columns-repeated="3"/>
          <table:table-cell table:formula="of:=SUM([.E174:.E183])/10" office:value-type="float" office:value="0.29875" calcext:value-type="float">
            <text:p>0.29875</text:p>
          </table:table-cell>
          <table:table-cell table:formula="of:=SUM([.F174:.F183])/10" office:value-type="float" office:value="0.3653125" calcext:value-type="float">
            <text:p>0.3653125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0.00076584873968386" calcext:value-type="float">
            <text:p>0.000765848739684</text:p>
          </table:table-cell>
          <table:table-cell office:value-type="float" office:value="0.000000000010829875819914" calcext:value-type="float">
            <text:p>1.0829875819914E-11</text:p>
          </table:table-cell>
          <table:table-cell office:value-type="float" office:value="0.259375" calcext:value-type="float">
            <text:p>0.25937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3.3125" calcext:value-type="float">
            <text:p>3.3125</text:p>
          </table:table-cell>
          <table:table-cell office:value-type="float" office:value="1" calcext:value-type="float">
            <text:p>1</text:p>
          </table:table-cell>
          <table:table-cell office:value-type="float" office:value="0.38184813261032" calcext:value-type="float">
            <text:p>0.38184813261032</text:p>
          </table:table-cell>
          <table:table-cell table:number-columns-repeated="3"/>
          <table:table-cell table:formula="of:=SUM([.E175:.E184])/10" office:value-type="float" office:value="0.2965625" calcext:value-type="float">
            <text:p>0.2965625</text:p>
          </table:table-cell>
          <table:table-cell table:formula="of:=SUM([.F175:.F184])/10" office:value-type="float" office:value="0.3634375" calcext:value-type="float">
            <text:p>0.3634375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0.00079565321357222" calcext:value-type="float">
            <text:p>0.000795653213572</text:p>
          </table:table-cell>
          <table:table-cell office:value-type="float" office:value="0.00000000000063529752205443" calcext:value-type="float">
            <text:p>6.3529752205443E-13</text:p>
          </table:table-cell>
          <table:table-cell office:value-type="float" office:value="0.284375" calcext:value-type="float">
            <text:p>0.2843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3.346875" calcext:value-type="float">
            <text:p>3.346875</text:p>
          </table:table-cell>
          <table:table-cell office:value-type="float" office:value="1" calcext:value-type="float">
            <text:p>1</text:p>
          </table:table-cell>
          <table:table-cell office:value-type="float" office:value="0.37635915279388" calcext:value-type="float">
            <text:p>0.37635915279388</text:p>
          </table:table-cell>
          <table:table-cell table:number-columns-repeated="3"/>
          <table:table-cell table:formula="of:=SUM([.E176:.E185])/10" office:value-type="float" office:value="0.299375" calcext:value-type="float">
            <text:p>0.299375</text:p>
          </table:table-cell>
          <table:table-cell table:formula="of:=SUM([.F176:.F185])/10" office:value-type="float" office:value="0.3684375" calcext:value-type="float">
            <text:p>0.368437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0093351222712954" calcext:value-type="float">
            <text:p>0.00093351222713</text:p>
          </table:table-cell>
          <table:table-cell office:value-type="float" office:value="0.0000000000097879332243422" calcext:value-type="float">
            <text:p>9.7879332243422E-12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3.3125" calcext:value-type="float">
            <text:p>3.3125</text:p>
          </table:table-cell>
          <table:table-cell office:value-type="float" office:value="1" calcext:value-type="float">
            <text:p>1</text:p>
          </table:table-cell>
          <table:table-cell office:value-type="float" office:value="0.37378345727921" calcext:value-type="float">
            <text:p>0.37378345727921</text:p>
          </table:table-cell>
          <table:table-cell table:number-columns-repeated="3"/>
          <table:table-cell table:formula="of:=SUM([.E177:.E186])/10" office:value-type="float" office:value="0.296875" calcext:value-type="float">
            <text:p>0.296875</text:p>
          </table:table-cell>
          <table:table-cell table:formula="of:=SUM([.F177:.F186])/10" office:value-type="float" office:value="0.3646875" calcext:value-type="float">
            <text:p>0.3646875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0.0010402945525129" calcext:value-type="float">
            <text:p>0.001040294552513</text:p>
          </table:table-cell>
          <table:table-cell office:value-type="float" office:value="0.000000000028590294216292" calcext:value-type="float">
            <text:p>2.8590294216292E-11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221875" calcext:value-type="float">
            <text:p>0.2218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5" calcext:value-type="float">
            <text:p>0.55</text:p>
          </table:table-cell>
          <table:table-cell office:value-type="float" office:value="3.465625" calcext:value-type="float">
            <text:p>3.465625</text:p>
          </table:table-cell>
          <table:table-cell office:value-type="float" office:value="1" calcext:value-type="float">
            <text:p>1</text:p>
          </table:table-cell>
          <table:table-cell office:value-type="float" office:value="0.37656624317169" calcext:value-type="float">
            <text:p>0.37656624317169</text:p>
          </table:table-cell>
          <table:table-cell table:number-columns-repeated="3"/>
          <table:table-cell table:formula="of:=SUM([.E178:.E187])/10" office:value-type="float" office:value="0.295625" calcext:value-type="float">
            <text:p>0.295625</text:p>
          </table:table-cell>
          <table:table-cell table:formula="of:=SUM([.F178:.F187])/10" office:value-type="float" office:value="0.3721875" calcext:value-type="float">
            <text:p>0.3721875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0.00055874778190628" calcext:value-type="float">
            <text:p>0.000558747781906</text:p>
          </table:table-cell>
          <table:table-cell office:value-type="float" office:value="0.000000000011856282459716" calcext:value-type="float">
            <text:p>1.1856282459716E-11</text:p>
          </table:table-cell>
          <table:table-cell office:value-type="float" office:value="0.1828125" calcext:value-type="float">
            <text:p>0.182812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38440333604813" calcext:value-type="float">
            <text:p>0.38440333604813</text:p>
          </table:table-cell>
          <table:table-cell table:number-columns-repeated="3"/>
          <table:table-cell table:formula="of:=SUM([.E179:.E188])/10" office:value-type="float" office:value="0.2859375" calcext:value-type="float">
            <text:p>0.2859375</text:p>
          </table:table-cell>
          <table:table-cell table:formula="of:=SUM([.F179:.F188])/10" office:value-type="float" office:value="0.3715625" calcext:value-type="float">
            <text:p>0.3715625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0.0004966089323716" calcext:value-type="float">
            <text:p>0.000496608932372</text:p>
          </table:table-cell>
          <table:table-cell office:value-type="float" office:value="0.000000000010434831837036" calcext:value-type="float">
            <text:p>1.0434831837036E-11</text:p>
          </table:table-cell>
          <table:table-cell office:value-type="float" office:value="0.165625" calcext:value-type="float">
            <text:p>0.165625</text:p>
          </table:table-cell>
          <table:table-cell office:value-type="float" office:value="0.2" calcext:value-type="float">
            <text:p>0.2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3.4625" calcext:value-type="float">
            <text:p>3.4625</text:p>
          </table:table-cell>
          <table:table-cell office:value-type="float" office:value="1" calcext:value-type="float">
            <text:p>1</text:p>
          </table:table-cell>
          <table:table-cell office:value-type="float" office:value="0.38152233362198" calcext:value-type="float">
            <text:p>0.38152233362198</text:p>
          </table:table-cell>
          <table:table-cell table:number-columns-repeated="3"/>
          <table:table-cell table:formula="of:=SUM([.E180:.E189])/10" office:value-type="float" office:value="0.2725" calcext:value-type="float">
            <text:p>0.2725</text:p>
          </table:table-cell>
          <table:table-cell table:formula="of:=SUM([.F180:.F189])/10" office:value-type="float" office:value="0.3696875" calcext:value-type="float">
            <text:p>0.3696875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0.00043432136699266" calcext:value-type="float">
            <text:p>0.000434321366993</text:p>
          </table:table-cell>
          <table:table-cell office:value-type="float" office:value="0.000000000019767549743762" calcext:value-type="float">
            <text:p>1.9767549743762E-11</text:p>
          </table:table-cell>
          <table:table-cell office:value-type="float" office:value="0.2328125" calcext:value-type="float">
            <text:p>0.2328125</text:p>
          </table:table-cell>
          <table:table-cell office:value-type="float" office:value="0.2" calcext:value-type="float">
            <text:p>0.2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3.528125" calcext:value-type="float">
            <text:p>3.528125</text:p>
          </table:table-cell>
          <table:table-cell office:value-type="float" office:value="1" calcext:value-type="float">
            <text:p>1</text:p>
          </table:table-cell>
          <table:table-cell office:value-type="float" office:value="0.37733520269394" calcext:value-type="float">
            <text:p>0.37733520269394</text:p>
          </table:table-cell>
          <table:table-cell table:number-columns-repeated="3"/>
          <table:table-cell table:formula="of:=SUM([.E181:.E190])/10" office:value-type="float" office:value="0.2596875" calcext:value-type="float">
            <text:p>0.2596875</text:p>
          </table:table-cell>
          <table:table-cell table:formula="of:=SUM([.F181:.F190])/10" office:value-type="float" office:value="0.368125" calcext:value-type="float">
            <text:p>0.36812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0041573860435165" calcext:value-type="float">
            <text:p>0.000415738604352</text:p>
          </table:table-cell>
          <table:table-cell office:value-type="float" office:value="0.000000000016096044844747" calcext:value-type="float">
            <text:p>1.6096044844747E-11</text:p>
          </table:table-cell>
          <table:table-cell office:value-type="float" office:value="0.2328125" calcext:value-type="float">
            <text:p>0.2328125</text:p>
          </table:table-cell>
          <table:table-cell office:value-type="float" office:value="0.284375" calcext:value-type="float">
            <text:p>0.2843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3.39375" calcext:value-type="float">
            <text:p>3.39375</text:p>
          </table:table-cell>
          <table:table-cell office:value-type="float" office:value="1" calcext:value-type="float">
            <text:p>1</text:p>
          </table:table-cell>
          <table:table-cell office:value-type="float" office:value="0.38678870201111" calcext:value-type="float">
            <text:p>0.38678870201111</text:p>
          </table:table-cell>
          <table:table-cell table:number-columns-repeated="3"/>
          <table:table-cell table:formula="of:=SUM([.E182:.E191])/10" office:value-type="float" office:value="0.263125" calcext:value-type="float">
            <text:p>0.263125</text:p>
          </table:table-cell>
          <table:table-cell table:formula="of:=SUM([.F182:.F191])/10" office:value-type="float" office:value="0.3740625" calcext:value-type="float">
            <text:p>0.3740625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0.00046417580233538" calcext:value-type="float">
            <text:p>0.000464175802335</text:p>
          </table:table-cell>
          <table:table-cell office:value-type="float" office:value="0.00000000010201379953452" calcext:value-type="float">
            <text:p>1.0201379953452E-10</text:p>
          </table:table-cell>
          <table:table-cell office:value-type="float" office:value="0.1453125" calcext:value-type="float">
            <text:p>0.1453125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3.596875" calcext:value-type="float">
            <text:p>3.596875</text:p>
          </table:table-cell>
          <table:table-cell office:value-type="float" office:value="1" calcext:value-type="float">
            <text:p>1</text:p>
          </table:table-cell>
          <table:table-cell office:value-type="float" office:value="0.37693439722061" calcext:value-type="float">
            <text:p>0.37693439722061</text:p>
          </table:table-cell>
          <table:table-cell table:number-columns-repeated="3"/>
          <table:table-cell table:formula="of:=SUM([.E183:.E192])/10" office:value-type="float" office:value="0.2434375" calcext:value-type="float">
            <text:p>0.2434375</text:p>
          </table:table-cell>
          <table:table-cell table:formula="of:=SUM([.F183:.F192])/10" office:value-type="float" office:value="0.371875" calcext:value-type="float">
            <text:p>0.371875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0.00040272680053022" calcext:value-type="float">
            <text:p>0.00040272680053</text:p>
          </table:table-cell>
          <table:table-cell office:value-type="float" office:value="0.00000000000067494705977651" calcext:value-type="float">
            <text:p>6.7494705977651E-13</text:p>
          </table:table-cell>
          <table:table-cell office:value-type="float" office:value="0.209375" calcext:value-type="float">
            <text:p>0.209375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3.48125" calcext:value-type="float">
            <text:p>3.48125</text:p>
          </table:table-cell>
          <table:table-cell office:value-type="float" office:value="1" calcext:value-type="float">
            <text:p>1</text:p>
          </table:table-cell>
          <table:table-cell office:value-type="float" office:value="0.38608738183975" calcext:value-type="float">
            <text:p>0.38608738183975</text:p>
          </table:table-cell>
          <table:table-cell table:number-columns-repeated="3"/>
          <table:table-cell table:formula="of:=SUM([.E184:.E193])/10" office:value-type="float" office:value="0.2346875" calcext:value-type="float">
            <text:p>0.2346875</text:p>
          </table:table-cell>
          <table:table-cell table:formula="of:=SUM([.F184:.F193])/10" office:value-type="float" office:value="0.3753125" calcext:value-type="float">
            <text:p>0.3753125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0.00035509532972355" calcext:value-type="float">
            <text:p>0.000355095329724</text:p>
          </table:table-cell>
          <table:table-cell office:value-type="float" office:value="0.0000000000065557290824213" calcext:value-type="float">
            <text:p>6.5557290824213E-12</text:p>
          </table:table-cell>
          <table:table-cell office:value-type="float" office:value="0.2" calcext:value-type="float">
            <text:p>0.2</text:p>
          </table:table-cell>
          <table:table-cell office:value-type="float" office:value="0.228125" calcext:value-type="float">
            <text:p>0.2281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75" calcext:value-type="float">
            <text:p>0.575</text:p>
          </table:table-cell>
          <table:table-cell office:value-type="float" office:value="3.478125" calcext:value-type="float">
            <text:p>3.478125</text:p>
          </table:table-cell>
          <table:table-cell office:value-type="float" office:value="1" calcext:value-type="float">
            <text:p>1</text:p>
          </table:table-cell>
          <table:table-cell office:value-type="float" office:value="0.40108481645584" calcext:value-type="float">
            <text:p>0.40108481645584</text:p>
          </table:table-cell>
          <table:table-cell table:number-columns-repeated="3"/>
          <table:table-cell table:formula="of:=SUM([.E185:.E194])/10" office:value-type="float" office:value="0.2278125" calcext:value-type="float">
            <text:p>0.2278125</text:p>
          </table:table-cell>
          <table:table-cell table:formula="of:=SUM([.F185:.F194])/10" office:value-type="float" office:value="0.3790625" calcext:value-type="float">
            <text:p>0.3790625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0.00030657453244203" calcext:value-type="float">
            <text:p>0.000306574532442</text:p>
          </table:table-cell>
          <table:table-cell office:value-type="float" office:value="0.000000000049406245173039" calcext:value-type="float">
            <text:p>4.9406245173039E-11</text:p>
          </table:table-cell>
          <table:table-cell office:value-type="float" office:value="0.190625" calcext:value-type="float">
            <text:p>0.190625</text:p>
          </table:table-cell>
          <table:table-cell office:value-type="float" office:value="0.196875" calcext:value-type="float">
            <text:p>0.1968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3.53125" calcext:value-type="float">
            <text:p>3.53125</text:p>
          </table:table-cell>
          <table:table-cell office:value-type="float" office:value="1" calcext:value-type="float">
            <text:p>1</text:p>
          </table:table-cell>
          <table:table-cell office:value-type="float" office:value="0.38464200496674" calcext:value-type="float">
            <text:p>0.38464200496674</text:p>
          </table:table-cell>
          <table:table-cell table:number-columns-repeated="3"/>
          <table:table-cell table:formula="of:=SUM([.E186:.E195])/10" office:value-type="float" office:value="0.2146875" calcext:value-type="float">
            <text:p>0.2146875</text:p>
          </table:table-cell>
          <table:table-cell table:formula="of:=SUM([.F186:.F195])/10" office:value-type="float" office:value="0.3771875" calcext:value-type="float">
            <text:p>0.377187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0035566315491451" calcext:value-type="float">
            <text:p>0.000355663154915</text:p>
          </table:table-cell>
          <table:table-cell office:value-type="float" office:value="0.000000000013740611307187" calcext:value-type="float">
            <text:p>1.3740611307187E-11</text:p>
          </table:table-cell>
          <table:table-cell office:value-type="float" office:value="0.1546875" calcext:value-type="float">
            <text:p>0.1546875</text:p>
          </table:table-cell>
          <table:table-cell office:value-type="float" office:value="0.175" calcext:value-type="float">
            <text:p>0.1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3.61875" calcext:value-type="float">
            <text:p>3.61875</text:p>
          </table:table-cell>
          <table:table-cell office:value-type="float" office:value="1" calcext:value-type="float">
            <text:p>1</text:p>
          </table:table-cell>
          <table:table-cell office:value-type="float" office:value="0.39375519752502" calcext:value-type="float">
            <text:p>0.39375519752502</text:p>
          </table:table-cell>
          <table:table-cell table:number-columns-repeated="3"/>
          <table:table-cell table:formula="of:=SUM([.E187:.E196])/10" office:value-type="float" office:value="0.2046875" calcext:value-type="float">
            <text:p>0.2046875</text:p>
          </table:table-cell>
          <table:table-cell table:formula="of:=SUM([.F187:.F196])/10" office:value-type="float" office:value="0.3834375" calcext:value-type="float">
            <text:p>0.3834375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0.00031514131114818" calcext:value-type="float">
            <text:p>0.000315141311148</text:p>
          </table:table-cell>
          <table:table-cell office:value-type="float" office:value="0.0000000000087058713804476" calcext:value-type="float">
            <text:p>8.7058713804476E-12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3.6375" calcext:value-type="float">
            <text:p>3.6375</text:p>
          </table:table-cell>
          <table:table-cell office:value-type="float" office:value="1" calcext:value-type="float">
            <text:p>1</text:p>
          </table:table-cell>
          <table:table-cell office:value-type="float" office:value="0.37921967506409" calcext:value-type="float">
            <text:p>0.37921967506409</text:p>
          </table:table-cell>
          <table:table-cell table:number-columns-repeated="3"/>
          <table:table-cell table:formula="of:=SUM([.E188:.E197])/10" office:value-type="float" office:value="0.195625" calcext:value-type="float">
            <text:p>0.195625</text:p>
          </table:table-cell>
          <table:table-cell table:formula="of:=SUM([.F188:.F197])/10" office:value-type="float" office:value="0.3871875" calcext:value-type="float">
            <text:p>0.3871875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0.00033306798359263" calcext:value-type="float">
            <text:p>0.000333067983593</text:p>
          </table:table-cell>
          <table:table-cell office:value-type="float" office:value="0.000000000026105154041049" calcext:value-type="float">
            <text:p>2.6105154041049E-11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1" calcext:value-type="float">
            <text:p>0.1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25" calcext:value-type="float">
            <text:p>0.525</text:p>
          </table:table-cell>
          <table:table-cell office:value-type="float" office:value="3.675" calcext:value-type="float">
            <text:p>3.675</text:p>
          </table:table-cell>
          <table:table-cell office:value-type="float" office:value="1" calcext:value-type="float">
            <text:p>1</text:p>
          </table:table-cell>
          <table:table-cell office:value-type="float" office:value="0.38481094837189" calcext:value-type="float">
            <text:p>0.38481094837189</text:p>
          </table:table-cell>
          <table:table-cell table:number-columns-repeated="3"/>
          <table:table-cell table:formula="of:=SUM([.E189:.E198])/10" office:value-type="float" office:value="0.1821875" calcext:value-type="float">
            <text:p>0.1821875</text:p>
          </table:table-cell>
          <table:table-cell table:formula="of:=SUM([.F189:.F198])/10" office:value-type="float" office:value="0.38375" calcext:value-type="float">
            <text:p>0.38375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0.00031720386759844" calcext:value-type="float">
            <text:p>0.000317203867598</text:p>
          </table:table-cell>
          <table:table-cell office:value-type="float" office:value="0.000000000016326948630964" calcext:value-type="float">
            <text:p>1.6326948630964E-11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.090625" calcext:value-type="float">
            <text:p>0.090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.603125" calcext:value-type="float">
            <text:p>3.603125</text:p>
          </table:table-cell>
          <table:table-cell office:value-type="float" office:value="1" calcext:value-type="float">
            <text:p>1</text:p>
          </table:table-cell>
          <table:table-cell office:value-type="float" office:value="0.3883140206337" calcext:value-type="float">
            <text:p>0.3883140206337</text:p>
          </table:table-cell>
          <table:table-cell table:number-columns-repeated="3"/>
          <table:table-cell table:formula="of:=SUM([.E190:.E199])/10" office:value-type="float" office:value="0.17125" calcext:value-type="float">
            <text:p>0.17125</text:p>
          </table:table-cell>
          <table:table-cell table:formula="of:=SUM([.F190:.F199])/10" office:value-type="float" office:value="0.38125" calcext:value-type="float">
            <text:p>0.38125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0.00036538097847369" calcext:value-type="float">
            <text:p>0.000365380978474</text:p>
          </table:table-cell>
          <table:table-cell office:value-type="float" office:value="0.00000000001205462784714" calcext:value-type="float">
            <text:p>1.205462784714E-11</text:p>
          </table:table-cell>
          <table:table-cell office:value-type="float" office:value="0.1578125" calcext:value-type="float">
            <text:p>0.15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3.621875" calcext:value-type="float">
            <text:p>3.621875</text:p>
          </table:table-cell>
          <table:table-cell office:value-type="float" office:value="1" calcext:value-type="float">
            <text:p>1</text:p>
          </table:table-cell>
          <table:table-cell office:value-type="float" office:value="0.38444894552231" calcext:value-type="float">
            <text:p>0.38444894552231</text:p>
          </table:table-cell>
          <table:table-cell table:number-columns-repeated="3"/>
          <table:table-cell table:formula="of:=SUM([.E191:.E200])/10" office:value-type="float" office:value="0.16375" calcext:value-type="float">
            <text:p>0.16375</text:p>
          </table:table-cell>
          <table:table-cell table:formula="of:=SUM([.F191:.F200])/10" office:value-type="float" office:value="0.383125" calcext:value-type="float">
            <text:p>0.3831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34986373939319" calcext:value-type="float">
            <text:p>0.000349863739393</text:p>
          </table:table-cell>
          <table:table-cell office:value-type="float" office:value="0.000000000020254937901617" calcext:value-type="float">
            <text:p>2.0254937901617E-11</text:p>
          </table:table-cell>
          <table:table-cell office:value-type="float" office:value="0.115625" calcext:value-type="float">
            <text:p>0.115625</text:p>
          </table:table-cell>
          <table:table-cell office:value-type="float" office:value="0.1" calcext:value-type="float">
            <text:p>0.1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.8125" calcext:value-type="float">
            <text:p>3.8125</text:p>
          </table:table-cell>
          <table:table-cell office:value-type="float" office:value="1" calcext:value-type="float">
            <text:p>1</text:p>
          </table:table-cell>
          <table:table-cell office:value-type="float" office:value="0.3862976193428" calcext:value-type="float">
            <text:p>0.3862976193428</text:p>
          </table:table-cell>
          <table:table-cell table:number-columns-repeated="3"/>
          <table:table-cell table:formula="of:=SUM([.E192:.E201])/10" office:value-type="float" office:value="0.1453125" calcext:value-type="float">
            <text:p>0.1453125</text:p>
          </table:table-cell>
          <table:table-cell table:formula="of:=SUM([.F192:.F201])/10" office:value-type="float" office:value="0.3825" calcext:value-type="float">
            <text:p>0.3825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0.0002279421500134" calcext:value-type="float">
            <text:p>0.000227942150013</text:p>
          </table:table-cell>
          <table:table-cell office:value-type="float" office:value="0.000000000023597855603168" calcext:value-type="float">
            <text:p>2.3597855603168E-11</text:p>
          </table:table-cell>
          <table:table-cell office:value-type="float" office:value="0.165625" calcext:value-type="float">
            <text:p>0.165625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3.509375" calcext:value-type="float">
            <text:p>3.509375</text:p>
          </table:table-cell>
          <table:table-cell office:value-type="float" office:value="1" calcext:value-type="float">
            <text:p>1</text:p>
          </table:table-cell>
          <table:table-cell office:value-type="float" office:value="0.37687373161316" calcext:value-type="float">
            <text:p>0.37687373161316</text:p>
          </table:table-cell>
          <table:table-cell table:number-columns-repeated="3"/>
          <table:table-cell table:formula="of:=SUM([.E193:.E202])/10" office:value-type="float" office:value="0.149375" calcext:value-type="float">
            <text:p>0.149375</text:p>
          </table:table-cell>
          <table:table-cell table:formula="of:=SUM([.F193:.F202])/10" office:value-type="float" office:value="0.383125" calcext:value-type="float">
            <text:p>0.383125</text:p>
          </table:table-cell>
        </table:table-row>
      </table:table>
      <table:table table:name="Sheet2" table:style-name="ta1">
        <table:shapes>
          <draw:frame draw:z-index="0" draw:style-name="gr1" draw:text-style-name="P1" svg:width="440.9pt" svg:height="250.72pt" svg:x="0pt" svg:y="0.03pt">
            <draw:object draw:notify-on-update-of-ranges="stats.A2:stats.A202 stats.N1:stats.N1 stats.N2:stats.N202 stats.A2:stats.A202 stats.O1:stats.O1 stats.O2:stats.O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0:24:51.860088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4T14:25:15.848173389</dc:date>
    <meta:editing-duration>PT25M56S</meta:editing-duration>
    <meta:editing-cycles>3</meta:editing-cycles>
    <meta:generator>LibreOffice/6.0.7.3$Linux_X86_64 LibreOffice_project/00m0$Build-3</meta:generator>
    <meta:document-statistic meta:table-count="2" meta:cell-count="24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DejaVu Math TeX Gyre'" style:font-style-name="Regular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4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DejaVu Math TeX Gyre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DejaVu Math TeX Gyre'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DejaVu Math TeX Gyre'" style:font-style-name="Regular" fo:font-size="10pt" style:font-size-asian="10pt" style:font-size-complex="10pt"/>
    </style:style>
    <style:style style:name="ch7" style:family="chart">
      <style:chart-properties style:rotation-angle="90"/>
      <style:text-properties fo:font-family="'DejaVu Math TeX Gyre'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55cm" svg:height="8.846cm" xlink:href=".." xlink:type="simple" chart:class="chart:scatter" chart:style-name="ch1">
        <chart:legend svg:x="10.763cm" svg:y="7.55cm" style:legend-expansion="custom" chartooo:width="4.226cm" chartooo:height="1.076cm" style:legend-expansion-aspect-ratio="3.9275092936803" chart:style-name="ch2"/>
        <chart:plot-area chart:style-name="ch3" table:cell-range-address="stats.A2:stats.A202 stats.N1:stats.O202" chart:data-source-has-labels="row" svg:x="0.754cm" svg:y="0.151cm" svg:width="14.551cm" svg:height="7.344cm">
          <chartooo:coordinate-region svg:x="1.534cm" svg:y="0.324cm" svg:width="13.346cm" svg:height="6.577cm"/>
          <chart:axis chart:dimension="x" chart:name="primary-x" chart:style-name="ch4">
            <chart:title svg:x="7.403cm" svg:y="7.671cm" chart:style-name="ch5">
              <text:p>epochs</text:p>
            </chart:title>
          </chart:axis>
          <chart:axis chart:dimension="y" chart:name="primary-y" chart:style-name="ch6">
            <chart:title svg:x="0.272cm" svg:y="5.174cm" chart:style-name="ch7">
              <text:p>average reward</text:p>
            </chart:title>
            <chart:grid chart:style-name="ch8" chart:class="major"/>
          </chart:axis>
          <chart:series chart:style-name="ch9" chart:values-cell-range-address="stats.N2:stats.N202" chart:label-cell-address="stats.N1:stats.N1" chart:class="chart:scatter">
            <chart:domain table:cell-range-address="stats.A2:stats.A202"/>
            <chart:data-point chart:repeated="201"/>
          </chart:series>
          <chart:series chart:style-name="ch10" chart:values-cell-range-address="stats.O2:stats.O202" chart:label-cell-address="stats.O1:stats.O1" chart:class="chart:scatter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arned Strategy</text:p>
                <draw:g>
                  <svg:desc>stats.N1:stats.N1</svg:desc>
                </draw:g>
              </table:table-cell>
              <table:table-cell office:value-type="string">
                <text:p>Naive Strategy</text:p>
                <draw:g>
                  <svg:desc>stats.O1:stats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tats.A2:stats.A202</svg:desc>
                </draw:g>
              </table:table-cell>
              <table:table-cell office:value-type="float" office:value="0.190625">
                <text:p>0.190625</text:p>
                <draw:g>
                  <svg:desc>stats.N2:stats.N202</svg:desc>
                </draw:g>
              </table:table-cell>
              <table:table-cell office:value-type="float" office:value="0.35">
                <text:p>0.35</text:p>
                <draw:g>
                  <svg:desc>stats.O2:stats.O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1953125">
                <text:p>0.1953125</text:p>
              </table:table-cell>
              <table:table-cell office:value-type="float" office:value="0.3390625">
                <text:p>0.339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351041666666667">
                <text:p>0.351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18671875">
                <text:p>0.18671875</text:p>
              </table:table-cell>
              <table:table-cell office:value-type="float" office:value="0.35625">
                <text:p>0.3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2025">
                <text:p>0.2025</text:p>
              </table:table-cell>
              <table:table-cell office:value-type="float" office:value="0.35625">
                <text:p>0.3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211979166666667">
                <text:p>0.211979166666667</text:p>
              </table:table-cell>
              <table:table-cell office:value-type="float" office:value="0.359895833333333">
                <text:p>0.3598958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0.233035714285714">
                <text:p>0.233035714285714</text:p>
              </table:table-cell>
              <table:table-cell office:value-type="float" office:value="0.366071428571429">
                <text:p>0.3660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0.241015625">
                <text:p>0.241015625</text:p>
              </table:table-cell>
              <table:table-cell office:value-type="float" office:value="0.36640625">
                <text:p>0.366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249305555555556">
                <text:p>0.249305555555556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2571875">
                <text:p>0.2571875</text:p>
              </table:table-cell>
              <table:table-cell office:value-type="float" office:value="0.3684375">
                <text:p>0.368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0.2609375">
                <text:p>0.2609375</text:p>
              </table:table-cell>
              <table:table-cell office:value-type="float" office:value="0.3715625">
                <text:p>0.37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0.27">
                <text:p>0.27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0.27875">
                <text:p>0.27875</text:p>
              </table:table-cell>
              <table:table-cell office:value-type="float" office:value="0.3746875">
                <text:p>0.37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0.28375">
                <text:p>0.28375</text:p>
              </table:table-cell>
              <table:table-cell office:value-type="float" office:value="0.3728125">
                <text:p>0.372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0.2846875">
                <text:p>0.2846875</text:p>
              </table:table-cell>
              <table:table-cell office:value-type="float" office:value="0.3734375">
                <text:p>0.373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0.285625">
                <text:p>0.285625</text:p>
              </table:table-cell>
              <table:table-cell office:value-type="float" office:value="0.3746875">
                <text:p>0.374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0.2759375">
                <text:p>0.2759375</text:p>
              </table:table-cell>
              <table:table-cell office:value-type="float" office:value="0.3728125">
                <text:p>0.372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0.2759375">
                <text:p>0.2759375</text:p>
              </table:table-cell>
              <table:table-cell office:value-type="float" office:value="0.37375">
                <text:p>0.37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0.2696875">
                <text:p>0.2696875</text:p>
              </table:table-cell>
              <table:table-cell office:value-type="float" office:value="0.378125">
                <text:p>0.37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0.26625">
                <text:p>0.26625</text:p>
              </table:table-cell>
              <table:table-cell office:value-type="float" office:value="0.376875">
                <text:p>0.37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0.275">
                <text:p>0.275</text:p>
              </table:table-cell>
              <table:table-cell office:value-type="float" office:value="0.3796875">
                <text:p>0.379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0.2734375">
                <text:p>0.2734375</text:p>
              </table:table-cell>
              <table:table-cell office:value-type="float" office:value="0.3796875">
                <text:p>0.379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0.2778125">
                <text:p>0.2778125</text:p>
              </table:table-cell>
              <table:table-cell office:value-type="float" office:value="0.380625">
                <text:p>0.380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2821875">
                <text:p>0.282187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0.2871875">
                <text:p>0.2871875</text:p>
              </table:table-cell>
              <table:table-cell office:value-type="float" office:value="0.3853125">
                <text:p>0.385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0.2878125">
                <text:p>0.2878125</text:p>
              </table:table-cell>
              <table:table-cell office:value-type="float" office:value="0.38125">
                <text:p>0.38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0.288125">
                <text:p>0.288125</text:p>
              </table:table-cell>
              <table:table-cell office:value-type="float" office:value="0.3784375">
                <text:p>0.378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0.286875">
                <text:p>0.286875</text:p>
              </table:table-cell>
              <table:table-cell office:value-type="float" office:value="0.3765625">
                <text:p>0.3765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0.286875">
                <text:p>0.286875</text:p>
              </table:table-cell>
              <table:table-cell office:value-type="float" office:value="0.369375">
                <text:p>0.36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0.28375">
                <text:p>0.28375</text:p>
              </table:table-cell>
              <table:table-cell office:value-type="float" office:value="0.3709375">
                <text:p>0.370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0.276875">
                <text:p>0.276875</text:p>
              </table:table-cell>
              <table:table-cell office:value-type="float" office:value="0.36375">
                <text:p>0.36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0.28">
                <text:p>0.28</text:p>
              </table:table-cell>
              <table:table-cell office:value-type="float" office:value="0.3634375">
                <text:p>0.36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0.2775">
                <text:p>0.2775</text:p>
              </table:table-cell>
              <table:table-cell office:value-type="float" office:value="0.3665625">
                <text:p>0.3665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0.2865625">
                <text:p>0.2865625</text:p>
              </table:table-cell>
              <table:table-cell office:value-type="float" office:value="0.37375">
                <text:p>0.37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0.2875">
                <text:p>0.2875</text:p>
              </table:table-cell>
              <table:table-cell office:value-type="float" office:value="0.3740625">
                <text:p>0.3740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0.2928125">
                <text:p>0.2928125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0.2940625">
                <text:p>0.2940625</text:p>
              </table:table-cell>
              <table:table-cell office:value-type="float" office:value="0.3759375">
                <text:p>0.3759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0.29875">
                <text:p>0.29875</text:p>
              </table:table-cell>
              <table:table-cell office:value-type="float" office:value="0.384375">
                <text:p>0.384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0.30625">
                <text:p>0.30625</text:p>
              </table:table-cell>
              <table:table-cell office:value-type="float" office:value="0.386875">
                <text:p>0.386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0.305625">
                <text:p>0.305625</text:p>
              </table:table-cell>
              <table:table-cell office:value-type="float" office:value="0.381875">
                <text:p>0.38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0.3171875">
                <text:p>0.3171875</text:p>
              </table:table-cell>
              <table:table-cell office:value-type="float" office:value="0.3896875">
                <text:p>0.3896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0.3121875">
                <text:p>0.3121875</text:p>
              </table:table-cell>
              <table:table-cell office:value-type="float" office:value="0.3828125">
                <text:p>0.3828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0.3196875">
                <text:p>0.3196875</text:p>
              </table:table-cell>
              <table:table-cell office:value-type="float" office:value="0.3840625">
                <text:p>0.3840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0.3153125">
                <text:p>0.3153125</text:p>
              </table:table-cell>
              <table:table-cell office:value-type="float" office:value="0.379375">
                <text:p>0.379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0.30625">
                <text:p>0.30625</text:p>
              </table:table-cell>
              <table:table-cell office:value-type="float" office:value="0.3696875">
                <text:p>0.369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0.3065625">
                <text:p>0.3065625</text:p>
              </table:table-cell>
              <table:table-cell office:value-type="float" office:value="0.3684375">
                <text:p>0.368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0.30875">
                <text:p>0.30875</text:p>
              </table:table-cell>
              <table:table-cell office:value-type="float" office:value="0.3734375">
                <text:p>0.373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0.3075">
                <text:p>0.3075</text:p>
              </table:table-cell>
              <table:table-cell office:value-type="float" office:value="0.3721875">
                <text:p>0.372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0.3025">
                <text:p>0.3025</text:p>
              </table:table-cell>
              <table:table-cell office:value-type="float" office:value="0.3703125">
                <text:p>0.3703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0.300625">
                <text:p>0.300625</text:p>
              </table:table-cell>
              <table:table-cell office:value-type="float" office:value="0.36875">
                <text:p>0.36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0.2928125">
                <text:p>0.2928125</text:p>
              </table:table-cell>
              <table:table-cell office:value-type="float" office:value="0.3621875">
                <text:p>0.3621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0.2965625">
                <text:p>0.2965625</text:p>
              </table:table-cell>
              <table:table-cell office:value-type="float" office:value="0.3675">
                <text:p>0.36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0.2921875">
                <text:p>0.2921875</text:p>
              </table:table-cell>
              <table:table-cell office:value-type="float" office:value="0.365625">
                <text:p>0.365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0.2890625">
                <text:p>0.2890625</text:p>
              </table:table-cell>
              <table:table-cell office:value-type="float" office:value="0.3625">
                <text:p>0.3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0.2940625">
                <text:p>0.2940625</text:p>
              </table:table-cell>
              <table:table-cell office:value-type="float" office:value="0.36625">
                <text:p>0.36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0.2909375">
                <text:p>0.2909375</text:p>
              </table:table-cell>
              <table:table-cell office:value-type="float" office:value="0.36375">
                <text:p>0.36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0.29375">
                <text:p>0.29375</text:p>
              </table:table-cell>
              <table:table-cell office:value-type="float" office:value="0.3653125">
                <text:p>0.365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0.290625">
                <text:p>0.290625</text:p>
              </table:table-cell>
              <table:table-cell office:value-type="float" office:value="0.3559375">
                <text:p>0.3559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0.2953125">
                <text:p>0.2953125</text:p>
              </table:table-cell>
              <table:table-cell office:value-type="float" office:value="0.3609375">
                <text:p>0.3609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0.305">
                <text:p>0.305</text:p>
              </table:table-cell>
              <table:table-cell office:value-type="float" office:value="0.3684375">
                <text:p>0.3684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0.304375">
                <text:p>0.304375</text:p>
              </table:table-cell>
              <table:table-cell office:value-type="float" office:value="0.368125">
                <text:p>0.368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0.3071875">
                <text:p>0.3071875</text:p>
              </table:table-cell>
              <table:table-cell office:value-type="float" office:value="0.37125">
                <text:p>0.37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0.30625">
                <text:p>0.30625</text:p>
              </table:table-cell>
              <table:table-cell office:value-type="float" office:value="0.368125">
                <text:p>0.368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0.3046875">
                <text:p>0.304687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0.306875">
                <text:p>0.306875</text:p>
              </table:table-cell>
              <table:table-cell office:value-type="float" office:value="0.37125">
                <text:p>0.37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0.305">
                <text:p>0.305</text:p>
              </table:table-cell>
              <table:table-cell office:value-type="float" office:value="0.3725">
                <text:p>0.37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0.3053125">
                <text:p>0.3053125</text:p>
              </table:table-cell>
              <table:table-cell office:value-type="float" office:value="0.371875">
                <text:p>0.371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0.3146875">
                <text:p>0.3146875</text:p>
              </table:table-cell>
              <table:table-cell office:value-type="float" office:value="0.3821875">
                <text:p>0.3821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0.3075">
                <text:p>0.3075</text:p>
              </table:table-cell>
              <table:table-cell office:value-type="float" office:value="0.3734375">
                <text:p>0.3734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0.3009375">
                <text:p>0.3009375</text:p>
              </table:table-cell>
              <table:table-cell office:value-type="float" office:value="0.3665625">
                <text:p>0.3665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0.3025">
                <text:p>0.3025</text:p>
              </table:table-cell>
              <table:table-cell office:value-type="float" office:value="0.3721875">
                <text:p>0.3721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0.2946875">
                <text:p>0.2946875</text:p>
              </table:table-cell>
              <table:table-cell office:value-type="float" office:value="0.3646875">
                <text:p>0.364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0.296875">
                <text:p>0.296875</text:p>
              </table:table-cell>
              <table:table-cell office:value-type="float" office:value="0.3671875">
                <text:p>0.3671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0.2971875">
                <text:p>0.2971875</text:p>
              </table:table-cell>
              <table:table-cell office:value-type="float" office:value="0.3659375">
                <text:p>0.3659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0.2984375">
                <text:p>0.2984375</text:p>
              </table:table-cell>
              <table:table-cell office:value-type="float" office:value="0.3684375">
                <text:p>0.3684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0.3046875">
                <text:p>0.3046875</text:p>
              </table:table-cell>
              <table:table-cell office:value-type="float" office:value="0.3703125">
                <text:p>0.3703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0.300625">
                <text:p>0.300625</text:p>
              </table:table-cell>
              <table:table-cell office:value-type="float" office:value="0.365625">
                <text:p>0.36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0.2940625">
                <text:p>0.2940625</text:p>
              </table:table-cell>
              <table:table-cell office:value-type="float" office:value="0.3575">
                <text:p>0.35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0.2953125">
                <text:p>0.2953125</text:p>
              </table:table-cell>
              <table:table-cell office:value-type="float" office:value="0.361875">
                <text:p>0.361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0.2975">
                <text:p>0.2975</text:p>
              </table:table-cell>
              <table:table-cell office:value-type="float" office:value="0.3634375">
                <text:p>0.3634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0.2996875">
                <text:p>0.299687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0.3109375">
                <text:p>0.3109375</text:p>
              </table:table-cell>
              <table:table-cell office:value-type="float" office:value="0.369375">
                <text:p>0.369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0.311875">
                <text:p>0.311875</text:p>
              </table:table-cell>
              <table:table-cell office:value-type="float" office:value="0.3690625">
                <text:p>0.3690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0.32">
                <text:p>0.32</text:p>
              </table:table-cell>
              <table:table-cell office:value-type="float" office:value="0.3771875">
                <text:p>0.3771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0.3253125">
                <text:p>0.3253125</text:p>
              </table:table-cell>
              <table:table-cell office:value-type="float" office:value="0.3778125">
                <text:p>0.3778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0.323125">
                <text:p>0.323125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0.3225">
                <text:p>0.3225</text:p>
              </table:table-cell>
              <table:table-cell office:value-type="float" office:value="0.3784375">
                <text:p>0.3784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0.3234375">
                <text:p>0.3234375</text:p>
              </table:table-cell>
              <table:table-cell office:value-type="float" office:value="0.379375">
                <text:p>0.379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0.3315625">
                <text:p>0.3315625</text:p>
              </table:table-cell>
              <table:table-cell office:value-type="float" office:value="0.3840625">
                <text:p>0.3840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0.3303125">
                <text:p>0.3303125</text:p>
              </table:table-cell>
              <table:table-cell office:value-type="float" office:value="0.384375">
                <text:p>0.384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0.3290625">
                <text:p>0.3290625</text:p>
              </table:table-cell>
              <table:table-cell office:value-type="float" office:value="0.3853125">
                <text:p>0.3853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0.3225">
                <text:p>0.3225</text:p>
              </table:table-cell>
              <table:table-cell office:value-type="float" office:value="0.37875">
                <text:p>0.37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0.3215625">
                <text:p>0.3215625</text:p>
              </table:table-cell>
              <table:table-cell office:value-type="float" office:value="0.38125">
                <text:p>0.3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0.313125">
                <text:p>0.313125</text:p>
              </table:table-cell>
              <table:table-cell office:value-type="float" office:value="0.3740625">
                <text:p>0.3740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0.30875">
                <text:p>0.30875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0.30625">
                <text:p>0.30625</text:p>
              </table:table-cell>
              <table:table-cell office:value-type="float" office:value="0.3765625">
                <text:p>0.376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0.3090625">
                <text:p>0.3090625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0.306875">
                <text:p>0.306875</text:p>
              </table:table-cell>
              <table:table-cell office:value-type="float" office:value="0.3771875">
                <text:p>0.3771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0.30375">
                <text:p>0.30375</text:p>
              </table:table-cell>
              <table:table-cell office:value-type="float" office:value="0.3728125">
                <text:p>0.3728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0.3034375">
                <text:p>0.3034375</text:p>
              </table:table-cell>
              <table:table-cell office:value-type="float" office:value="0.371875">
                <text:p>0.371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0.300625">
                <text:p>0.300625</text:p>
              </table:table-cell>
              <table:table-cell office:value-type="float" office:value="0.369375">
                <text:p>0.369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0.3009375">
                <text:p>0.3009375</text:p>
              </table:table-cell>
              <table:table-cell office:value-type="float" office:value="0.3721875">
                <text:p>0.3721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0.29875">
                <text:p>0.29875</text:p>
              </table:table-cell>
              <table:table-cell office:value-type="float" office:value="0.369375">
                <text:p>0.369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0.2978125">
                <text:p>0.297812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0.2990625">
                <text:p>0.2990625</text:p>
              </table:table-cell>
              <table:table-cell office:value-type="float" office:value="0.3684375">
                <text:p>0.3684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0.298125">
                <text:p>0.29812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0.2890625">
                <text:p>0.2890625</text:p>
              </table:table-cell>
              <table:table-cell office:value-type="float" office:value="0.3659375">
                <text:p>0.3659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0.2884375">
                <text:p>0.2884375</text:p>
              </table:table-cell>
              <table:table-cell office:value-type="float" office:value="0.3678125">
                <text:p>0.3678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0.2834375">
                <text:p>0.2834375</text:p>
              </table:table-cell>
              <table:table-cell office:value-type="float" office:value="0.371875">
                <text:p>0.371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0.285625">
                <text:p>0.285625</text:p>
              </table:table-cell>
              <table:table-cell office:value-type="float" office:value="0.3790625">
                <text:p>0.3790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0.2884375">
                <text:p>0.2884375</text:p>
              </table:table-cell>
              <table:table-cell office:value-type="float" office:value="0.37875">
                <text:p>0.37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0.2834375">
                <text:p>0.2834375</text:p>
              </table:table-cell>
              <table:table-cell office:value-type="float" office:value="0.3778125">
                <text:p>0.3778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0.279375">
                <text:p>0.279375</text:p>
              </table:table-cell>
              <table:table-cell office:value-type="float" office:value="0.3771875">
                <text:p>0.3771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0.285625">
                <text:p>0.285625</text:p>
              </table:table-cell>
              <table:table-cell office:value-type="float" office:value="0.3809375">
                <text:p>0.3809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0.2815625">
                <text:p>0.2815625</text:p>
              </table:table-cell>
              <table:table-cell office:value-type="float" office:value="0.3734375">
                <text:p>0.3734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0.2796875">
                <text:p>0.2796875</text:p>
              </table:table-cell>
              <table:table-cell office:value-type="float" office:value="0.3725">
                <text:p>0.37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0.2771875">
                <text:p>0.2771875</text:p>
              </table:table-cell>
              <table:table-cell office:value-type="float" office:value="0.3721875">
                <text:p>0.3721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0.2728125">
                <text:p>0.2728125</text:p>
              </table:table-cell>
              <table:table-cell office:value-type="float" office:value="0.3696875">
                <text:p>0.3696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0.2675">
                <text:p>0.2675</text:p>
              </table:table-cell>
              <table:table-cell office:value-type="float" office:value="0.361875">
                <text:p>0.361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0.2690625">
                <text:p>0.2690625</text:p>
              </table:table-cell>
              <table:table-cell office:value-type="float" office:value="0.36125">
                <text:p>0.36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0.2746875">
                <text:p>0.2746875</text:p>
              </table:table-cell>
              <table:table-cell office:value-type="float" office:value="0.369375">
                <text:p>0.369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0.2809375">
                <text:p>0.2809375</text:p>
              </table:table-cell>
              <table:table-cell office:value-type="float" office:value="0.3690625">
                <text:p>0.3690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0.2890625">
                <text:p>0.2890625</text:p>
              </table:table-cell>
              <table:table-cell office:value-type="float" office:value="0.3709375">
                <text:p>0.3709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0.2853125">
                <text:p>0.2853125</text:p>
              </table:table-cell>
              <table:table-cell office:value-type="float" office:value="0.368125">
                <text:p>0.368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0.2890625">
                <text:p>0.28906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0.2834375">
                <text:p>0.2834375</text:p>
              </table:table-cell>
              <table:table-cell office:value-type="float" office:value="0.3728125">
                <text:p>0.3728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0.285625">
                <text:p>0.285625</text:p>
              </table:table-cell>
              <table:table-cell office:value-type="float" office:value="0.38125">
                <text:p>0.38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0.2796875">
                <text:p>0.2796875</text:p>
              </table:table-cell>
              <table:table-cell office:value-type="float" office:value="0.379375">
                <text:p>0.379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0.2840625">
                <text:p>0.2840625</text:p>
              </table:table-cell>
              <table:table-cell office:value-type="float" office:value="0.3896875">
                <text:p>0.3896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0.276875">
                <text:p>0.276875</text:p>
              </table:table-cell>
              <table:table-cell office:value-type="float" office:value="0.38875">
                <text:p>0.38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0.2509375">
                <text:p>0.2509375</text:p>
              </table:table-cell>
              <table:table-cell office:value-type="float" office:value="0.3821875">
                <text:p>0.3821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0.2340625">
                <text:p>0.2340625</text:p>
              </table:table-cell>
              <table:table-cell office:value-type="float" office:value="0.3759375">
                <text:p>0.3759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0.2228125">
                <text:p>0.2228125</text:p>
              </table:table-cell>
              <table:table-cell office:value-type="float" office:value="0.3771875">
                <text:p>0.3771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0.208125">
                <text:p>0.208125</text:p>
              </table:table-cell>
              <table:table-cell office:value-type="float" office:value="0.376875">
                <text:p>0.376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0.1875">
                <text:p>0.1875</text:p>
              </table:table-cell>
              <table:table-cell office:value-type="float" office:value="0.3709375">
                <text:p>0.3709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0.1925">
                <text:p>0.1925</text:p>
              </table:table-cell>
              <table:table-cell office:value-type="float" office:value="0.376875">
                <text:p>0.37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0.1884375">
                <text:p>0.1884375</text:p>
              </table:table-cell>
              <table:table-cell office:value-type="float" office:value="0.3734375">
                <text:p>0.3734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0.18625">
                <text:p>0.18625</text:p>
              </table:table-cell>
              <table:table-cell office:value-type="float" office:value="0.3753125">
                <text:p>0.3753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0.1821875">
                <text:p>0.182187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0.1815625">
                <text:p>0.1815625</text:p>
              </table:table-cell>
              <table:table-cell office:value-type="float" office:value="0.3675">
                <text:p>0.36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0.185625">
                <text:p>0.185625</text:p>
              </table:table-cell>
              <table:table-cell office:value-type="float" office:value="0.3725">
                <text:p>0.37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0.195">
                <text:p>0.195</text:p>
              </table:table-cell>
              <table:table-cell office:value-type="float" office:value="0.3790625">
                <text:p>0.3790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0.1884375">
                <text:p>0.1884375</text:p>
              </table:table-cell>
              <table:table-cell office:value-type="float" office:value="0.37625">
                <text:p>0.37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0.1965625">
                <text:p>0.1965625</text:p>
              </table:table-cell>
              <table:table-cell office:value-type="float" office:value="0.3778125">
                <text:p>0.3778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0.2034375">
                <text:p>0.2034375</text:p>
              </table:table-cell>
              <table:table-cell office:value-type="float" office:value="0.3790625">
                <text:p>0.37906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0.200625">
                <text:p>0.200625</text:p>
              </table:table-cell>
              <table:table-cell office:value-type="float" office:value="0.3746875">
                <text:p>0.37468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0.20375">
                <text:p>0.20375</text:p>
              </table:table-cell>
              <table:table-cell office:value-type="float" office:value="0.37375">
                <text:p>0.37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0.206875">
                <text:p>0.206875</text:p>
              </table:table-cell>
              <table:table-cell office:value-type="float" office:value="0.37125">
                <text:p>0.37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0.2121875">
                <text:p>0.212187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0.213125">
                <text:p>0.213125</text:p>
              </table:table-cell>
              <table:table-cell office:value-type="float" office:value="0.3784375">
                <text:p>0.3784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0.2325">
                <text:p>0.2325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0.2421875">
                <text:p>0.2421875</text:p>
              </table:table-cell>
              <table:table-cell office:value-type="float" office:value="0.3784375">
                <text:p>0.3784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0.26">
                <text:p>0.26</text:p>
              </table:table-cell>
              <table:table-cell office:value-type="float" office:value="0.379375">
                <text:p>0.3793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0">
                <text:p>3080</text:p>
              </table:table-cell>
              <table:table-cell office:value-type="float" office:value="0.264375">
                <text:p>0.264375</text:p>
              </table:table-cell>
              <table:table-cell office:value-type="float" office:value="0.3759375">
                <text:p>0.3759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">
                <text:p>3100</text:p>
              </table:table-cell>
              <table:table-cell office:value-type="float" office:value="0.271875">
                <text:p>0.271875</text:p>
              </table:table-cell>
              <table:table-cell office:value-type="float" office:value="0.3759375">
                <text:p>0.3759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0">
                <text:p>3120</text:p>
              </table:table-cell>
              <table:table-cell office:value-type="float" office:value="0.2771875">
                <text:p>0.2771875</text:p>
              </table:table-cell>
              <table:table-cell office:value-type="float" office:value="0.376875">
                <text:p>0.3768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0">
                <text:p>3140</text:p>
              </table:table-cell>
              <table:table-cell office:value-type="float" office:value="0.28875">
                <text:p>0.28875</text:p>
              </table:table-cell>
              <table:table-cell office:value-type="float" office:value="0.38125">
                <text:p>0.38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0">
                <text:p>3160</text:p>
              </table:table-cell>
              <table:table-cell office:value-type="float" office:value="0.2934375">
                <text:p>0.2934375</text:p>
              </table:table-cell>
              <table:table-cell office:value-type="float" office:value="0.3809375">
                <text:p>0.38093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0">
                <text:p>3180</text:p>
              </table:table-cell>
              <table:table-cell office:value-type="float" office:value="0.29625">
                <text:p>0.29625</text:p>
              </table:table-cell>
              <table:table-cell office:value-type="float" office:value="0.37625">
                <text:p>0.37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">
                <text:p>3200</text:p>
              </table:table-cell>
              <table:table-cell office:value-type="float" office:value="0.3059375">
                <text:p>0.3059375</text:p>
              </table:table-cell>
              <table:table-cell office:value-type="float" office:value="0.3765625">
                <text:p>0.3765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0">
                <text:p>3220</text:p>
              </table:table-cell>
              <table:table-cell office:value-type="float" office:value="0.304375">
                <text:p>0.304375</text:p>
              </table:table-cell>
              <table:table-cell office:value-type="float" office:value="0.376875">
                <text:p>0.3768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0">
                <text:p>3240</text:p>
              </table:table-cell>
              <table:table-cell office:value-type="float" office:value="0.3040625">
                <text:p>0.3040625</text:p>
              </table:table-cell>
              <table:table-cell office:value-type="float" office:value="0.37875">
                <text:p>0.378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0">
                <text:p>3260</text:p>
              </table:table-cell>
              <table:table-cell office:value-type="float" office:value="0.3075">
                <text:p>0.3075</text:p>
              </table:table-cell>
              <table:table-cell office:value-type="float" office:value="0.38375">
                <text:p>0.383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0">
                <text:p>3280</text:p>
              </table:table-cell>
              <table:table-cell office:value-type="float" office:value="0.3090625">
                <text:p>0.3090625</text:p>
              </table:table-cell>
              <table:table-cell office:value-type="float" office:value="0.38875">
                <text:p>0.388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">
                <text:p>3300</text:p>
              </table:table-cell>
              <table:table-cell office:value-type="float" office:value="0.313125">
                <text:p>0.313125</text:p>
              </table:table-cell>
              <table:table-cell office:value-type="float" office:value="0.3928125">
                <text:p>0.3928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0">
                <text:p>3320</text:p>
              </table:table-cell>
              <table:table-cell office:value-type="float" office:value="0.3134375">
                <text:p>0.3134375</text:p>
              </table:table-cell>
              <table:table-cell office:value-type="float" office:value="0.3896875">
                <text:p>0.3896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0">
                <text:p>3340</text:p>
              </table:table-cell>
              <table:table-cell office:value-type="float" office:value="0.3084375">
                <text:p>0.3084375</text:p>
              </table:table-cell>
              <table:table-cell office:value-type="float" office:value="0.381875">
                <text:p>0.3818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0">
                <text:p>3360</text:p>
              </table:table-cell>
              <table:table-cell office:value-type="float" office:value="0.3153125">
                <text:p>0.3153125</text:p>
              </table:table-cell>
              <table:table-cell office:value-type="float" office:value="0.385625">
                <text:p>0.3856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0">
                <text:p>3380</text:p>
              </table:table-cell>
              <table:table-cell office:value-type="float" office:value="0.3096875">
                <text:p>0.3096875</text:p>
              </table:table-cell>
              <table:table-cell office:value-type="float" office:value="0.385625">
                <text:p>0.3856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">
                <text:p>3400</text:p>
              </table:table-cell>
              <table:table-cell office:value-type="float" office:value="0.3059375">
                <text:p>0.3059375</text:p>
              </table:table-cell>
              <table:table-cell office:value-type="float" office:value="0.3815625">
                <text:p>0.3815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0">
                <text:p>3420</text:p>
              </table:table-cell>
              <table:table-cell office:value-type="float" office:value="0.304375">
                <text:p>0.304375</text:p>
              </table:table-cell>
              <table:table-cell office:value-type="float" office:value="0.378125">
                <text:p>0.378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0">
                <text:p>3440</text:p>
              </table:table-cell>
              <table:table-cell office:value-type="float" office:value="0.3075">
                <text:p>0.3075</text:p>
              </table:table-cell>
              <table:table-cell office:value-type="float" office:value="0.379375">
                <text:p>0.3793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0">
                <text:p>3460</text:p>
              </table:table-cell>
              <table:table-cell office:value-type="float" office:value="0.303125">
                <text:p>0.303125</text:p>
              </table:table-cell>
              <table:table-cell office:value-type="float" office:value="0.374375">
                <text:p>0.3743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0">
                <text:p>3480</text:p>
              </table:table-cell>
              <table:table-cell office:value-type="float" office:value="0.303125">
                <text:p>0.303125</text:p>
              </table:table-cell>
              <table:table-cell office:value-type="float" office:value="0.3709375">
                <text:p>0.37093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">
                <text:p>3500</text:p>
              </table:table-cell>
              <table:table-cell office:value-type="float" office:value="0.300625">
                <text:p>0.300625</text:p>
              </table:table-cell>
              <table:table-cell office:value-type="float" office:value="0.3665625">
                <text:p>0.3665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0">
                <text:p>3520</text:p>
              </table:table-cell>
              <table:table-cell office:value-type="float" office:value="0.295">
                <text:p>0.295</text:p>
              </table:table-cell>
              <table:table-cell office:value-type="float" office:value="0.3625">
                <text:p>0.3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">
                <text:p>3540</text:p>
              </table:table-cell>
              <table:table-cell office:value-type="float" office:value="0.300625">
                <text:p>0.300625</text:p>
              </table:table-cell>
              <table:table-cell office:value-type="float" office:value="0.3684375">
                <text:p>0.36843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0">
                <text:p>3560</text:p>
              </table:table-cell>
              <table:table-cell office:value-type="float" office:value="0.3021875">
                <text:p>0.3021875</text:p>
              </table:table-cell>
              <table:table-cell office:value-type="float" office:value="0.3715625">
                <text:p>0.3715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0">
                <text:p>3580</text:p>
              </table:table-cell>
              <table:table-cell office:value-type="float" office:value="0.3109375">
                <text:p>0.3109375</text:p>
              </table:table-cell>
              <table:table-cell office:value-type="float" office:value="0.373125">
                <text:p>0.373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">
                <text:p>3600</text:p>
              </table:table-cell>
              <table:table-cell office:value-type="float" office:value="0.305625">
                <text:p>0.305625</text:p>
              </table:table-cell>
              <table:table-cell office:value-type="float" office:value="0.3696875">
                <text:p>0.36968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0">
                <text:p>3620</text:p>
              </table:table-cell>
              <table:table-cell office:value-type="float" office:value="0.3078125">
                <text:p>0.3078125</text:p>
              </table:table-cell>
              <table:table-cell office:value-type="float" office:value="0.371875">
                <text:p>0.371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">
                <text:p>3640</text:p>
              </table:table-cell>
              <table:table-cell office:value-type="float" office:value="0.29875">
                <text:p>0.29875</text:p>
              </table:table-cell>
              <table:table-cell office:value-type="float" office:value="0.3653125">
                <text:p>0.3653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0">
                <text:p>3660</text:p>
              </table:table-cell>
              <table:table-cell office:value-type="float" office:value="0.2965625">
                <text:p>0.2965625</text:p>
              </table:table-cell>
              <table:table-cell office:value-type="float" office:value="0.3634375">
                <text:p>0.3634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0">
                <text:p>3680</text:p>
              </table:table-cell>
              <table:table-cell office:value-type="float" office:value="0.299375">
                <text:p>0.299375</text:p>
              </table:table-cell>
              <table:table-cell office:value-type="float" office:value="0.3684375">
                <text:p>0.36843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">
                <text:p>3700</text:p>
              </table:table-cell>
              <table:table-cell office:value-type="float" office:value="0.296875">
                <text:p>0.296875</text:p>
              </table:table-cell>
              <table:table-cell office:value-type="float" office:value="0.3646875">
                <text:p>0.3646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0">
                <text:p>3720</text:p>
              </table:table-cell>
              <table:table-cell office:value-type="float" office:value="0.295625">
                <text:p>0.295625</text:p>
              </table:table-cell>
              <table:table-cell office:value-type="float" office:value="0.3721875">
                <text:p>0.3721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0">
                <text:p>3740</text:p>
              </table:table-cell>
              <table:table-cell office:value-type="float" office:value="0.2859375">
                <text:p>0.2859375</text:p>
              </table:table-cell>
              <table:table-cell office:value-type="float" office:value="0.3715625">
                <text:p>0.37156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0">
                <text:p>3760</text:p>
              </table:table-cell>
              <table:table-cell office:value-type="float" office:value="0.2725">
                <text:p>0.2725</text:p>
              </table:table-cell>
              <table:table-cell office:value-type="float" office:value="0.3696875">
                <text:p>0.36968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0">
                <text:p>3780</text:p>
              </table:table-cell>
              <table:table-cell office:value-type="float" office:value="0.2596875">
                <text:p>0.2596875</text:p>
              </table:table-cell>
              <table:table-cell office:value-type="float" office:value="0.368125">
                <text:p>0.368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">
                <text:p>3800</text:p>
              </table:table-cell>
              <table:table-cell office:value-type="float" office:value="0.263125">
                <text:p>0.263125</text:p>
              </table:table-cell>
              <table:table-cell office:value-type="float" office:value="0.3740625">
                <text:p>0.3740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0">
                <text:p>3820</text:p>
              </table:table-cell>
              <table:table-cell office:value-type="float" office:value="0.2434375">
                <text:p>0.2434375</text:p>
              </table:table-cell>
              <table:table-cell office:value-type="float" office:value="0.371875">
                <text:p>0.3718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0">
                <text:p>3840</text:p>
              </table:table-cell>
              <table:table-cell office:value-type="float" office:value="0.2346875">
                <text:p>0.2346875</text:p>
              </table:table-cell>
              <table:table-cell office:value-type="float" office:value="0.3753125">
                <text:p>0.3753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0">
                <text:p>3860</text:p>
              </table:table-cell>
              <table:table-cell office:value-type="float" office:value="0.2278125">
                <text:p>0.2278125</text:p>
              </table:table-cell>
              <table:table-cell office:value-type="float" office:value="0.3790625">
                <text:p>0.3790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">
                <text:p>3880</text:p>
              </table:table-cell>
              <table:table-cell office:value-type="float" office:value="0.2146875">
                <text:p>0.2146875</text:p>
              </table:table-cell>
              <table:table-cell office:value-type="float" office:value="0.3771875">
                <text:p>0.3771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">
                <text:p>3900</text:p>
              </table:table-cell>
              <table:table-cell office:value-type="float" office:value="0.2046875">
                <text:p>0.2046875</text:p>
              </table:table-cell>
              <table:table-cell office:value-type="float" office:value="0.3834375">
                <text:p>0.3834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0">
                <text:p>3920</text:p>
              </table:table-cell>
              <table:table-cell office:value-type="float" office:value="0.195625">
                <text:p>0.195625</text:p>
              </table:table-cell>
              <table:table-cell office:value-type="float" office:value="0.3871875">
                <text:p>0.38718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0">
                <text:p>3940</text:p>
              </table:table-cell>
              <table:table-cell office:value-type="float" office:value="0.1821875">
                <text:p>0.1821875</text:p>
              </table:table-cell>
              <table:table-cell office:value-type="float" office:value="0.38375">
                <text:p>0.38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0">
                <text:p>3960</text:p>
              </table:table-cell>
              <table:table-cell office:value-type="float" office:value="0.17125">
                <text:p>0.17125</text:p>
              </table:table-cell>
              <table:table-cell office:value-type="float" office:value="0.38125">
                <text:p>0.38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0">
                <text:p>3980</text:p>
              </table:table-cell>
              <table:table-cell office:value-type="float" office:value="0.16375">
                <text:p>0.16375</text:p>
              </table:table-cell>
              <table:table-cell office:value-type="float" office:value="0.383125">
                <text:p>0.383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">
                <text:p>4000</text:p>
              </table:table-cell>
              <table:table-cell office:value-type="float" office:value="0.1453125">
                <text:p>0.1453125</text:p>
              </table:table-cell>
              <table:table-cell office:value-type="float" office:value="0.3825">
                <text:p>0.38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0">
                <text:p>4020</text:p>
              </table:table-cell>
              <table:table-cell office:value-type="float" office:value="0.149375">
                <text:p>0.149375</text:p>
              </table:table-cell>
              <table:table-cell office:value-type="float" office:value="0.383125">
                <text:p>0.38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DejaVu Math TeX Gyre'" style:font-style-name="Regular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4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DejaVu Math TeX Gyre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DejaVu Math TeX Gyre'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DejaVu Math TeX Gyre'" style:font-style-name="Regular" fo:font-size="10pt" style:font-size-asian="10pt" style:font-size-complex="10pt"/>
    </style:style>
    <style:style style:name="ch7" style:family="chart">
      <style:chart-properties style:rotation-angle="90"/>
      <style:text-properties fo:font-family="'DejaVu Math TeX Gyre'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55cm" svg:height="8.846cm" xlink:href=".." xlink:type="simple" chart:class="chart:scatter" chart:style-name="ch1">
        <chart:legend svg:x="10.763cm" svg:y="7.55cm" style:legend-expansion="custom" chartooo:width="4.226cm" chartooo:height="1.076cm" style:legend-expansion-aspect-ratio="3.9275092936803" chart:style-name="ch2"/>
        <chart:plot-area chart:style-name="ch3" table:cell-range-address="stats.A2:stats.A202 stats.N1:stats.O202" chart:data-source-has-labels="row" svg:x="0.754cm" svg:y="0.151cm" svg:width="14.551cm" svg:height="7.344cm">
          <chartooo:coordinate-region svg:x="1.534cm" svg:y="0.324cm" svg:width="13.346cm" svg:height="6.577cm"/>
          <chart:axis chart:dimension="x" chart:name="primary-x" chart:style-name="ch4">
            <chart:title svg:x="7.403cm" svg:y="7.671cm" chart:style-name="ch5">
              <text:p>epochs</text:p>
            </chart:title>
          </chart:axis>
          <chart:axis chart:dimension="y" chart:name="primary-y" chart:style-name="ch6">
            <chart:title svg:x="0.123cm" svg:y="5.402cm" chart:style-name="ch7">
              <text:p>performance on test set</text:p>
            </chart:title>
            <chart:grid chart:style-name="ch8" chart:class="major"/>
          </chart:axis>
          <chart:series chart:style-name="ch9" chart:values-cell-range-address="stats.N2:stats.N202" chart:label-cell-address="stats.N1:stats.N1" chart:class="chart:scatter">
            <chart:domain table:cell-range-address="stats.A2:stats.A202"/>
            <chart:data-point chart:repeated="201"/>
          </chart:series>
          <chart:series chart:style-name="ch10" chart:values-cell-range-address="stats.O2:stats.O202" chart:label-cell-address="stats.O1:stats.O1" chart:class="chart:scatter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arned Strategy</text:p>
                <draw:g>
                  <svg:desc>stats.N1:stats.N1</svg:desc>
                </draw:g>
              </table:table-cell>
              <table:table-cell office:value-type="string">
                <text:p>Naive Strategy</text:p>
                <draw:g>
                  <svg:desc>stats.O1:stats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tats.A2:stats.A202</svg:desc>
                </draw:g>
              </table:table-cell>
              <table:table-cell office:value-type="float" office:value="0.190625">
                <text:p>0.190625</text:p>
                <draw:g>
                  <svg:desc>stats.N2:stats.N202</svg:desc>
                </draw:g>
              </table:table-cell>
              <table:table-cell office:value-type="float" office:value="0.35">
                <text:p>0.35</text:p>
                <draw:g>
                  <svg:desc>stats.O2:stats.O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1953125">
                <text:p>0.1953125</text:p>
              </table:table-cell>
              <table:table-cell office:value-type="float" office:value="0.3390625">
                <text:p>0.339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351041666666667">
                <text:p>0.351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18671875">
                <text:p>0.18671875</text:p>
              </table:table-cell>
              <table:table-cell office:value-type="float" office:value="0.35625">
                <text:p>0.3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2025">
                <text:p>0.2025</text:p>
              </table:table-cell>
              <table:table-cell office:value-type="float" office:value="0.35625">
                <text:p>0.3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211979166666667">
                <text:p>0.211979166666667</text:p>
              </table:table-cell>
              <table:table-cell office:value-type="float" office:value="0.359895833333333">
                <text:p>0.3598958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0.233035714285714">
                <text:p>0.233035714285714</text:p>
              </table:table-cell>
              <table:table-cell office:value-type="float" office:value="0.366071428571429">
                <text:p>0.3660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0.241015625">
                <text:p>0.241015625</text:p>
              </table:table-cell>
              <table:table-cell office:value-type="float" office:value="0.36640625">
                <text:p>0.366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249305555555556">
                <text:p>0.249305555555556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2571875">
                <text:p>0.2571875</text:p>
              </table:table-cell>
              <table:table-cell office:value-type="float" office:value="0.3684375">
                <text:p>0.368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0.2609375">
                <text:p>0.2609375</text:p>
              </table:table-cell>
              <table:table-cell office:value-type="float" office:value="0.3715625">
                <text:p>0.37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0.27">
                <text:p>0.27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0.27875">
                <text:p>0.27875</text:p>
              </table:table-cell>
              <table:table-cell office:value-type="float" office:value="0.3746875">
                <text:p>0.37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0.28375">
                <text:p>0.28375</text:p>
              </table:table-cell>
              <table:table-cell office:value-type="float" office:value="0.3728125">
                <text:p>0.372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0.2846875">
                <text:p>0.2846875</text:p>
              </table:table-cell>
              <table:table-cell office:value-type="float" office:value="0.3734375">
                <text:p>0.373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0.285625">
                <text:p>0.285625</text:p>
              </table:table-cell>
              <table:table-cell office:value-type="float" office:value="0.3746875">
                <text:p>0.374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0.2759375">
                <text:p>0.2759375</text:p>
              </table:table-cell>
              <table:table-cell office:value-type="float" office:value="0.3728125">
                <text:p>0.372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0.2759375">
                <text:p>0.2759375</text:p>
              </table:table-cell>
              <table:table-cell office:value-type="float" office:value="0.37375">
                <text:p>0.37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0.2696875">
                <text:p>0.2696875</text:p>
              </table:table-cell>
              <table:table-cell office:value-type="float" office:value="0.378125">
                <text:p>0.37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0.26625">
                <text:p>0.26625</text:p>
              </table:table-cell>
              <table:table-cell office:value-type="float" office:value="0.376875">
                <text:p>0.37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0.275">
                <text:p>0.275</text:p>
              </table:table-cell>
              <table:table-cell office:value-type="float" office:value="0.3796875">
                <text:p>0.379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0.2734375">
                <text:p>0.2734375</text:p>
              </table:table-cell>
              <table:table-cell office:value-type="float" office:value="0.3796875">
                <text:p>0.379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0.2778125">
                <text:p>0.2778125</text:p>
              </table:table-cell>
              <table:table-cell office:value-type="float" office:value="0.380625">
                <text:p>0.380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2821875">
                <text:p>0.282187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0.2871875">
                <text:p>0.2871875</text:p>
              </table:table-cell>
              <table:table-cell office:value-type="float" office:value="0.3853125">
                <text:p>0.385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0.2878125">
                <text:p>0.2878125</text:p>
              </table:table-cell>
              <table:table-cell office:value-type="float" office:value="0.38125">
                <text:p>0.38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0.288125">
                <text:p>0.288125</text:p>
              </table:table-cell>
              <table:table-cell office:value-type="float" office:value="0.3784375">
                <text:p>0.378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0.286875">
                <text:p>0.286875</text:p>
              </table:table-cell>
              <table:table-cell office:value-type="float" office:value="0.3765625">
                <text:p>0.3765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0.286875">
                <text:p>0.286875</text:p>
              </table:table-cell>
              <table:table-cell office:value-type="float" office:value="0.369375">
                <text:p>0.36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0.28375">
                <text:p>0.28375</text:p>
              </table:table-cell>
              <table:table-cell office:value-type="float" office:value="0.3709375">
                <text:p>0.370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0.276875">
                <text:p>0.276875</text:p>
              </table:table-cell>
              <table:table-cell office:value-type="float" office:value="0.36375">
                <text:p>0.36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0.28">
                <text:p>0.28</text:p>
              </table:table-cell>
              <table:table-cell office:value-type="float" office:value="0.3634375">
                <text:p>0.36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0.2775">
                <text:p>0.2775</text:p>
              </table:table-cell>
              <table:table-cell office:value-type="float" office:value="0.3665625">
                <text:p>0.3665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0.2865625">
                <text:p>0.2865625</text:p>
              </table:table-cell>
              <table:table-cell office:value-type="float" office:value="0.37375">
                <text:p>0.37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0.2875">
                <text:p>0.2875</text:p>
              </table:table-cell>
              <table:table-cell office:value-type="float" office:value="0.3740625">
                <text:p>0.3740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0.2928125">
                <text:p>0.2928125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0.2940625">
                <text:p>0.2940625</text:p>
              </table:table-cell>
              <table:table-cell office:value-type="float" office:value="0.3759375">
                <text:p>0.3759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0.29875">
                <text:p>0.29875</text:p>
              </table:table-cell>
              <table:table-cell office:value-type="float" office:value="0.384375">
                <text:p>0.384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0.30625">
                <text:p>0.30625</text:p>
              </table:table-cell>
              <table:table-cell office:value-type="float" office:value="0.386875">
                <text:p>0.386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0.305625">
                <text:p>0.305625</text:p>
              </table:table-cell>
              <table:table-cell office:value-type="float" office:value="0.381875">
                <text:p>0.38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0.3171875">
                <text:p>0.3171875</text:p>
              </table:table-cell>
              <table:table-cell office:value-type="float" office:value="0.3896875">
                <text:p>0.3896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0.3121875">
                <text:p>0.3121875</text:p>
              </table:table-cell>
              <table:table-cell office:value-type="float" office:value="0.3828125">
                <text:p>0.3828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0.3196875">
                <text:p>0.3196875</text:p>
              </table:table-cell>
              <table:table-cell office:value-type="float" office:value="0.3840625">
                <text:p>0.3840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0.3153125">
                <text:p>0.3153125</text:p>
              </table:table-cell>
              <table:table-cell office:value-type="float" office:value="0.379375">
                <text:p>0.379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0.30625">
                <text:p>0.30625</text:p>
              </table:table-cell>
              <table:table-cell office:value-type="float" office:value="0.3696875">
                <text:p>0.369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0.3065625">
                <text:p>0.3065625</text:p>
              </table:table-cell>
              <table:table-cell office:value-type="float" office:value="0.3684375">
                <text:p>0.368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0.30875">
                <text:p>0.30875</text:p>
              </table:table-cell>
              <table:table-cell office:value-type="float" office:value="0.3734375">
                <text:p>0.373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0.3075">
                <text:p>0.3075</text:p>
              </table:table-cell>
              <table:table-cell office:value-type="float" office:value="0.3721875">
                <text:p>0.372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0.3025">
                <text:p>0.3025</text:p>
              </table:table-cell>
              <table:table-cell office:value-type="float" office:value="0.3703125">
                <text:p>0.3703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0.300625">
                <text:p>0.300625</text:p>
              </table:table-cell>
              <table:table-cell office:value-type="float" office:value="0.36875">
                <text:p>0.36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0.2928125">
                <text:p>0.2928125</text:p>
              </table:table-cell>
              <table:table-cell office:value-type="float" office:value="0.3621875">
                <text:p>0.3621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0.2965625">
                <text:p>0.2965625</text:p>
              </table:table-cell>
              <table:table-cell office:value-type="float" office:value="0.3675">
                <text:p>0.36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0.2921875">
                <text:p>0.2921875</text:p>
              </table:table-cell>
              <table:table-cell office:value-type="float" office:value="0.365625">
                <text:p>0.365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0.2890625">
                <text:p>0.2890625</text:p>
              </table:table-cell>
              <table:table-cell office:value-type="float" office:value="0.3625">
                <text:p>0.3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0.2940625">
                <text:p>0.2940625</text:p>
              </table:table-cell>
              <table:table-cell office:value-type="float" office:value="0.36625">
                <text:p>0.36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0.2909375">
                <text:p>0.2909375</text:p>
              </table:table-cell>
              <table:table-cell office:value-type="float" office:value="0.36375">
                <text:p>0.36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0.29375">
                <text:p>0.29375</text:p>
              </table:table-cell>
              <table:table-cell office:value-type="float" office:value="0.3653125">
                <text:p>0.365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0.290625">
                <text:p>0.290625</text:p>
              </table:table-cell>
              <table:table-cell office:value-type="float" office:value="0.3559375">
                <text:p>0.3559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0.2953125">
                <text:p>0.2953125</text:p>
              </table:table-cell>
              <table:table-cell office:value-type="float" office:value="0.3609375">
                <text:p>0.3609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0.305">
                <text:p>0.305</text:p>
              </table:table-cell>
              <table:table-cell office:value-type="float" office:value="0.3684375">
                <text:p>0.3684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0.304375">
                <text:p>0.304375</text:p>
              </table:table-cell>
              <table:table-cell office:value-type="float" office:value="0.368125">
                <text:p>0.368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0.3071875">
                <text:p>0.3071875</text:p>
              </table:table-cell>
              <table:table-cell office:value-type="float" office:value="0.37125">
                <text:p>0.37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0.30625">
                <text:p>0.30625</text:p>
              </table:table-cell>
              <table:table-cell office:value-type="float" office:value="0.368125">
                <text:p>0.368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0.3046875">
                <text:p>0.304687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0.306875">
                <text:p>0.306875</text:p>
              </table:table-cell>
              <table:table-cell office:value-type="float" office:value="0.37125">
                <text:p>0.37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0.305">
                <text:p>0.305</text:p>
              </table:table-cell>
              <table:table-cell office:value-type="float" office:value="0.3725">
                <text:p>0.37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0.3053125">
                <text:p>0.3053125</text:p>
              </table:table-cell>
              <table:table-cell office:value-type="float" office:value="0.371875">
                <text:p>0.371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0.3146875">
                <text:p>0.3146875</text:p>
              </table:table-cell>
              <table:table-cell office:value-type="float" office:value="0.3821875">
                <text:p>0.3821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0.3075">
                <text:p>0.3075</text:p>
              </table:table-cell>
              <table:table-cell office:value-type="float" office:value="0.3734375">
                <text:p>0.3734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0.3009375">
                <text:p>0.3009375</text:p>
              </table:table-cell>
              <table:table-cell office:value-type="float" office:value="0.3665625">
                <text:p>0.3665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0.3025">
                <text:p>0.3025</text:p>
              </table:table-cell>
              <table:table-cell office:value-type="float" office:value="0.3721875">
                <text:p>0.3721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0.2946875">
                <text:p>0.2946875</text:p>
              </table:table-cell>
              <table:table-cell office:value-type="float" office:value="0.3646875">
                <text:p>0.364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0.296875">
                <text:p>0.296875</text:p>
              </table:table-cell>
              <table:table-cell office:value-type="float" office:value="0.3671875">
                <text:p>0.3671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0.2971875">
                <text:p>0.2971875</text:p>
              </table:table-cell>
              <table:table-cell office:value-type="float" office:value="0.3659375">
                <text:p>0.3659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0.2984375">
                <text:p>0.2984375</text:p>
              </table:table-cell>
              <table:table-cell office:value-type="float" office:value="0.3684375">
                <text:p>0.3684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0.3046875">
                <text:p>0.3046875</text:p>
              </table:table-cell>
              <table:table-cell office:value-type="float" office:value="0.3703125">
                <text:p>0.3703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0.300625">
                <text:p>0.300625</text:p>
              </table:table-cell>
              <table:table-cell office:value-type="float" office:value="0.365625">
                <text:p>0.36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0.2940625">
                <text:p>0.2940625</text:p>
              </table:table-cell>
              <table:table-cell office:value-type="float" office:value="0.3575">
                <text:p>0.35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0.2953125">
                <text:p>0.2953125</text:p>
              </table:table-cell>
              <table:table-cell office:value-type="float" office:value="0.361875">
                <text:p>0.361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0.2975">
                <text:p>0.2975</text:p>
              </table:table-cell>
              <table:table-cell office:value-type="float" office:value="0.3634375">
                <text:p>0.3634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0.2996875">
                <text:p>0.299687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0.3109375">
                <text:p>0.3109375</text:p>
              </table:table-cell>
              <table:table-cell office:value-type="float" office:value="0.369375">
                <text:p>0.369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0.311875">
                <text:p>0.311875</text:p>
              </table:table-cell>
              <table:table-cell office:value-type="float" office:value="0.3690625">
                <text:p>0.3690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0.32">
                <text:p>0.32</text:p>
              </table:table-cell>
              <table:table-cell office:value-type="float" office:value="0.3771875">
                <text:p>0.3771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0.3253125">
                <text:p>0.3253125</text:p>
              </table:table-cell>
              <table:table-cell office:value-type="float" office:value="0.3778125">
                <text:p>0.3778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0.323125">
                <text:p>0.323125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0.3225">
                <text:p>0.3225</text:p>
              </table:table-cell>
              <table:table-cell office:value-type="float" office:value="0.3784375">
                <text:p>0.3784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0.3234375">
                <text:p>0.3234375</text:p>
              </table:table-cell>
              <table:table-cell office:value-type="float" office:value="0.379375">
                <text:p>0.379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0.3315625">
                <text:p>0.3315625</text:p>
              </table:table-cell>
              <table:table-cell office:value-type="float" office:value="0.3840625">
                <text:p>0.3840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0.3303125">
                <text:p>0.3303125</text:p>
              </table:table-cell>
              <table:table-cell office:value-type="float" office:value="0.384375">
                <text:p>0.384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0.3290625">
                <text:p>0.3290625</text:p>
              </table:table-cell>
              <table:table-cell office:value-type="float" office:value="0.3853125">
                <text:p>0.3853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0.3225">
                <text:p>0.3225</text:p>
              </table:table-cell>
              <table:table-cell office:value-type="float" office:value="0.37875">
                <text:p>0.37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0.3215625">
                <text:p>0.3215625</text:p>
              </table:table-cell>
              <table:table-cell office:value-type="float" office:value="0.38125">
                <text:p>0.3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0.313125">
                <text:p>0.313125</text:p>
              </table:table-cell>
              <table:table-cell office:value-type="float" office:value="0.3740625">
                <text:p>0.3740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0.30875">
                <text:p>0.30875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0.30625">
                <text:p>0.30625</text:p>
              </table:table-cell>
              <table:table-cell office:value-type="float" office:value="0.3765625">
                <text:p>0.376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0.3090625">
                <text:p>0.3090625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0.306875">
                <text:p>0.306875</text:p>
              </table:table-cell>
              <table:table-cell office:value-type="float" office:value="0.3771875">
                <text:p>0.3771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0.30375">
                <text:p>0.30375</text:p>
              </table:table-cell>
              <table:table-cell office:value-type="float" office:value="0.3728125">
                <text:p>0.3728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0.3034375">
                <text:p>0.3034375</text:p>
              </table:table-cell>
              <table:table-cell office:value-type="float" office:value="0.371875">
                <text:p>0.371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0.300625">
                <text:p>0.300625</text:p>
              </table:table-cell>
              <table:table-cell office:value-type="float" office:value="0.369375">
                <text:p>0.369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0.3009375">
                <text:p>0.3009375</text:p>
              </table:table-cell>
              <table:table-cell office:value-type="float" office:value="0.3721875">
                <text:p>0.3721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0.29875">
                <text:p>0.29875</text:p>
              </table:table-cell>
              <table:table-cell office:value-type="float" office:value="0.369375">
                <text:p>0.369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0.2978125">
                <text:p>0.297812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0.2990625">
                <text:p>0.2990625</text:p>
              </table:table-cell>
              <table:table-cell office:value-type="float" office:value="0.3684375">
                <text:p>0.3684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0.298125">
                <text:p>0.29812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0.2890625">
                <text:p>0.2890625</text:p>
              </table:table-cell>
              <table:table-cell office:value-type="float" office:value="0.3659375">
                <text:p>0.3659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0.2884375">
                <text:p>0.2884375</text:p>
              </table:table-cell>
              <table:table-cell office:value-type="float" office:value="0.3678125">
                <text:p>0.3678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0.2834375">
                <text:p>0.2834375</text:p>
              </table:table-cell>
              <table:table-cell office:value-type="float" office:value="0.371875">
                <text:p>0.371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0.285625">
                <text:p>0.285625</text:p>
              </table:table-cell>
              <table:table-cell office:value-type="float" office:value="0.3790625">
                <text:p>0.3790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0.2884375">
                <text:p>0.2884375</text:p>
              </table:table-cell>
              <table:table-cell office:value-type="float" office:value="0.37875">
                <text:p>0.37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0.2834375">
                <text:p>0.2834375</text:p>
              </table:table-cell>
              <table:table-cell office:value-type="float" office:value="0.3778125">
                <text:p>0.3778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0.279375">
                <text:p>0.279375</text:p>
              </table:table-cell>
              <table:table-cell office:value-type="float" office:value="0.3771875">
                <text:p>0.3771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0.285625">
                <text:p>0.285625</text:p>
              </table:table-cell>
              <table:table-cell office:value-type="float" office:value="0.3809375">
                <text:p>0.3809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0.2815625">
                <text:p>0.2815625</text:p>
              </table:table-cell>
              <table:table-cell office:value-type="float" office:value="0.3734375">
                <text:p>0.3734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0.2796875">
                <text:p>0.2796875</text:p>
              </table:table-cell>
              <table:table-cell office:value-type="float" office:value="0.3725">
                <text:p>0.37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0.2771875">
                <text:p>0.2771875</text:p>
              </table:table-cell>
              <table:table-cell office:value-type="float" office:value="0.3721875">
                <text:p>0.3721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0.2728125">
                <text:p>0.2728125</text:p>
              </table:table-cell>
              <table:table-cell office:value-type="float" office:value="0.3696875">
                <text:p>0.3696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0.2675">
                <text:p>0.2675</text:p>
              </table:table-cell>
              <table:table-cell office:value-type="float" office:value="0.361875">
                <text:p>0.361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0.2690625">
                <text:p>0.2690625</text:p>
              </table:table-cell>
              <table:table-cell office:value-type="float" office:value="0.36125">
                <text:p>0.36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0.2746875">
                <text:p>0.2746875</text:p>
              </table:table-cell>
              <table:table-cell office:value-type="float" office:value="0.369375">
                <text:p>0.369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0.2809375">
                <text:p>0.2809375</text:p>
              </table:table-cell>
              <table:table-cell office:value-type="float" office:value="0.3690625">
                <text:p>0.3690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0.2890625">
                <text:p>0.2890625</text:p>
              </table:table-cell>
              <table:table-cell office:value-type="float" office:value="0.3709375">
                <text:p>0.3709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0.2853125">
                <text:p>0.2853125</text:p>
              </table:table-cell>
              <table:table-cell office:value-type="float" office:value="0.368125">
                <text:p>0.368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0.2890625">
                <text:p>0.28906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0.2834375">
                <text:p>0.2834375</text:p>
              </table:table-cell>
              <table:table-cell office:value-type="float" office:value="0.3728125">
                <text:p>0.3728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0.285625">
                <text:p>0.285625</text:p>
              </table:table-cell>
              <table:table-cell office:value-type="float" office:value="0.38125">
                <text:p>0.38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0.2796875">
                <text:p>0.2796875</text:p>
              </table:table-cell>
              <table:table-cell office:value-type="float" office:value="0.379375">
                <text:p>0.379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0.2840625">
                <text:p>0.2840625</text:p>
              </table:table-cell>
              <table:table-cell office:value-type="float" office:value="0.3896875">
                <text:p>0.3896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0.276875">
                <text:p>0.276875</text:p>
              </table:table-cell>
              <table:table-cell office:value-type="float" office:value="0.38875">
                <text:p>0.38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0.2509375">
                <text:p>0.2509375</text:p>
              </table:table-cell>
              <table:table-cell office:value-type="float" office:value="0.3821875">
                <text:p>0.3821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0.2340625">
                <text:p>0.2340625</text:p>
              </table:table-cell>
              <table:table-cell office:value-type="float" office:value="0.3759375">
                <text:p>0.3759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0.2228125">
                <text:p>0.2228125</text:p>
              </table:table-cell>
              <table:table-cell office:value-type="float" office:value="0.3771875">
                <text:p>0.3771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0.208125">
                <text:p>0.208125</text:p>
              </table:table-cell>
              <table:table-cell office:value-type="float" office:value="0.376875">
                <text:p>0.376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0.1875">
                <text:p>0.1875</text:p>
              </table:table-cell>
              <table:table-cell office:value-type="float" office:value="0.3709375">
                <text:p>0.3709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0.1925">
                <text:p>0.1925</text:p>
              </table:table-cell>
              <table:table-cell office:value-type="float" office:value="0.376875">
                <text:p>0.37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0.1884375">
                <text:p>0.1884375</text:p>
              </table:table-cell>
              <table:table-cell office:value-type="float" office:value="0.3734375">
                <text:p>0.3734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0.18625">
                <text:p>0.18625</text:p>
              </table:table-cell>
              <table:table-cell office:value-type="float" office:value="0.3753125">
                <text:p>0.3753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0.1821875">
                <text:p>0.182187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0.1815625">
                <text:p>0.1815625</text:p>
              </table:table-cell>
              <table:table-cell office:value-type="float" office:value="0.3675">
                <text:p>0.36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0.185625">
                <text:p>0.185625</text:p>
              </table:table-cell>
              <table:table-cell office:value-type="float" office:value="0.3725">
                <text:p>0.37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0.195">
                <text:p>0.195</text:p>
              </table:table-cell>
              <table:table-cell office:value-type="float" office:value="0.3790625">
                <text:p>0.3790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0.1884375">
                <text:p>0.1884375</text:p>
              </table:table-cell>
              <table:table-cell office:value-type="float" office:value="0.37625">
                <text:p>0.37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0.1965625">
                <text:p>0.1965625</text:p>
              </table:table-cell>
              <table:table-cell office:value-type="float" office:value="0.3778125">
                <text:p>0.3778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0.2034375">
                <text:p>0.2034375</text:p>
              </table:table-cell>
              <table:table-cell office:value-type="float" office:value="0.3790625">
                <text:p>0.37906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0.200625">
                <text:p>0.200625</text:p>
              </table:table-cell>
              <table:table-cell office:value-type="float" office:value="0.3746875">
                <text:p>0.37468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0.20375">
                <text:p>0.20375</text:p>
              </table:table-cell>
              <table:table-cell office:value-type="float" office:value="0.37375">
                <text:p>0.37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0.206875">
                <text:p>0.206875</text:p>
              </table:table-cell>
              <table:table-cell office:value-type="float" office:value="0.37125">
                <text:p>0.37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0.2121875">
                <text:p>0.212187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0.213125">
                <text:p>0.213125</text:p>
              </table:table-cell>
              <table:table-cell office:value-type="float" office:value="0.3784375">
                <text:p>0.3784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0.2325">
                <text:p>0.2325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0.2421875">
                <text:p>0.2421875</text:p>
              </table:table-cell>
              <table:table-cell office:value-type="float" office:value="0.3784375">
                <text:p>0.3784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0.26">
                <text:p>0.26</text:p>
              </table:table-cell>
              <table:table-cell office:value-type="float" office:value="0.379375">
                <text:p>0.3793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0">
                <text:p>3080</text:p>
              </table:table-cell>
              <table:table-cell office:value-type="float" office:value="0.264375">
                <text:p>0.264375</text:p>
              </table:table-cell>
              <table:table-cell office:value-type="float" office:value="0.3759375">
                <text:p>0.3759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">
                <text:p>3100</text:p>
              </table:table-cell>
              <table:table-cell office:value-type="float" office:value="0.271875">
                <text:p>0.271875</text:p>
              </table:table-cell>
              <table:table-cell office:value-type="float" office:value="0.3759375">
                <text:p>0.3759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0">
                <text:p>3120</text:p>
              </table:table-cell>
              <table:table-cell office:value-type="float" office:value="0.2771875">
                <text:p>0.2771875</text:p>
              </table:table-cell>
              <table:table-cell office:value-type="float" office:value="0.376875">
                <text:p>0.3768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0">
                <text:p>3140</text:p>
              </table:table-cell>
              <table:table-cell office:value-type="float" office:value="0.28875">
                <text:p>0.28875</text:p>
              </table:table-cell>
              <table:table-cell office:value-type="float" office:value="0.38125">
                <text:p>0.38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0">
                <text:p>3160</text:p>
              </table:table-cell>
              <table:table-cell office:value-type="float" office:value="0.2934375">
                <text:p>0.2934375</text:p>
              </table:table-cell>
              <table:table-cell office:value-type="float" office:value="0.3809375">
                <text:p>0.38093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0">
                <text:p>3180</text:p>
              </table:table-cell>
              <table:table-cell office:value-type="float" office:value="0.29625">
                <text:p>0.29625</text:p>
              </table:table-cell>
              <table:table-cell office:value-type="float" office:value="0.37625">
                <text:p>0.37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">
                <text:p>3200</text:p>
              </table:table-cell>
              <table:table-cell office:value-type="float" office:value="0.3059375">
                <text:p>0.3059375</text:p>
              </table:table-cell>
              <table:table-cell office:value-type="float" office:value="0.3765625">
                <text:p>0.3765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0">
                <text:p>3220</text:p>
              </table:table-cell>
              <table:table-cell office:value-type="float" office:value="0.304375">
                <text:p>0.304375</text:p>
              </table:table-cell>
              <table:table-cell office:value-type="float" office:value="0.376875">
                <text:p>0.3768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0">
                <text:p>3240</text:p>
              </table:table-cell>
              <table:table-cell office:value-type="float" office:value="0.3040625">
                <text:p>0.3040625</text:p>
              </table:table-cell>
              <table:table-cell office:value-type="float" office:value="0.37875">
                <text:p>0.378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0">
                <text:p>3260</text:p>
              </table:table-cell>
              <table:table-cell office:value-type="float" office:value="0.3075">
                <text:p>0.3075</text:p>
              </table:table-cell>
              <table:table-cell office:value-type="float" office:value="0.38375">
                <text:p>0.383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0">
                <text:p>3280</text:p>
              </table:table-cell>
              <table:table-cell office:value-type="float" office:value="0.3090625">
                <text:p>0.3090625</text:p>
              </table:table-cell>
              <table:table-cell office:value-type="float" office:value="0.38875">
                <text:p>0.388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">
                <text:p>3300</text:p>
              </table:table-cell>
              <table:table-cell office:value-type="float" office:value="0.313125">
                <text:p>0.313125</text:p>
              </table:table-cell>
              <table:table-cell office:value-type="float" office:value="0.3928125">
                <text:p>0.3928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0">
                <text:p>3320</text:p>
              </table:table-cell>
              <table:table-cell office:value-type="float" office:value="0.3134375">
                <text:p>0.3134375</text:p>
              </table:table-cell>
              <table:table-cell office:value-type="float" office:value="0.3896875">
                <text:p>0.3896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0">
                <text:p>3340</text:p>
              </table:table-cell>
              <table:table-cell office:value-type="float" office:value="0.3084375">
                <text:p>0.3084375</text:p>
              </table:table-cell>
              <table:table-cell office:value-type="float" office:value="0.381875">
                <text:p>0.3818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0">
                <text:p>3360</text:p>
              </table:table-cell>
              <table:table-cell office:value-type="float" office:value="0.3153125">
                <text:p>0.3153125</text:p>
              </table:table-cell>
              <table:table-cell office:value-type="float" office:value="0.385625">
                <text:p>0.3856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0">
                <text:p>3380</text:p>
              </table:table-cell>
              <table:table-cell office:value-type="float" office:value="0.3096875">
                <text:p>0.3096875</text:p>
              </table:table-cell>
              <table:table-cell office:value-type="float" office:value="0.385625">
                <text:p>0.3856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">
                <text:p>3400</text:p>
              </table:table-cell>
              <table:table-cell office:value-type="float" office:value="0.3059375">
                <text:p>0.3059375</text:p>
              </table:table-cell>
              <table:table-cell office:value-type="float" office:value="0.3815625">
                <text:p>0.3815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0">
                <text:p>3420</text:p>
              </table:table-cell>
              <table:table-cell office:value-type="float" office:value="0.304375">
                <text:p>0.304375</text:p>
              </table:table-cell>
              <table:table-cell office:value-type="float" office:value="0.378125">
                <text:p>0.378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0">
                <text:p>3440</text:p>
              </table:table-cell>
              <table:table-cell office:value-type="float" office:value="0.3075">
                <text:p>0.3075</text:p>
              </table:table-cell>
              <table:table-cell office:value-type="float" office:value="0.379375">
                <text:p>0.3793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0">
                <text:p>3460</text:p>
              </table:table-cell>
              <table:table-cell office:value-type="float" office:value="0.303125">
                <text:p>0.303125</text:p>
              </table:table-cell>
              <table:table-cell office:value-type="float" office:value="0.374375">
                <text:p>0.3743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0">
                <text:p>3480</text:p>
              </table:table-cell>
              <table:table-cell office:value-type="float" office:value="0.303125">
                <text:p>0.303125</text:p>
              </table:table-cell>
              <table:table-cell office:value-type="float" office:value="0.3709375">
                <text:p>0.37093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">
                <text:p>3500</text:p>
              </table:table-cell>
              <table:table-cell office:value-type="float" office:value="0.300625">
                <text:p>0.300625</text:p>
              </table:table-cell>
              <table:table-cell office:value-type="float" office:value="0.3665625">
                <text:p>0.3665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0">
                <text:p>3520</text:p>
              </table:table-cell>
              <table:table-cell office:value-type="float" office:value="0.295">
                <text:p>0.295</text:p>
              </table:table-cell>
              <table:table-cell office:value-type="float" office:value="0.3625">
                <text:p>0.3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">
                <text:p>3540</text:p>
              </table:table-cell>
              <table:table-cell office:value-type="float" office:value="0.300625">
                <text:p>0.300625</text:p>
              </table:table-cell>
              <table:table-cell office:value-type="float" office:value="0.3684375">
                <text:p>0.36843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0">
                <text:p>3560</text:p>
              </table:table-cell>
              <table:table-cell office:value-type="float" office:value="0.3021875">
                <text:p>0.3021875</text:p>
              </table:table-cell>
              <table:table-cell office:value-type="float" office:value="0.3715625">
                <text:p>0.3715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0">
                <text:p>3580</text:p>
              </table:table-cell>
              <table:table-cell office:value-type="float" office:value="0.3109375">
                <text:p>0.3109375</text:p>
              </table:table-cell>
              <table:table-cell office:value-type="float" office:value="0.373125">
                <text:p>0.373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">
                <text:p>3600</text:p>
              </table:table-cell>
              <table:table-cell office:value-type="float" office:value="0.305625">
                <text:p>0.305625</text:p>
              </table:table-cell>
              <table:table-cell office:value-type="float" office:value="0.3696875">
                <text:p>0.36968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0">
                <text:p>3620</text:p>
              </table:table-cell>
              <table:table-cell office:value-type="float" office:value="0.3078125">
                <text:p>0.3078125</text:p>
              </table:table-cell>
              <table:table-cell office:value-type="float" office:value="0.371875">
                <text:p>0.371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">
                <text:p>3640</text:p>
              </table:table-cell>
              <table:table-cell office:value-type="float" office:value="0.29875">
                <text:p>0.29875</text:p>
              </table:table-cell>
              <table:table-cell office:value-type="float" office:value="0.3653125">
                <text:p>0.3653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0">
                <text:p>3660</text:p>
              </table:table-cell>
              <table:table-cell office:value-type="float" office:value="0.2965625">
                <text:p>0.2965625</text:p>
              </table:table-cell>
              <table:table-cell office:value-type="float" office:value="0.3634375">
                <text:p>0.3634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0">
                <text:p>3680</text:p>
              </table:table-cell>
              <table:table-cell office:value-type="float" office:value="0.299375">
                <text:p>0.299375</text:p>
              </table:table-cell>
              <table:table-cell office:value-type="float" office:value="0.3684375">
                <text:p>0.36843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">
                <text:p>3700</text:p>
              </table:table-cell>
              <table:table-cell office:value-type="float" office:value="0.296875">
                <text:p>0.296875</text:p>
              </table:table-cell>
              <table:table-cell office:value-type="float" office:value="0.3646875">
                <text:p>0.3646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0">
                <text:p>3720</text:p>
              </table:table-cell>
              <table:table-cell office:value-type="float" office:value="0.295625">
                <text:p>0.295625</text:p>
              </table:table-cell>
              <table:table-cell office:value-type="float" office:value="0.3721875">
                <text:p>0.3721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0">
                <text:p>3740</text:p>
              </table:table-cell>
              <table:table-cell office:value-type="float" office:value="0.2859375">
                <text:p>0.2859375</text:p>
              </table:table-cell>
              <table:table-cell office:value-type="float" office:value="0.3715625">
                <text:p>0.37156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0">
                <text:p>3760</text:p>
              </table:table-cell>
              <table:table-cell office:value-type="float" office:value="0.2725">
                <text:p>0.2725</text:p>
              </table:table-cell>
              <table:table-cell office:value-type="float" office:value="0.3696875">
                <text:p>0.36968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0">
                <text:p>3780</text:p>
              </table:table-cell>
              <table:table-cell office:value-type="float" office:value="0.2596875">
                <text:p>0.2596875</text:p>
              </table:table-cell>
              <table:table-cell office:value-type="float" office:value="0.368125">
                <text:p>0.368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">
                <text:p>3800</text:p>
              </table:table-cell>
              <table:table-cell office:value-type="float" office:value="0.263125">
                <text:p>0.263125</text:p>
              </table:table-cell>
              <table:table-cell office:value-type="float" office:value="0.3740625">
                <text:p>0.3740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0">
                <text:p>3820</text:p>
              </table:table-cell>
              <table:table-cell office:value-type="float" office:value="0.2434375">
                <text:p>0.2434375</text:p>
              </table:table-cell>
              <table:table-cell office:value-type="float" office:value="0.371875">
                <text:p>0.3718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0">
                <text:p>3840</text:p>
              </table:table-cell>
              <table:table-cell office:value-type="float" office:value="0.2346875">
                <text:p>0.2346875</text:p>
              </table:table-cell>
              <table:table-cell office:value-type="float" office:value="0.3753125">
                <text:p>0.3753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0">
                <text:p>3860</text:p>
              </table:table-cell>
              <table:table-cell office:value-type="float" office:value="0.2278125">
                <text:p>0.2278125</text:p>
              </table:table-cell>
              <table:table-cell office:value-type="float" office:value="0.3790625">
                <text:p>0.3790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">
                <text:p>3880</text:p>
              </table:table-cell>
              <table:table-cell office:value-type="float" office:value="0.2146875">
                <text:p>0.2146875</text:p>
              </table:table-cell>
              <table:table-cell office:value-type="float" office:value="0.3771875">
                <text:p>0.3771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">
                <text:p>3900</text:p>
              </table:table-cell>
              <table:table-cell office:value-type="float" office:value="0.2046875">
                <text:p>0.2046875</text:p>
              </table:table-cell>
              <table:table-cell office:value-type="float" office:value="0.3834375">
                <text:p>0.3834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0">
                <text:p>3920</text:p>
              </table:table-cell>
              <table:table-cell office:value-type="float" office:value="0.195625">
                <text:p>0.195625</text:p>
              </table:table-cell>
              <table:table-cell office:value-type="float" office:value="0.3871875">
                <text:p>0.38718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0">
                <text:p>3940</text:p>
              </table:table-cell>
              <table:table-cell office:value-type="float" office:value="0.1821875">
                <text:p>0.1821875</text:p>
              </table:table-cell>
              <table:table-cell office:value-type="float" office:value="0.38375">
                <text:p>0.38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0">
                <text:p>3960</text:p>
              </table:table-cell>
              <table:table-cell office:value-type="float" office:value="0.17125">
                <text:p>0.17125</text:p>
              </table:table-cell>
              <table:table-cell office:value-type="float" office:value="0.38125">
                <text:p>0.38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0">
                <text:p>3980</text:p>
              </table:table-cell>
              <table:table-cell office:value-type="float" office:value="0.16375">
                <text:p>0.16375</text:p>
              </table:table-cell>
              <table:table-cell office:value-type="float" office:value="0.383125">
                <text:p>0.383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">
                <text:p>4000</text:p>
              </table:table-cell>
              <table:table-cell office:value-type="float" office:value="0.1453125">
                <text:p>0.1453125</text:p>
              </table:table-cell>
              <table:table-cell office:value-type="float" office:value="0.3825">
                <text:p>0.38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0">
                <text:p>4020</text:p>
              </table:table-cell>
              <table:table-cell office:value-type="float" office:value="0.149375">
                <text:p>0.149375</text:p>
              </table:table-cell>
              <table:table-cell office:value-type="float" office:value="0.383125">
                <text:p>0.383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